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il_table_2_7" table:style-name="ta1">
        <table:shapes>
          <draw:frame draw:z-index="0" draw:style-name="gr1" draw:text-style-name="P1" svg:width="6.2957in" svg:height="3.5449in" svg:x="51.9535in" svg:y="4.3295in">
            <draw:object draw:notify-on-update-of-ranges="coil_table_2_7.Z1:coil_table_2_7.Z1 coil_table_2_7.Z2:coil_table_2_7.Z202 coil_table_2_7.AC1:coil_table_2_7.AC1 coil_table_2_7.AC2:coil_table_2_7.AC202 coil_table_2_7.AF1:coil_table_2_7.AF1 coil_table_2_7.AF2:coil_table_2_7.AF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49in" svg:x="52.0291in" svg:y="0.387in">
            <draw:object draw:notify-on-update-of-ranges="coil_table_2_7.Y1:coil_table_2_7.Y1 coil_table_2_7.Y2:coil_table_2_7.Y202 coil_table_2_7.AB1:coil_table_2_7.AB1 coil_table_2_7.AB2:coil_table_2_7.AB202 coil_table_2_7.AE1:coil_table_2_7.AE1 coil_table_2_7.AE2:coil_table_2_7.AE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53in" svg:height="3.5449in" svg:x="51.8894in" svg:y="8.115in">
            <draw:object draw:notify-on-update-of-ranges="coil_table_2_7.AA1:coil_table_2_7.AA1 coil_table_2_7.AA2:coil_table_2_7.AA202 coil_table_2_7.AD1:coil_table_2_7.AD1 coil_table_2_7.AD2:coil_table_2_7.AD202 coil_table_2_7.AG1:coil_table_2_7.AG1 coil_table_2_7.AG2:coil_table_2_7.AG2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412500000000023" calcext:value-type="float">
            <text:p>-0.000412500000000023</text:p>
          </table:table-cell>
          <table:table-cell office:value-type="float" office:value="0.000254999999999995" calcext:value-type="float">
            <text:p>0.000254999999999995</text:p>
          </table:table-cell>
          <table:table-cell office:value-type="float" office:value="-0.00253300000000002" calcext:value-type="float">
            <text:p>-0.00253300000000002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0262499999999989" calcext:value-type="float">
            <text:p>0.000262499999999989</text:p>
          </table:table-cell>
          <table:table-cell office:value-type="float" office:value="-0.00171000000000004" calcext:value-type="float">
            <text:p>-0.00171000000000004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779999999999987" calcext:value-type="float">
            <text:p>0.000779999999999987</text:p>
          </table:table-cell>
          <table:table-cell office:value-type="float" office:value="-0.00262150000000003" calcext:value-type="float">
            <text:p>-0.002621500000000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-0.0000450000000000017" calcext:value-type="float">
            <text:p>-4.50000000000017E-05</text:p>
          </table:table-cell>
          <table:table-cell office:value-type="float" office:value="-0.00277300000000001" calcext:value-type="float">
            <text:p>-0.00277300000000001</text:p>
          </table:table-cell>
          <table:table-cell office:value-type="float" office:value="-0.000509999999999991" calcext:value-type="float">
            <text:p>-0.000509999999999991</text:p>
          </table:table-cell>
          <table:table-cell office:value-type="float" office:value="-0.000337500000000006" calcext:value-type="float">
            <text:p>-0.000337500000000006</text:p>
          </table:table-cell>
          <table:table-cell office:value-type="float" office:value="-0.00122000000000003" calcext:value-type="float">
            <text:p>-0.0012200000000000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0329999999999998" calcext:value-type="float">
            <text:p>0.000329999999999998</text:p>
          </table:table-cell>
          <table:table-cell office:value-type="float" office:value="-0.000931500000000028" calcext:value-type="float">
            <text:p>-0.0009315000000000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1250000000004" calcext:value-type="float">
            <text:p>-0.00011250000000004</text:p>
          </table:table-cell>
          <table:table-cell office:value-type="float" office:value="0.000404999999999987" calcext:value-type="float">
            <text:p>0.000404999999999987</text:p>
          </table:table-cell>
          <table:table-cell office:value-type="float" office:value="-0.00204300000000001" calcext:value-type="float">
            <text:p>-0.00204300000000001</text:p>
          </table:table-cell>
          <table:table-cell office:value-type="float" office:value="-0.000210000000000008" calcext:value-type="float">
            <text:p>-0.000210000000000008</text:p>
          </table:table-cell>
          <table:table-cell office:value-type="float" office:value="0.000262499999999989" calcext:value-type="float">
            <text:p>0.000262499999999989</text:p>
          </table:table-cell>
          <table:table-cell office:value-type="float" office:value="-0.00122000000000003" calcext:value-type="float">
            <text:p>-0.00122000000000003</text:p>
          </table:table-cell>
          <table:table-cell office:value-type="float" office:value="-0.000750000000000014" calcext:value-type="float">
            <text:p>-0.000750000000000014</text:p>
          </table:table-cell>
          <table:table-cell office:value-type="float" office:value="0.000929999999999993" calcext:value-type="float">
            <text:p>0.000929999999999993</text:p>
          </table:table-cell>
          <table:table-cell office:value-type="float" office:value="-0.000931500000000028" calcext:value-type="float">
            <text:p>-0.0009315000000000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412500000000023" calcext:value-type="float">
            <text:p>-0.000412500000000023</text:p>
          </table:table-cell>
          <table:table-cell office:value-type="float" office:value="0.00160499999999999" calcext:value-type="float">
            <text:p>0.00160499999999999</text:p>
          </table:table-cell>
          <table:table-cell office:value-type="float" office:value="-0.00228300000000002" calcext:value-type="float">
            <text:p>-0.00228300000000002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0862499999999983" calcext:value-type="float">
            <text:p>0.000862499999999983</text:p>
          </table:table-cell>
          <table:table-cell office:value-type="float" office:value="-0.000740000000000037" calcext:value-type="float">
            <text:p>-0.000740000000000037</text:p>
          </table:table-cell>
          <table:table-cell office:value-type="float" office:value="-0.000750000000000014" calcext:value-type="float">
            <text:p>-0.000750000000000014</text:p>
          </table:table-cell>
          <table:table-cell office:value-type="float" office:value="0.00047999999999999" calcext:value-type="float">
            <text:p>0.00047999999999999</text:p>
          </table:table-cell>
          <table:table-cell office:value-type="float" office:value="-0.00117150000000004" calcext:value-type="float">
            <text:p>-0.0011715000000000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-0.001245" calcext:value-type="float">
            <text:p>-0.001245</text:p>
          </table:table-cell>
          <table:table-cell office:value-type="float" office:value="-0.00180300000000001" calcext:value-type="float">
            <text:p>-0.00180300000000001</text:p>
          </table:table-cell>
          <table:table-cell office:value-type="float" office:value="-0.000210000000000008" calcext:value-type="float">
            <text:p>-0.000210000000000008</text:p>
          </table:table-cell>
          <table:table-cell office:value-type="float" office:value="0.0013125" calcext:value-type="float">
            <text:p>0.0013125</text:p>
          </table:table-cell>
          <table:table-cell office:value-type="float" office:value="-0.000740000000000037" calcext:value-type="float">
            <text:p>-0.000740000000000037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712500000000034" calcext:value-type="float">
            <text:p>-0.000712500000000034</text:p>
          </table:table-cell>
          <table:table-cell office:value-type="float" office:value="0.000554999999999993" calcext:value-type="float">
            <text:p>0.000554999999999993</text:p>
          </table:table-cell>
          <table:table-cell office:value-type="float" office:value="-0.00132300000000001" calcext:value-type="float">
            <text:p>-0.00132300000000001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0712500000000006" calcext:value-type="float">
            <text:p>0.000712500000000006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0.000149999999999991" calcext:value-type="float">
            <text:p>0.000149999999999991</text:p>
          </table:table-cell>
          <table:table-cell office:value-type="float" office:value="0.0000299999999999869" calcext:value-type="float">
            <text:p>2.99999999999869E-05</text:p>
          </table:table-cell>
          <table:table-cell office:value-type="float" office:value="-0.000931500000000028" calcext:value-type="float">
            <text:p>-0.0009315000000000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1250000000004" calcext:value-type="float">
            <text:p>-0.00011250000000004</text:p>
          </table:table-cell>
          <table:table-cell office:value-type="float" office:value="-0.0000450000000000017" calcext:value-type="float">
            <text:p>-4.50000000000017E-05</text:p>
          </table:table-cell>
          <table:table-cell office:value-type="float" office:value="-0.00156300000000002" calcext:value-type="float">
            <text:p>-0.00156300000000002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-0.0000374999999999943" calcext:value-type="float">
            <text:p>-3.74999999999943E-05</text:p>
          </table:table-cell>
          <table:table-cell office:value-type="float" office:value="-0.000740000000000037" calcext:value-type="float">
            <text:p>-0.000740000000000037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779999999999987" calcext:value-type="float">
            <text:p>0.000779999999999987</text:p>
          </table:table-cell>
          <table:table-cell office:value-type="float" office:value="0.0000384999999999991" calcext:value-type="float">
            <text:p>3.84999999999991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562500000000028" calcext:value-type="float">
            <text:p>-0.000562500000000028</text:p>
          </table:table-cell>
          <table:table-cell office:value-type="float" office:value="0.000404999999999987" calcext:value-type="float">
            <text:p>0.000404999999999987</text:p>
          </table:table-cell>
          <table:table-cell office:value-type="float" office:value="-0.00107300000000001" calcext:value-type="float">
            <text:p>-0.00107300000000001</text:p>
          </table:table-cell>
          <table:table-cell office:value-type="float" office:value="0.0000900000000000034" calcext:value-type="float">
            <text:p>9.00000000000034E-05</text:p>
          </table:table-cell>
          <table:table-cell office:value-type="float" office:value="-0.000637500000000017" calcext:value-type="float">
            <text:p>-0.000637500000000017</text:p>
          </table:table-cell>
          <table:table-cell office:value-type="float" office:value="-0.00122000000000003" calcext:value-type="float">
            <text:p>-0.00122000000000003</text:p>
          </table:table-cell>
          <table:table-cell office:value-type="float" office:value="-0.000600000000000009" calcext:value-type="float">
            <text:p>-0.000600000000000009</text:p>
          </table:table-cell>
          <table:table-cell office:value-type="float" office:value="-0.000120000000000005" calcext:value-type="float">
            <text:p>-0.000120000000000005</text:p>
          </table:table-cell>
          <table:table-cell office:value-type="float" office:value="-0.00117150000000004" calcext:value-type="float">
            <text:p>-0.0011715000000000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86250000000004" calcext:value-type="float">
            <text:p>-0.00086250000000004</text:p>
          </table:table-cell>
          <table:table-cell office:value-type="float" office:value="-0.000495000000000005" calcext:value-type="float">
            <text:p>-0.000495000000000005</text:p>
          </table:table-cell>
          <table:table-cell office:value-type="float" office:value="-0.00107300000000001" calcext:value-type="float">
            <text:p>-0.00107300000000001</text:p>
          </table:table-cell>
          <table:table-cell office:value-type="float" office:value="-0.000360000000000014" calcext:value-type="float">
            <text:p>-0.000360000000000014</text:p>
          </table:table-cell>
          <table:table-cell office:value-type="float" office:value="0.000412499999999994" calcext:value-type="float">
            <text:p>0.000412499999999994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-0.000931500000000028" calcext:value-type="float">
            <text:p>-0.0009315000000000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412500000000023" calcext:value-type="float">
            <text:p>-0.000412500000000023</text:p>
          </table:table-cell>
          <table:table-cell office:value-type="float" office:value="-0.0000450000000000017" calcext:value-type="float">
            <text:p>-4.50000000000017E-05</text:p>
          </table:table-cell>
          <table:table-cell office:value-type="float" office:value="-0.00132300000000001" calcext:value-type="float">
            <text:p>-0.00132300000000001</text:p>
          </table:table-cell>
          <table:table-cell office:value-type="float" office:value="-0.000210000000000008" calcext:value-type="float">
            <text:p>-0.000210000000000008</text:p>
          </table:table-cell>
          <table:table-cell office:value-type="float" office:value="0.000112499999999983" calcext:value-type="float">
            <text:p>0.000112499999999983</text:p>
          </table:table-cell>
          <table:table-cell office:value-type="float" office:value="-0.00171000000000004" calcext:value-type="float">
            <text:p>-0.0017100000000000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120000000000005" calcext:value-type="float">
            <text:p>-0.000120000000000005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1250000000004" calcext:value-type="float">
            <text:p>-0.00011250000000004</text:p>
          </table:table-cell>
          <table:table-cell office:value-type="float" office:value="-0.000795000000000002" calcext:value-type="float">
            <text:p>-0.000795000000000002</text:p>
          </table:table-cell>
          <table:table-cell office:value-type="float" office:value="-0.00180300000000001" calcext:value-type="float">
            <text:p>-0.00180300000000001</text:p>
          </table:table-cell>
          <table:table-cell office:value-type="float" office:value="0.000240000000000009" calcext:value-type="float">
            <text:p>0.000240000000000009</text:p>
          </table:table-cell>
          <table:table-cell office:value-type="float" office:value="0.0013125" calcext:value-type="float">
            <text:p>0.0013125</text:p>
          </table:table-cell>
          <table:table-cell office:value-type="float" office:value="-0.00122000000000003" calcext:value-type="float">
            <text:p>-0.00122000000000003</text:p>
          </table:table-cell>
          <table:table-cell office:value-type="float" office:value="-1.4210854715202E-017" calcext:value-type="float">
            <text:p>-1.4210854715202E-17</text:p>
          </table:table-cell>
          <table:table-cell office:value-type="float" office:value="0.000779999999999987" calcext:value-type="float">
            <text:p>0.000779999999999987</text:p>
          </table:table-cell>
          <table:table-cell office:value-type="float" office:value="-0.00045150000000001" calcext:value-type="float">
            <text:p>-0.000451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0.000554999999999993" calcext:value-type="float">
            <text:p>0.000554999999999993</text:p>
          </table:table-cell>
          <table:table-cell office:value-type="float" office:value="-0.00132300000000001" calcext:value-type="float">
            <text:p>-0.00132300000000001</text:p>
          </table:table-cell>
          <table:table-cell office:value-type="float" office:value="-0.000210000000000008" calcext:value-type="float">
            <text:p>-0.000210000000000008</text:p>
          </table:table-cell>
          <table:table-cell office:value-type="float" office:value="-0.0000374999999999943" calcext:value-type="float">
            <text:p>-3.74999999999943E-05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-0.000600000000000009" calcext:value-type="float">
            <text:p>-0.00060000000000000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0045150000000001" calcext:value-type="float">
            <text:p>-0.000451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1250000000004" calcext:value-type="float">
            <text:p>-0.00011250000000004</text:p>
          </table:table-cell>
          <table:table-cell office:value-type="float" office:value="0.00085499999999999" calcext:value-type="float">
            <text:p>0.00085499999999999</text:p>
          </table:table-cell>
          <table:table-cell office:value-type="float" office:value="-0.00156300000000002" calcext:value-type="float">
            <text:p>-0.00156300000000002</text:p>
          </table:table-cell>
          <table:table-cell office:value-type="float" office:value="0.0000900000000000034" calcext:value-type="float">
            <text:p>9.00000000000034E-05</text:p>
          </table:table-cell>
          <table:table-cell office:value-type="float" office:value="0.000862499999999983" calcext:value-type="float">
            <text:p>0.000862499999999983</text:p>
          </table:table-cell>
          <table:table-cell office:value-type="float" office:value="-0.000740000000000037" calcext:value-type="float">
            <text:p>-0.000740000000000037</text:p>
          </table:table-cell>
          <table:table-cell office:value-type="float" office:value="-0.000750000000000014" calcext:value-type="float">
            <text:p>-0.000750000000000014</text:p>
          </table:table-cell>
          <table:table-cell office:value-type="float" office:value="-0.000120000000000005" calcext:value-type="float">
            <text:p>-0.000120000000000005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712500000000034" calcext:value-type="float">
            <text:p>-0.000712500000000034</text:p>
          </table:table-cell>
          <table:table-cell office:value-type="float" office:value="0.000554999999999993" calcext:value-type="float">
            <text:p>0.000554999999999993</text:p>
          </table:table-cell>
          <table:table-cell office:value-type="float" office:value="-0.00132300000000001" calcext:value-type="float">
            <text:p>-0.00132300000000001</text:p>
          </table:table-cell>
          <table:table-cell office:value-type="float" office:value="-0.000509999999999991" calcext:value-type="float">
            <text:p>-0.000509999999999991</text:p>
          </table:table-cell>
          <table:table-cell office:value-type="float" office:value="0.00191249999999999" calcext:value-type="float">
            <text:p>0.00191249999999999</text:p>
          </table:table-cell>
          <table:table-cell office:value-type="float" office:value="-0.000740000000000037" calcext:value-type="float">
            <text:p>-0.000740000000000037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329999999999998" calcext:value-type="float">
            <text:p>0.000329999999999998</text:p>
          </table:table-cell>
          <table:table-cell office:value-type="float" office:value="-0.000931500000000028" calcext:value-type="float">
            <text:p>-0.0009315000000000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412500000000023" calcext:value-type="float">
            <text:p>-0.000412500000000023</text:p>
          </table:table-cell>
          <table:table-cell office:value-type="float" office:value="0.000554999999999993" calcext:value-type="float">
            <text:p>0.000554999999999993</text:p>
          </table:table-cell>
          <table:table-cell office:value-type="float" office:value="-0.000833000000000013" calcext:value-type="float">
            <text:p>-0.000833000000000013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0262499999999989" calcext:value-type="float">
            <text:p>0.000262499999999989</text:p>
          </table:table-cell>
          <table:table-cell office:value-type="float" office:value="-0.000500000000000028" calcext:value-type="float">
            <text:p>-0.000500000000000028</text:p>
          </table:table-cell>
          <table:table-cell office:value-type="float" office:value="-0.000750000000000014" calcext:value-type="float">
            <text:p>-0.000750000000000014</text:p>
          </table:table-cell>
          <table:table-cell office:value-type="float" office:value="0.000929999999999993" calcext:value-type="float">
            <text:p>0.000929999999999993</text:p>
          </table:table-cell>
          <table:table-cell office:value-type="float" office:value="-0.00045150000000001" calcext:value-type="float">
            <text:p>-0.000451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1250000000004" calcext:value-type="float">
            <text:p>-0.00011250000000004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-0.000833000000000013" calcext:value-type="float">
            <text:p>-0.000833000000000013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05625" calcext:value-type="float">
            <text:p>0.0005625</text:p>
          </table:table-cell>
          <table:table-cell office:value-type="float" office:value="-0.00122000000000003" calcext:value-type="float">
            <text:p>-0.00122000000000003</text:p>
          </table:table-cell>
          <table:table-cell office:value-type="float" office:value="-0.000600000000000009" calcext:value-type="float">
            <text:p>-0.000600000000000009</text:p>
          </table:table-cell>
          <table:table-cell office:value-type="float" office:value="0.000929999999999993" calcext:value-type="float">
            <text:p>0.000929999999999993</text:p>
          </table:table-cell>
          <table:table-cell office:value-type="float" office:value="-0.00045150000000001" calcext:value-type="float">
            <text:p>-0.000451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712500000000034" calcext:value-type="float">
            <text:p>-0.000712500000000034</text:p>
          </table:table-cell>
          <table:table-cell office:value-type="float" office:value="0.00130499999999999" calcext:value-type="float">
            <text:p>0.00130499999999999</text:p>
          </table:table-cell>
          <table:table-cell office:value-type="float" office:value="-0.00156300000000002" calcext:value-type="float">
            <text:p>-0.00156300000000002</text:p>
          </table:table-cell>
          <table:table-cell office:value-type="float" office:value="-0.000360000000000014" calcext:value-type="float">
            <text:p>-0.000360000000000014</text:p>
          </table:table-cell>
          <table:table-cell office:value-type="float" office:value="0.000112499999999983" calcext:value-type="float">
            <text:p>0.000112499999999983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-0.000931500000000028" calcext:value-type="float">
            <text:p>-0.0009315000000000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412500000000023" calcext:value-type="float">
            <text:p>-0.000412500000000023</text:p>
          </table:table-cell>
          <table:table-cell office:value-type="float" office:value="0.000404999999999987" calcext:value-type="float">
            <text:p>0.000404999999999987</text:p>
          </table:table-cell>
          <table:table-cell office:value-type="float" office:value="-0.00228300000000002" calcext:value-type="float">
            <text:p>-0.00228300000000002</text:p>
          </table:table-cell>
          <table:table-cell office:value-type="float" office:value="-0.000360000000000014" calcext:value-type="float">
            <text:p>-0.000360000000000014</text:p>
          </table:table-cell>
          <table:table-cell office:value-type="float" office:value="-0.000487500000000011" calcext:value-type="float">
            <text:p>-0.000487500000000011</text:p>
          </table:table-cell>
          <table:table-cell office:value-type="float" office:value="-0.00195000000000002" calcext:value-type="float">
            <text:p>-0.0019500000000000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047999999999999" calcext:value-type="float">
            <text:p>0.00047999999999999</text:p>
          </table:table-cell>
          <table:table-cell office:value-type="float" office:value="-0.00117150000000004" calcext:value-type="float">
            <text:p>-0.0011715000000000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0.00010499999999999" calcext:value-type="float">
            <text:p>0.00010499999999999</text:p>
          </table:table-cell>
          <table:table-cell office:value-type="float" office:value="-0.00228300000000002" calcext:value-type="float">
            <text:p>-0.00228300000000002</text:p>
          </table:table-cell>
          <table:table-cell office:value-type="float" office:value="-0.000360000000000014" calcext:value-type="float">
            <text:p>-0.000360000000000014</text:p>
          </table:table-cell>
          <table:table-cell office:value-type="float" office:value="0.000862499999999983" calcext:value-type="float">
            <text:p>0.000862499999999983</text:p>
          </table:table-cell>
          <table:table-cell office:value-type="float" office:value="-0.00146000000000004" calcext:value-type="float">
            <text:p>-0.00146000000000004</text:p>
          </table:table-cell>
          <table:table-cell office:value-type="float" office:value="-0.000750000000000014" calcext:value-type="float">
            <text:p>-0.00075000000000001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412500000000023" calcext:value-type="float">
            <text:p>-0.000412500000000023</text:p>
          </table:table-cell>
          <table:table-cell office:value-type="float" office:value="0.000254999999999995" calcext:value-type="float">
            <text:p>0.000254999999999995</text:p>
          </table:table-cell>
          <table:table-cell office:value-type="float" office:value="-0.00156300000000002" calcext:value-type="float">
            <text:p>-0.00156300000000002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-0.000637500000000017" calcext:value-type="float">
            <text:p>-0.000637500000000017</text:p>
          </table:table-cell>
          <table:table-cell office:value-type="float" office:value="-0.00146000000000004" calcext:value-type="float">
            <text:p>-0.00146000000000004</text:p>
          </table:table-cell>
          <table:table-cell office:value-type="float" office:value="-0.000600000000000009" calcext:value-type="float">
            <text:p>-0.000600000000000009</text:p>
          </table:table-cell>
          <table:table-cell office:value-type="float" office:value="0.000629999999999995" calcext:value-type="float">
            <text:p>0.000629999999999995</text:p>
          </table:table-cell>
          <table:table-cell office:value-type="float" office:value="-0.00117150000000004" calcext:value-type="float">
            <text:p>-0.0011715000000000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0.000554999999999993" calcext:value-type="float">
            <text:p>0.000554999999999993</text:p>
          </table:table-cell>
          <table:table-cell office:value-type="float" office:value="-0.00180300000000001" calcext:value-type="float">
            <text:p>-0.00180300000000001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-0.000337500000000006" calcext:value-type="float">
            <text:p>-0.000337500000000006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047999999999999" calcext:value-type="float">
            <text:p>0.00047999999999999</text:p>
          </table:table-cell>
          <table:table-cell office:value-type="float" office:value="0.0000384999999999991" calcext:value-type="float">
            <text:p>3.84999999999991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1250000000004" calcext:value-type="float">
            <text:p>-0.00011250000000004</text:p>
          </table:table-cell>
          <table:table-cell office:value-type="float" office:value="0.000554999999999993" calcext:value-type="float">
            <text:p>0.000554999999999993</text:p>
          </table:table-cell>
          <table:table-cell office:value-type="float" office:value="-0.00107300000000001" calcext:value-type="float">
            <text:p>-0.00107300000000001</text:p>
          </table:table-cell>
          <table:table-cell office:value-type="float" office:value="-0.000210000000000008" calcext:value-type="float">
            <text:p>-0.000210000000000008</text:p>
          </table:table-cell>
          <table:table-cell office:value-type="float" office:value="-0.000337500000000006" calcext:value-type="float">
            <text:p>-0.000337500000000006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-0.00135000000000001" calcext:value-type="float">
            <text:p>-0.00135000000000001</text:p>
          </table:table-cell>
          <table:table-cell office:value-type="float" office:value="0.00152999999999999" calcext:value-type="float">
            <text:p>0.00152999999999999</text:p>
          </table:table-cell>
          <table:table-cell office:value-type="float" office:value="0.000278499999999951" calcext:value-type="float">
            <text:p>0.00027849999999995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0374999999999659" calcext:value-type="float">
            <text:p>3.74999999999659E-05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-0.00180300000000001" calcext:value-type="float">
            <text:p>-0.00180300000000001</text:p>
          </table:table-cell>
          <table:table-cell office:value-type="float" office:value="-0.000509999999999991" calcext:value-type="float">
            <text:p>-0.000509999999999991</text:p>
          </table:table-cell>
          <table:table-cell office:value-type="float" office:value="0.000412499999999994" calcext:value-type="float">
            <text:p>0.000412499999999994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-0.000600000000000009" calcext:value-type="float">
            <text:p>-0.000600000000000009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0384999999999991" calcext:value-type="float">
            <text:p>3.84999999999991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0374999999999659" calcext:value-type="float">
            <text:p>3.74999999999659E-05</text:p>
          </table:table-cell>
          <table:table-cell office:value-type="float" office:value="0.000254999999999995" calcext:value-type="float">
            <text:p>0.000254999999999995</text:p>
          </table:table-cell>
          <table:table-cell office:value-type="float" office:value="-0.00132300000000001" calcext:value-type="float">
            <text:p>-0.00132300000000001</text:p>
          </table:table-cell>
          <table:table-cell office:value-type="float" office:value="-0.000509999999999991" calcext:value-type="float">
            <text:p>-0.000509999999999991</text:p>
          </table:table-cell>
          <table:table-cell office:value-type="float" office:value="0.00101249999999999" calcext:value-type="float">
            <text:p>0.00101249999999999</text:p>
          </table:table-cell>
          <table:table-cell office:value-type="float" office:value="-0.000740000000000037" calcext:value-type="float">
            <text:p>-0.000740000000000037</text:p>
          </table:table-cell>
          <table:table-cell office:value-type="float" office:value="-0.000600000000000009" calcext:value-type="float">
            <text:p>-0.000600000000000009</text:p>
          </table:table-cell>
          <table:table-cell office:value-type="float" office:value="0.000629999999999995" calcext:value-type="float">
            <text:p>0.000629999999999995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712500000000034" calcext:value-type="float">
            <text:p>-0.000712500000000034</text:p>
          </table:table-cell>
          <table:table-cell office:value-type="float" office:value="0.000404999999999987" calcext:value-type="float">
            <text:p>0.000404999999999987</text:p>
          </table:table-cell>
          <table:table-cell office:value-type="float" office:value="-0.00156300000000002" calcext:value-type="float">
            <text:p>-0.00156300000000002</text:p>
          </table:table-cell>
          <table:table-cell office:value-type="float" office:value="0.0000900000000000034" calcext:value-type="float">
            <text:p>9.00000000000034E-05</text:p>
          </table:table-cell>
          <table:table-cell office:value-type="float" office:value="0.000112499999999983" calcext:value-type="float">
            <text:p>0.000112499999999983</text:p>
          </table:table-cell>
          <table:table-cell office:value-type="float" office:value="-0.000250000000000028" calcext:value-type="float">
            <text:p>-0.0002500000000000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7999999999999" calcext:value-type="float">
            <text:p>0.00047999999999999</text:p>
          </table:table-cell>
          <table:table-cell office:value-type="float" office:value="0.00075849999999997" calcext:value-type="float">
            <text:p>0.0007584999999999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412500000000023" calcext:value-type="float">
            <text:p>-0.000412500000000023</text:p>
          </table:table-cell>
          <table:table-cell office:value-type="float" office:value="0.000404999999999987" calcext:value-type="float">
            <text:p>0.000404999999999987</text:p>
          </table:table-cell>
          <table:table-cell office:value-type="float" office:value="-0.00180300000000001" calcext:value-type="float">
            <text:p>-0.00180300000000001</text:p>
          </table:table-cell>
          <table:table-cell office:value-type="float" office:value="-0.000810000000000002" calcext:value-type="float">
            <text:p>-0.000810000000000002</text:p>
          </table:table-cell>
          <table:table-cell office:value-type="float" office:value="0.00146250000000001" calcext:value-type="float">
            <text:p>0.00146250000000001</text:p>
          </table:table-cell>
          <table:table-cell office:value-type="float" office:value="-0.00122000000000003" calcext:value-type="float">
            <text:p>-0.00122000000000003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0779999999999987" calcext:value-type="float">
            <text:p>0.000779999999999987</text:p>
          </table:table-cell>
          <table:table-cell office:value-type="float" office:value="-0.0019015" calcext:value-type="float">
            <text:p>-0.0019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1250000000004" calcext:value-type="float">
            <text:p>-0.00011250000000004</text:p>
          </table:table-cell>
          <table:table-cell office:value-type="float" office:value="0.00115499999999999" calcext:value-type="float">
            <text:p>0.00115499999999999</text:p>
          </table:table-cell>
          <table:table-cell office:value-type="float" office:value="-0.00204300000000001" calcext:value-type="float">
            <text:p>-0.00204300000000001</text:p>
          </table:table-cell>
          <table:table-cell office:value-type="float" office:value="-0.000360000000000014" calcext:value-type="float">
            <text:p>-0.000360000000000014</text:p>
          </table:table-cell>
          <table:table-cell office:value-type="float" office:value="0.000112499999999983" calcext:value-type="float">
            <text:p>0.000112499999999983</text:p>
          </table:table-cell>
          <table:table-cell office:value-type="float" office:value="-0.00146000000000004" calcext:value-type="float">
            <text:p>-0.00146000000000004</text:p>
          </table:table-cell>
          <table:table-cell office:value-type="float" office:value="-0.000750000000000014" calcext:value-type="float">
            <text:p>-0.000750000000000014</text:p>
          </table:table-cell>
          <table:table-cell office:value-type="float" office:value="0.000179999999999993" calcext:value-type="float">
            <text:p>0.000179999999999993</text:p>
          </table:table-cell>
          <table:table-cell office:value-type="float" office:value="-0.000931500000000028" calcext:value-type="float">
            <text:p>-0.0009315000000000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712500000000034" calcext:value-type="float">
            <text:p>-0.000712500000000034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-0.00180300000000001" calcext:value-type="float">
            <text:p>-0.00180300000000001</text:p>
          </table:table-cell>
          <table:table-cell office:value-type="float" office:value="0.0000900000000000034" calcext:value-type="float">
            <text:p>9.00000000000034E-05</text:p>
          </table:table-cell>
          <table:table-cell office:value-type="float" office:value="0.000712500000000006" calcext:value-type="float">
            <text:p>0.000712500000000006</text:p>
          </table:table-cell>
          <table:table-cell office:value-type="float" office:value="-0.00171000000000004" calcext:value-type="float">
            <text:p>-0.00171000000000004</text:p>
          </table:table-cell>
          <table:table-cell office:value-type="float" office:value="-0.000600000000000009" calcext:value-type="float">
            <text:p>-0.000600000000000009</text:p>
          </table:table-cell>
          <table:table-cell office:value-type="float" office:value="0.000329999999999998" calcext:value-type="float">
            <text:p>0.000329999999999998</text:p>
          </table:table-cell>
          <table:table-cell office:value-type="float" office:value="0.0000384999999999991" calcext:value-type="float">
            <text:p>3.84999999999991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562500000000028" calcext:value-type="float">
            <text:p>-0.000562500000000028</text:p>
          </table:table-cell>
          <table:table-cell office:value-type="float" office:value="-0.000495000000000005" calcext:value-type="float">
            <text:p>-0.000495000000000005</text:p>
          </table:table-cell>
          <table:table-cell office:value-type="float" office:value="-0.00132300000000001" calcext:value-type="float">
            <text:p>-0.00132300000000001</text:p>
          </table:table-cell>
          <table:table-cell office:value-type="float" office:value="-0.000810000000000002" calcext:value-type="float">
            <text:p>-0.000810000000000002</text:p>
          </table:table-cell>
          <table:table-cell office:value-type="float" office:value="0.000862499999999983" calcext:value-type="float">
            <text:p>0.000862499999999983</text:p>
          </table:table-cell>
          <table:table-cell office:value-type="float" office:value="-0.000250000000000028" calcext:value-type="float">
            <text:p>-0.000250000000000028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00299999999999869" calcext:value-type="float">
            <text:p>2.99999999999869E-05</text:p>
          </table:table-cell>
          <table:table-cell office:value-type="float" office:value="0.00051849999999996" calcext:value-type="float">
            <text:p>0.000518499999999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-0.00180300000000001" calcext:value-type="float">
            <text:p>-0.00180300000000001</text:p>
          </table:table-cell>
          <table:table-cell office:value-type="float" office:value="-0.000360000000000014" calcext:value-type="float">
            <text:p>-0.000360000000000014</text:p>
          </table:table-cell>
          <table:table-cell office:value-type="float" office:value="0.000862499999999983" calcext:value-type="float">
            <text:p>0.000862499999999983</text:p>
          </table:table-cell>
          <table:table-cell office:value-type="float" office:value="-0.000500000000000028" calcext:value-type="float">
            <text:p>-0.000500000000000028</text:p>
          </table:table-cell>
          <table:table-cell office:value-type="float" office:value="-0.000600000000000009" calcext:value-type="float">
            <text:p>-0.000600000000000009</text:p>
          </table:table-cell>
          <table:table-cell office:value-type="float" office:value="0.000779999999999987" calcext:value-type="float">
            <text:p>0.000779999999999987</text:p>
          </table:table-cell>
          <table:table-cell office:value-type="float" office:value="-0.00045150000000001" calcext:value-type="float">
            <text:p>-0.000451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86250000000004" calcext:value-type="float">
            <text:p>-0.00086250000000004</text:p>
          </table:table-cell>
          <table:table-cell office:value-type="float" office:value="0.000554999999999993" calcext:value-type="float">
            <text:p>0.000554999999999993</text:p>
          </table:table-cell>
          <table:table-cell office:value-type="float" office:value="-0.00132300000000001" calcext:value-type="float">
            <text:p>-0.00132300000000001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0412499999999994" calcext:value-type="float">
            <text:p>0.000412499999999994</text:p>
          </table:table-cell>
          <table:table-cell office:value-type="float" office:value="-0.000500000000000028" calcext:value-type="float">
            <text:p>-0.00050000000000002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152999999999999" calcext:value-type="float">
            <text:p>0.00152999999999999</text:p>
          </table:table-cell>
          <table:table-cell office:value-type="float" office:value="-0.00020150000000001" calcext:value-type="float">
            <text:p>-0.000201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-0.000795000000000002" calcext:value-type="float">
            <text:p>-0.000795000000000002</text:p>
          </table:table-cell>
          <table:table-cell office:value-type="float" office:value="-0.000833000000000013" calcext:value-type="float">
            <text:p>-0.000833000000000013</text:p>
          </table:table-cell>
          <table:table-cell office:value-type="float" office:value="-0.000210000000000008" calcext:value-type="float">
            <text:p>-0.000210000000000008</text:p>
          </table:table-cell>
          <table:table-cell office:value-type="float" office:value="-0.0001875" calcext:value-type="float">
            <text:p>-0.0001875</text:p>
          </table:table-cell>
          <table:table-cell office:value-type="float" office:value="-0.000250000000000028" calcext:value-type="float">
            <text:p>-0.000250000000000028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-0.000495000000000005" calcext:value-type="float">
            <text:p>-0.000495000000000005</text:p>
          </table:table-cell>
          <table:table-cell office:value-type="float" office:value="-0.00132300000000001" calcext:value-type="float">
            <text:p>-0.00132300000000001</text:p>
          </table:table-cell>
          <table:table-cell office:value-type="float" office:value="-0.000210000000000008" calcext:value-type="float">
            <text:p>-0.000210000000000008</text:p>
          </table:table-cell>
          <table:table-cell office:value-type="float" office:value="0.000112499999999983" calcext:value-type="float">
            <text:p>0.000112499999999983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29999999999993" calcext:value-type="float">
            <text:p>0.000929999999999993</text:p>
          </table:table-cell>
          <table:table-cell office:value-type="float" office:value="-0.00045150000000001" calcext:value-type="float">
            <text:p>-0.000451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1250000000004" calcext:value-type="float">
            <text:p>-0.00011250000000004</text:p>
          </table:table-cell>
          <table:table-cell office:value-type="float" office:value="0.00115499999999999" calcext:value-type="float">
            <text:p>0.00115499999999999</text:p>
          </table:table-cell>
          <table:table-cell office:value-type="float" office:value="-0.00156300000000002" calcext:value-type="float">
            <text:p>-0.00156300000000002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116249999999999" calcext:value-type="float">
            <text:p>0.00116249999999999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-0.000600000000000009" calcext:value-type="float">
            <text:p>-0.000600000000000009</text:p>
          </table:table-cell>
          <table:table-cell office:value-type="float" office:value="0.00152999999999999" calcext:value-type="float">
            <text:p>0.00152999999999999</text:p>
          </table:table-cell>
          <table:table-cell office:value-type="float" office:value="-0.00020150000000001" calcext:value-type="float">
            <text:p>-0.000201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562500000000028" calcext:value-type="float">
            <text:p>-0.000562500000000028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-0.00204300000000001" calcext:value-type="float">
            <text:p>-0.00204300000000001</text:p>
          </table:table-cell>
          <table:table-cell office:value-type="float" office:value="-0.000810000000000002" calcext:value-type="float">
            <text:p>-0.000810000000000002</text:p>
          </table:table-cell>
          <table:table-cell office:value-type="float" office:value="0.0013125" calcext:value-type="float">
            <text:p>0.0013125</text:p>
          </table:table-cell>
          <table:table-cell office:value-type="float" office:value="-0.00219000000000003" calcext:value-type="float">
            <text:p>-0.00219000000000003</text:p>
          </table:table-cell>
          <table:table-cell office:value-type="float" office:value="-0.00135000000000001" calcext:value-type="float">
            <text:p>-0.00135000000000001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-0.00141150000000005" calcext:value-type="float">
            <text:p>-0.0014115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0.00130499999999999" calcext:value-type="float">
            <text:p>0.00130499999999999</text:p>
          </table:table-cell>
          <table:table-cell office:value-type="float" office:value="-0.00228300000000002" calcext:value-type="float">
            <text:p>-0.00228300000000002</text:p>
          </table:table-cell>
          <table:table-cell office:value-type="float" office:value="-0.000360000000000014" calcext:value-type="float">
            <text:p>-0.000360000000000014</text:p>
          </table:table-cell>
          <table:table-cell office:value-type="float" office:value="0.0020625" calcext:value-type="float">
            <text:p>0.0020625</text:p>
          </table:table-cell>
          <table:table-cell office:value-type="float" office:value="-0.00171000000000004" calcext:value-type="float">
            <text:p>-0.00171000000000004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019015" calcext:value-type="float">
            <text:p>-0.0019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1250000000004" calcext:value-type="float">
            <text:p>-0.00011250000000004</text:p>
          </table:table-cell>
          <table:table-cell office:value-type="float" office:value="0.00115499999999999" calcext:value-type="float">
            <text:p>0.00115499999999999</text:p>
          </table:table-cell>
          <table:table-cell office:value-type="float" office:value="-0.00301300000000001" calcext:value-type="float">
            <text:p>-0.00301300000000001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0.00296250000000001" calcext:value-type="float">
            <text:p>0.00296250000000001</text:p>
          </table:table-cell>
          <table:table-cell office:value-type="float" office:value="-0.00243000000000004" calcext:value-type="float">
            <text:p>-0.0024300000000000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0166150000000005" calcext:value-type="float">
            <text:p>-0.0016615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86250000000004" calcext:value-type="float">
            <text:p>-0.00086250000000004</text:p>
          </table:table-cell>
          <table:table-cell office:value-type="float" office:value="0.00115499999999999" calcext:value-type="float">
            <text:p>0.00115499999999999</text:p>
          </table:table-cell>
          <table:table-cell office:value-type="float" office:value="-0.00180300000000001" calcext:value-type="float">
            <text:p>-0.00180300000000001</text:p>
          </table:table-cell>
          <table:table-cell office:value-type="float" office:value="-0.000509999999999991" calcext:value-type="float">
            <text:p>-0.000509999999999991</text:p>
          </table:table-cell>
          <table:table-cell office:value-type="float" office:value="0.0035625" calcext:value-type="float">
            <text:p>0.0035625</text:p>
          </table:table-cell>
          <table:table-cell office:value-type="float" office:value="-0.00219000000000003" calcext:value-type="float">
            <text:p>-0.002190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-0.00141150000000005" calcext:value-type="float">
            <text:p>-0.0014115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101250000000005" calcext:value-type="float">
            <text:p>-0.00101250000000005</text:p>
          </table:table-cell>
          <table:table-cell office:value-type="float" office:value="0.000554999999999993" calcext:value-type="float">
            <text:p>0.000554999999999993</text:p>
          </table:table-cell>
          <table:table-cell office:value-type="float" office:value="-0.00253300000000002" calcext:value-type="float">
            <text:p>-0.00253300000000002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0.0020625" calcext:value-type="float">
            <text:p>0.0020625</text:p>
          </table:table-cell>
          <table:table-cell office:value-type="float" office:value="-0.00219000000000003" calcext:value-type="float">
            <text:p>-0.00219000000000003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197999999999999" calcext:value-type="float">
            <text:p>0.00197999999999999</text:p>
          </table:table-cell>
          <table:table-cell office:value-type="float" office:value="-0.00166150000000005" calcext:value-type="float">
            <text:p>-0.0016615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86250000000004" calcext:value-type="float">
            <text:p>-0.00086250000000004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-0.00228300000000002" calcext:value-type="float">
            <text:p>-0.00228300000000002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0.0005625" calcext:value-type="float">
            <text:p>0.0005625</text:p>
          </table:table-cell>
          <table:table-cell office:value-type="float" office:value="-0.000740000000000037" calcext:value-type="float">
            <text:p>-0.000740000000000037</text:p>
          </table:table-cell>
          <table:table-cell office:value-type="float" office:value="-0.000750000000000014" calcext:value-type="float">
            <text:p>-0.000750000000000014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116250000000002" calcext:value-type="float">
            <text:p>-0.00116250000000002</text:p>
          </table:table-cell>
          <table:table-cell office:value-type="float" office:value="0.00130499999999999" calcext:value-type="float">
            <text:p>0.00130499999999999</text:p>
          </table:table-cell>
          <table:table-cell office:value-type="float" office:value="-0.00204300000000001" calcext:value-type="float">
            <text:p>-0.00204300000000001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0.00191249999999999" calcext:value-type="float">
            <text:p>0.00191249999999999</text:p>
          </table:table-cell>
          <table:table-cell office:value-type="float" office:value="-0.00146000000000004" calcext:value-type="float">
            <text:p>-0.00146000000000004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101250000000005" calcext:value-type="float">
            <text:p>-0.00101250000000005</text:p>
          </table:table-cell>
          <table:table-cell office:value-type="float" office:value="0.00280499999999999" calcext:value-type="float">
            <text:p>0.00280499999999999</text:p>
          </table:table-cell>
          <table:table-cell office:value-type="float" office:value="-0.00204300000000001" calcext:value-type="float">
            <text:p>-0.00204300000000001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0.00116249999999999" calcext:value-type="float">
            <text:p>0.00116249999999999</text:p>
          </table:table-cell>
          <table:table-cell office:value-type="float" office:value="-0.00146000000000004" calcext:value-type="float">
            <text:p>-0.0014600000000000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-0.000931500000000028" calcext:value-type="float">
            <text:p>-0.0009315000000000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62500000000045" calcext:value-type="float">
            <text:p>-0.000262500000000045</text:p>
          </table:table-cell>
          <table:table-cell office:value-type="float" office:value="0.00160499999999999" calcext:value-type="float">
            <text:p>0.00160499999999999</text:p>
          </table:table-cell>
          <table:table-cell office:value-type="float" office:value="-0.00253300000000002" calcext:value-type="float">
            <text:p>-0.00253300000000002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0.00266249999999999" calcext:value-type="float">
            <text:p>0.00266249999999999</text:p>
          </table:table-cell>
          <table:table-cell office:value-type="float" office:value="-0.00195000000000002" calcext:value-type="float">
            <text:p>-0.00195000000000002</text:p>
          </table:table-cell>
          <table:table-cell office:value-type="float" office:value="-0.00135000000000001" calcext:value-type="float">
            <text:p>-0.00135000000000001</text:p>
          </table:table-cell>
          <table:table-cell office:value-type="float" office:value="0.00197999999999999" calcext:value-type="float">
            <text:p>0.00197999999999999</text:p>
          </table:table-cell>
          <table:table-cell office:value-type="float" office:value="-0.00166150000000005" calcext:value-type="float">
            <text:p>-0.0016615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101250000000005" calcext:value-type="float">
            <text:p>-0.00101250000000005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-0.00156300000000002" calcext:value-type="float">
            <text:p>-0.00156300000000002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0.00251249999999999" calcext:value-type="float">
            <text:p>0.00251249999999999</text:p>
          </table:table-cell>
          <table:table-cell office:value-type="float" office:value="-0.000980000000000018" calcext:value-type="float">
            <text:p>-0.000980000000000018</text:p>
          </table:table-cell>
          <table:table-cell office:value-type="float" office:value="-0.000750000000000014" calcext:value-type="float">
            <text:p>-0.000750000000000014</text:p>
          </table:table-cell>
          <table:table-cell office:value-type="float" office:value="0.000929999999999993" calcext:value-type="float">
            <text:p>0.000929999999999993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562500000000028" calcext:value-type="float">
            <text:p>-0.000562500000000028</text:p>
          </table:table-cell>
          <table:table-cell office:value-type="float" office:value="0.00205499999999999" calcext:value-type="float">
            <text:p>0.00205499999999999</text:p>
          </table:table-cell>
          <table:table-cell office:value-type="float" office:value="-0.00180300000000001" calcext:value-type="float">
            <text:p>-0.00180300000000001</text:p>
          </table:table-cell>
          <table:table-cell office:value-type="float" office:value="-0.000360000000000014" calcext:value-type="float">
            <text:p>-0.000360000000000014</text:p>
          </table:table-cell>
          <table:table-cell office:value-type="float" office:value="0.00146250000000001" calcext:value-type="float">
            <text:p>0.00146250000000001</text:p>
          </table:table-cell>
          <table:table-cell office:value-type="float" office:value="-0.00146000000000004" calcext:value-type="float">
            <text:p>-0.00146000000000004</text:p>
          </table:table-cell>
          <table:table-cell office:value-type="float" office:value="-0.00150000000000001" calcext:value-type="float">
            <text:p>-0.00150000000000001</text:p>
          </table:table-cell>
          <table:table-cell office:value-type="float" office:value="0.00152999999999999" calcext:value-type="float">
            <text:p>0.00152999999999999</text:p>
          </table:table-cell>
          <table:table-cell office:value-type="float" office:value="-0.000931500000000028" calcext:value-type="float">
            <text:p>-0.0009315000000000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86250000000004" calcext:value-type="float">
            <text:p>-0.00086250000000004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-0.00156300000000002" calcext:value-type="float">
            <text:p>-0.00156300000000002</text:p>
          </table:table-cell>
          <table:table-cell office:value-type="float" office:value="-0.000509999999999991" calcext:value-type="float">
            <text:p>-0.000509999999999991</text:p>
          </table:table-cell>
          <table:table-cell office:value-type="float" office:value="0.00146250000000001" calcext:value-type="float">
            <text:p>0.00146250000000001</text:p>
          </table:table-cell>
          <table:table-cell office:value-type="float" office:value="-0.00195000000000002" calcext:value-type="float">
            <text:p>-0.00195000000000002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00691500000000019" calcext:value-type="float">
            <text:p>-0.0006915000000000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337499999999977" calcext:value-type="float">
            <text:p>0.000337499999999977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-0.00228300000000002" calcext:value-type="float">
            <text:p>-0.00228300000000002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0.00161249999999998" calcext:value-type="float">
            <text:p>0.00161249999999998</text:p>
          </table:table-cell>
          <table:table-cell office:value-type="float" office:value="-0.00243000000000004" calcext:value-type="float">
            <text:p>-0.0024300000000000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42999999999999" calcext:value-type="float">
            <text:p>0.00242999999999999</text:p>
          </table:table-cell>
          <table:table-cell office:value-type="float" office:value="-0.0019015" calcext:value-type="float">
            <text:p>-0.0019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712500000000034" calcext:value-type="float">
            <text:p>-0.000712500000000034</text:p>
          </table:table-cell>
          <table:table-cell office:value-type="float" office:value="0.00130499999999999" calcext:value-type="float">
            <text:p>0.00130499999999999</text:p>
          </table:table-cell>
          <table:table-cell office:value-type="float" office:value="-0.00277300000000001" calcext:value-type="float">
            <text:p>-0.00277300000000001</text:p>
          </table:table-cell>
          <table:table-cell office:value-type="float" office:value="-0.000360000000000014" calcext:value-type="float">
            <text:p>-0.000360000000000014</text:p>
          </table:table-cell>
          <table:table-cell office:value-type="float" office:value="0.00146250000000001" calcext:value-type="float">
            <text:p>0.00146250000000001</text:p>
          </table:table-cell>
          <table:table-cell office:value-type="float" office:value="-0.00171000000000004" calcext:value-type="float">
            <text:p>-0.0017100000000000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7999999999999" calcext:value-type="float">
            <text:p>0.00167999999999999</text:p>
          </table:table-cell>
          <table:table-cell office:value-type="float" office:value="-0.00141150000000005" calcext:value-type="float">
            <text:p>-0.0014115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101250000000005" calcext:value-type="float">
            <text:p>-0.00101250000000005</text:p>
          </table:table-cell>
          <table:table-cell office:value-type="float" office:value="0.00115499999999999" calcext:value-type="float">
            <text:p>0.00115499999999999</text:p>
          </table:table-cell>
          <table:table-cell office:value-type="float" office:value="-0.00228300000000002" calcext:value-type="float">
            <text:p>-0.00228300000000002</text:p>
          </table:table-cell>
          <table:table-cell office:value-type="float" office:value="-0.000509999999999991" calcext:value-type="float">
            <text:p>-0.000509999999999991</text:p>
          </table:table-cell>
          <table:table-cell office:value-type="float" office:value="0.00236249999999998" calcext:value-type="float">
            <text:p>0.00236249999999998</text:p>
          </table:table-cell>
          <table:table-cell office:value-type="float" office:value="-0.00171000000000004" calcext:value-type="float">
            <text:p>-0.00171000000000004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-0.00141150000000005" calcext:value-type="float">
            <text:p>-0.0014115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562500000000028" calcext:value-type="float">
            <text:p>-0.000562500000000028</text:p>
          </table:table-cell>
          <table:table-cell office:value-type="float" office:value="0.00190499999999999" calcext:value-type="float">
            <text:p>0.00190499999999999</text:p>
          </table:table-cell>
          <table:table-cell office:value-type="float" office:value="-0.00301300000000001" calcext:value-type="float">
            <text:p>-0.00301300000000001</text:p>
          </table:table-cell>
          <table:table-cell office:value-type="float" office:value="-0.04776" calcext:value-type="float">
            <text:p>-0.04776</text:p>
          </table:table-cell>
          <table:table-cell office:value-type="float" office:value="4.6405125" calcext:value-type="float">
            <text:p>4.6405125</text:p>
          </table:table-cell>
          <table:table-cell office:value-type="float" office:value="1.83314" calcext:value-type="float">
            <text:p>1.83314</text:p>
          </table:table-cell>
          <table:table-cell office:value-type="float" office:value="2.05695" calcext:value-type="float">
            <text:p>2.05695</text:p>
          </table:table-cell>
          <table:table-cell office:value-type="float" office:value="3.61083" calcext:value-type="float">
            <text:p>3.61083</text:p>
          </table:table-cell>
          <table:table-cell office:value-type="float" office:value="0.7422485" calcext:value-type="float">
            <text:p>0.7422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4125" calcext:value-type="float">
            <text:p>-2.1004125</text:p>
          </table:table-cell>
          <table:table-cell office:value-type="float" office:value="3.452955" calcext:value-type="float">
            <text:p>3.452955</text:p>
          </table:table-cell>
          <table:table-cell office:value-type="float" office:value="0.608037" calcext:value-type="float">
            <text:p>0.608037</text:p>
          </table:table-cell>
          <table:table-cell office:value-type="float" office:value="-0.00156" calcext:value-type="float">
            <text:p>-0.00156</text:p>
          </table:table-cell>
          <table:table-cell office:value-type="float" office:value="4.7761125" calcext:value-type="float">
            <text:p>4.7761125</text:p>
          </table:table-cell>
          <table:table-cell office:value-type="float" office:value="1.80749" calcext:value-type="float">
            <text:p>1.80749</text:p>
          </table:table-cell>
          <table:table-cell office:value-type="float" office:value="2.1402" calcext:value-type="float">
            <text:p>2.1402</text:p>
          </table:table-cell>
          <table:table-cell office:value-type="float" office:value="3.61263" calcext:value-type="float">
            <text:p>3.61263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996625" calcext:value-type="float">
            <text:p>-2.0996625</text:p>
          </table:table-cell>
          <table:table-cell office:value-type="float" office:value="3.451605" calcext:value-type="float">
            <text:p>3.451605</text:p>
          </table:table-cell>
          <table:table-cell office:value-type="float" office:value="0.607797" calcext:value-type="float">
            <text:p>0.607797</text:p>
          </table:table-cell>
          <table:table-cell office:value-type="float" office:value="-0.00156" calcext:value-type="float">
            <text:p>-0.00156</text:p>
          </table:table-cell>
          <table:table-cell office:value-type="float" office:value="4.7714625" calcext:value-type="float">
            <text:p>4.7714625</text:p>
          </table:table-cell>
          <table:table-cell office:value-type="float" office:value="1.80724" calcext:value-type="float">
            <text:p>1.80724</text:p>
          </table:table-cell>
          <table:table-cell office:value-type="float" office:value="2.1393" calcext:value-type="float">
            <text:p>2.1393</text:p>
          </table:table-cell>
          <table:table-cell office:value-type="float" office:value="3.60918" calcext:value-type="float">
            <text:p>3.60918</text:p>
          </table:table-cell>
          <table:table-cell office:value-type="float" office:value="0.6940885" calcext:value-type="float">
            <text:p>0.6940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993625" calcext:value-type="float">
            <text:p>-2.0993625</text:p>
          </table:table-cell>
          <table:table-cell office:value-type="float" office:value="3.453405" calcext:value-type="float">
            <text:p>3.453405</text:p>
          </table:table-cell>
          <table:table-cell office:value-type="float" office:value="0.607307" calcext:value-type="float">
            <text:p>0.60730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20625" calcext:value-type="float">
            <text:p>4.7720625</text:p>
          </table:table-cell>
          <table:table-cell office:value-type="float" office:value="1.80652" calcext:value-type="float">
            <text:p>1.80652</text:p>
          </table:table-cell>
          <table:table-cell office:value-type="float" office:value="2.1393" calcext:value-type="float">
            <text:p>2.1393</text:p>
          </table:table-cell>
          <table:table-cell office:value-type="float" office:value="3.60903" calcext:value-type="float">
            <text:p>3.60903</text:p>
          </table:table-cell>
          <table:table-cell office:value-type="float" office:value="0.6926385" calcext:value-type="float">
            <text:p>0.6926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1125" calcext:value-type="float">
            <text:p>-2.1001125</text:p>
          </table:table-cell>
          <table:table-cell office:value-type="float" office:value="3.452205" calcext:value-type="float">
            <text:p>3.452205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70125" calcext:value-type="float">
            <text:p>4.7770125</text:p>
          </table:table-cell>
          <table:table-cell office:value-type="float" office:value="1.80724" calcext:value-type="float">
            <text:p>1.80724</text:p>
          </table:table-cell>
          <table:table-cell office:value-type="float" office:value="2.14095" calcext:value-type="float">
            <text:p>2.14095</text:p>
          </table:table-cell>
          <table:table-cell office:value-type="float" office:value="3.61248" calcext:value-type="float">
            <text:p>3.61248</text:p>
          </table:table-cell>
          <table:table-cell office:value-type="float" office:value="0.6940885" calcext:value-type="float">
            <text:p>0.6940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4125" calcext:value-type="float">
            <text:p>-2.1004125</text:p>
          </table:table-cell>
          <table:table-cell office:value-type="float" office:value="3.452355" calcext:value-type="float">
            <text:p>3.452355</text:p>
          </table:table-cell>
          <table:table-cell office:value-type="float" office:value="0.607557" calcext:value-type="float">
            <text:p>0.60755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50625" calcext:value-type="float">
            <text:p>4.7750625</text:p>
          </table:table-cell>
          <table:table-cell office:value-type="float" office:value="1.80676" calcext:value-type="float">
            <text:p>1.80676</text:p>
          </table:table-cell>
          <table:table-cell office:value-type="float" office:value="2.13975" calcext:value-type="float">
            <text:p>2.13975</text:p>
          </table:table-cell>
          <table:table-cell office:value-type="float" office:value="3.61398" calcext:value-type="float">
            <text:p>3.61398</text:p>
          </table:table-cell>
          <table:table-cell office:value-type="float" office:value="0.6938485" calcext:value-type="float">
            <text:p>0.6938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5625" calcext:value-type="float">
            <text:p>-2.1005625</text:p>
          </table:table-cell>
          <table:table-cell office:value-type="float" office:value="3.452055" calcext:value-type="float">
            <text:p>3.452055</text:p>
          </table:table-cell>
          <table:table-cell office:value-type="float" office:value="0.607797" calcext:value-type="float">
            <text:p>0.60779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34125" calcext:value-type="float">
            <text:p>4.7734125</text:p>
          </table:table-cell>
          <table:table-cell office:value-type="float" office:value="1.807" calcext:value-type="float">
            <text:p>1.807</text:p>
          </table:table-cell>
          <table:table-cell office:value-type="float" office:value="2.13915" calcext:value-type="float">
            <text:p>2.13915</text:p>
          </table:table-cell>
          <table:table-cell office:value-type="float" office:value="3.60978" calcext:value-type="float">
            <text:p>3.60978</text:p>
          </table:table-cell>
          <table:table-cell office:value-type="float" office:value="0.6936085" calcext:value-type="float">
            <text:p>0.69360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996625" calcext:value-type="float">
            <text:p>-2.0996625</text:p>
          </table:table-cell>
          <table:table-cell office:value-type="float" office:value="3.454155" calcext:value-type="float">
            <text:p>3.454155</text:p>
          </table:table-cell>
          <table:table-cell office:value-type="float" office:value="0.609247" calcext:value-type="float">
            <text:p>0.609247</text:p>
          </table:table-cell>
          <table:table-cell office:value-type="float" office:value="-0.000509999999999991" calcext:value-type="float">
            <text:p>-0.000509999999999991</text:p>
          </table:table-cell>
          <table:table-cell office:value-type="float" office:value="4.7764125" calcext:value-type="float">
            <text:p>4.7764125</text:p>
          </table:table-cell>
          <table:table-cell office:value-type="float" office:value="1.80797" calcext:value-type="float">
            <text:p>1.80797</text:p>
          </table:table-cell>
          <table:table-cell office:value-type="float" office:value="2.1393" calcext:value-type="float">
            <text:p>2.1393</text:p>
          </table:table-cell>
          <table:table-cell office:value-type="float" office:value="3.61068" calcext:value-type="float">
            <text:p>3.61068</text:p>
          </table:table-cell>
          <table:table-cell office:value-type="float" office:value="0.6945785" calcext:value-type="float">
            <text:p>0.6945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998125" calcext:value-type="float">
            <text:p>-2.0998125</text:p>
          </table:table-cell>
          <table:table-cell office:value-type="float" office:value="3.450255" calcext:value-type="float">
            <text:p>3.450255</text:p>
          </table:table-cell>
          <table:table-cell office:value-type="float" office:value="0.608517" calcext:value-type="float">
            <text:p>0.60851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67125" calcext:value-type="float">
            <text:p>4.7767125</text:p>
          </table:table-cell>
          <table:table-cell office:value-type="float" office:value="1.80918" calcext:value-type="float">
            <text:p>1.80918</text:p>
          </table:table-cell>
          <table:table-cell office:value-type="float" office:value="2.14005" calcext:value-type="float">
            <text:p>2.14005</text:p>
          </table:table-cell>
          <table:table-cell office:value-type="float" office:value="3.61128" calcext:value-type="float">
            <text:p>3.61128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7125" calcext:value-type="float">
            <text:p>-2.1007125</text:p>
          </table:table-cell>
          <table:table-cell office:value-type="float" office:value="3.450105" calcext:value-type="float">
            <text:p>3.450105</text:p>
          </table:table-cell>
          <table:table-cell office:value-type="float" office:value="0.608517" calcext:value-type="float">
            <text:p>0.60851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23625" calcext:value-type="float">
            <text:p>4.7723625</text:p>
          </table:table-cell>
          <table:table-cell office:value-type="float" office:value="1.80894" calcext:value-type="float">
            <text:p>1.80894</text:p>
          </table:table-cell>
          <table:table-cell office:value-type="float" office:value="2.1387" calcext:value-type="float">
            <text:p>2.1387</text:p>
          </table:table-cell>
          <table:table-cell office:value-type="float" office:value="3.61038" calcext:value-type="float">
            <text:p>3.61038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992125" calcext:value-type="float">
            <text:p>-2.0992125</text:p>
          </table:table-cell>
          <table:table-cell office:value-type="float" office:value="3.449955" calcext:value-type="float">
            <text:p>3.449955</text:p>
          </table:table-cell>
          <table:table-cell office:value-type="float" office:value="0.608767" calcext:value-type="float">
            <text:p>0.608767</text:p>
          </table:table-cell>
          <table:table-cell office:value-type="float" office:value="-0.000810000000000002" calcext:value-type="float">
            <text:p>-0.000810000000000002</text:p>
          </table:table-cell>
          <table:table-cell office:value-type="float" office:value="4.7743125" calcext:value-type="float">
            <text:p>4.7743125</text:p>
          </table:table-cell>
          <table:table-cell office:value-type="float" office:value="1.80749" calcext:value-type="float">
            <text:p>1.80749</text:p>
          </table:table-cell>
          <table:table-cell office:value-type="float" office:value="2.14005" calcext:value-type="float">
            <text:p>2.14005</text:p>
          </table:table-cell>
          <table:table-cell office:value-type="float" office:value="3.61293" calcext:value-type="float">
            <text:p>3.61293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993625" calcext:value-type="float">
            <text:p>-2.0993625</text:p>
          </table:table-cell>
          <table:table-cell office:value-type="float" office:value="3.451455" calcext:value-type="float">
            <text:p>3.451455</text:p>
          </table:table-cell>
          <table:table-cell office:value-type="float" office:value="0.608767" calcext:value-type="float">
            <text:p>0.608767</text:p>
          </table:table-cell>
          <table:table-cell office:value-type="float" office:value="-0.00125999999999999" calcext:value-type="float">
            <text:p>-0.00125999999999999</text:p>
          </table:table-cell>
          <table:table-cell office:value-type="float" office:value="4.7720625" calcext:value-type="float">
            <text:p>4.7720625</text:p>
          </table:table-cell>
          <table:table-cell office:value-type="float" office:value="1.80749" calcext:value-type="float">
            <text:p>1.80749</text:p>
          </table:table-cell>
          <table:table-cell office:value-type="float" office:value="2.13915" calcext:value-type="float">
            <text:p>2.13915</text:p>
          </table:table-cell>
          <table:table-cell office:value-type="float" office:value="3.61098" calcext:value-type="float">
            <text:p>3.61098</text:p>
          </table:table-cell>
          <table:table-cell office:value-type="float" office:value="0.6948185" calcext:value-type="float">
            <text:p>0.69481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999625" calcext:value-type="float">
            <text:p>-2.0999625</text:p>
          </table:table-cell>
          <table:table-cell office:value-type="float" office:value="3.453105" calcext:value-type="float">
            <text:p>3.453105</text:p>
          </table:table-cell>
          <table:table-cell office:value-type="float" office:value="0.608767" calcext:value-type="float">
            <text:p>0.60876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58125" calcext:value-type="float">
            <text:p>4.7758125</text:p>
          </table:table-cell>
          <table:table-cell office:value-type="float" office:value="1.80894" calcext:value-type="float">
            <text:p>1.80894</text:p>
          </table:table-cell>
          <table:table-cell office:value-type="float" office:value="2.14005" calcext:value-type="float">
            <text:p>2.14005</text:p>
          </table:table-cell>
          <table:table-cell office:value-type="float" office:value="3.60933" calcext:value-type="float">
            <text:p>3.60933</text:p>
          </table:table-cell>
          <table:table-cell office:value-type="float" office:value="0.6952985" calcext:value-type="float">
            <text:p>0.69529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999625" calcext:value-type="float">
            <text:p>-2.0999625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0.608517" calcext:value-type="float">
            <text:p>0.60851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23625" calcext:value-type="float">
            <text:p>4.7723625</text:p>
          </table:table-cell>
          <table:table-cell office:value-type="float" office:value="1.80797" calcext:value-type="float">
            <text:p>1.80797</text:p>
          </table:table-cell>
          <table:table-cell office:value-type="float" office:value="2.139" calcext:value-type="float">
            <text:p>2.139</text:p>
          </table:table-cell>
          <table:table-cell office:value-type="float" office:value="3.60813" calcext:value-type="float">
            <text:p>3.60813</text:p>
          </table:table-cell>
          <table:table-cell office:value-type="float" office:value="0.6945785" calcext:value-type="float">
            <text:p>0.6945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5625" calcext:value-type="float">
            <text:p>-2.1005625</text:p>
          </table:table-cell>
          <table:table-cell office:value-type="float" office:value="3.452655" calcext:value-type="float">
            <text:p>3.452655</text:p>
          </table:table-cell>
          <table:table-cell office:value-type="float" office:value="0.608517" calcext:value-type="float">
            <text:p>0.608517</text:p>
          </table:table-cell>
          <table:table-cell office:value-type="float" office:value="-0.000810000000000002" calcext:value-type="float">
            <text:p>-0.000810000000000002</text:p>
          </table:table-cell>
          <table:table-cell office:value-type="float" office:value="4.7758125" calcext:value-type="float">
            <text:p>4.7758125</text:p>
          </table:table-cell>
          <table:table-cell office:value-type="float" office:value="1.80773" calcext:value-type="float">
            <text:p>1.80773</text:p>
          </table:table-cell>
          <table:table-cell office:value-type="float" office:value="2.14005" calcext:value-type="float">
            <text:p>2.14005</text:p>
          </table:table-cell>
          <table:table-cell office:value-type="float" office:value="3.61158" calcext:value-type="float">
            <text:p>3.61158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4125" calcext:value-type="float">
            <text:p>-2.1004125</text:p>
          </table:table-cell>
          <table:table-cell office:value-type="float" office:value="3.448905" calcext:value-type="float">
            <text:p>3.448905</text:p>
          </table:table-cell>
          <table:table-cell office:value-type="float" office:value="0.607797" calcext:value-type="float">
            <text:p>0.60779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05625" calcext:value-type="float">
            <text:p>4.7705625</text:p>
          </table:table-cell>
          <table:table-cell office:value-type="float" office:value="1.80724" calcext:value-type="float">
            <text:p>1.80724</text:p>
          </table:table-cell>
          <table:table-cell office:value-type="float" office:value="2.13945" calcext:value-type="float">
            <text:p>2.13945</text:p>
          </table:table-cell>
          <table:table-cell office:value-type="float" office:value="3.60873" calcext:value-type="float">
            <text:p>3.60873</text:p>
          </table:table-cell>
          <table:table-cell office:value-type="float" office:value="0.6928785" calcext:value-type="float">
            <text:p>0.6928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8625" calcext:value-type="float">
            <text:p>-2.1008625</text:p>
          </table:table-cell>
          <table:table-cell office:value-type="float" office:value="3.453255" calcext:value-type="float">
            <text:p>3.453255</text:p>
          </table:table-cell>
          <table:table-cell office:value-type="float" office:value="0.608037" calcext:value-type="float">
            <text:p>0.60803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35625" calcext:value-type="float">
            <text:p>4.7735625</text:p>
          </table:table-cell>
          <table:table-cell office:value-type="float" office:value="1.80652" calcext:value-type="float">
            <text:p>1.80652</text:p>
          </table:table-cell>
          <table:table-cell office:value-type="float" office:value="2.1396" calcext:value-type="float">
            <text:p>2.1396</text:p>
          </table:table-cell>
          <table:table-cell office:value-type="float" office:value="3.60933" calcext:value-type="float">
            <text:p>3.60933</text:p>
          </table:table-cell>
          <table:table-cell office:value-type="float" office:value="0.6938485" calcext:value-type="float">
            <text:p>0.6938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996625" calcext:value-type="float">
            <text:p>-2.0996625</text:p>
          </table:table-cell>
          <table:table-cell office:value-type="float" office:value="3.448305" calcext:value-type="float">
            <text:p>3.448305</text:p>
          </table:table-cell>
          <table:table-cell office:value-type="float" office:value="0.606827" calcext:value-type="float">
            <text:p>0.60682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28125" calcext:value-type="float">
            <text:p>4.7728125</text:p>
          </table:table-cell>
          <table:table-cell office:value-type="float" office:value="1.80628" calcext:value-type="float">
            <text:p>1.80628</text:p>
          </table:table-cell>
          <table:table-cell office:value-type="float" office:value="2.1399" calcext:value-type="float">
            <text:p>2.1399</text:p>
          </table:table-cell>
          <table:table-cell office:value-type="float" office:value="3.61233" calcext:value-type="float">
            <text:p>3.61233</text:p>
          </table:table-cell>
          <table:table-cell office:value-type="float" office:value="0.6938485" calcext:value-type="float">
            <text:p>0.6938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8625" calcext:value-type="float">
            <text:p>-2.1008625</text:p>
          </table:table-cell>
          <table:table-cell office:value-type="float" office:value="3.450405" calcext:value-type="float">
            <text:p>3.450405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707125" calcext:value-type="float">
            <text:p>4.7707125</text:p>
          </table:table-cell>
          <table:table-cell office:value-type="float" office:value="1.80531" calcext:value-type="float">
            <text:p>1.80531</text:p>
          </table:table-cell>
          <table:table-cell office:value-type="float" office:value="2.14035" calcext:value-type="float">
            <text:p>2.14035</text:p>
          </table:table-cell>
          <table:table-cell office:value-type="float" office:value="3.60918" calcext:value-type="float">
            <text:p>3.60918</text:p>
          </table:table-cell>
          <table:table-cell office:value-type="float" office:value="0.6931285" calcext:value-type="float">
            <text:p>0.6931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3125" calcext:value-type="float">
            <text:p>-2.1013125</text:p>
          </table:table-cell>
          <table:table-cell office:value-type="float" office:value="3.452955" calcext:value-type="float">
            <text:p>3.452955</text:p>
          </table:table-cell>
          <table:table-cell office:value-type="float" office:value="0.607307" calcext:value-type="float">
            <text:p>0.60730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32625" calcext:value-type="float">
            <text:p>4.7732625</text:p>
          </table:table-cell>
          <table:table-cell office:value-type="float" office:value="1.807" calcext:value-type="float">
            <text:p>1.807</text:p>
          </table:table-cell>
          <table:table-cell office:value-type="float" office:value="2.1396" calcext:value-type="float">
            <text:p>2.1396</text:p>
          </table:table-cell>
          <table:table-cell office:value-type="float" office:value="3.60903" calcext:value-type="float">
            <text:p>3.60903</text:p>
          </table:table-cell>
          <table:table-cell office:value-type="float" office:value="0.6923985" calcext:value-type="float">
            <text:p>0.69239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8625" calcext:value-type="float">
            <text:p>-2.1008625</text:p>
          </table:table-cell>
          <table:table-cell office:value-type="float" office:value="3.453855" calcext:value-type="float">
            <text:p>3.453855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698125" calcext:value-type="float">
            <text:p>4.7698125</text:p>
          </table:table-cell>
          <table:table-cell office:value-type="float" office:value="1.80555" calcext:value-type="float">
            <text:p>1.80555</text:p>
          </table:table-cell>
          <table:table-cell office:value-type="float" office:value="2.13975" calcext:value-type="float">
            <text:p>2.13975</text:p>
          </table:table-cell>
          <table:table-cell office:value-type="float" office:value="3.60828" calcext:value-type="float">
            <text:p>3.60828</text:p>
          </table:table-cell>
          <table:table-cell office:value-type="float" office:value="0.6921585" calcext:value-type="float">
            <text:p>0.6921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4125" calcext:value-type="float">
            <text:p>-2.1004125</text:p>
          </table:table-cell>
          <table:table-cell office:value-type="float" office:value="3.452205" calcext:value-type="float">
            <text:p>3.452205</text:p>
          </table:table-cell>
          <table:table-cell office:value-type="float" office:value="0.605377" calcext:value-type="float">
            <text:p>0.60537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687625" calcext:value-type="float">
            <text:p>4.7687625</text:p>
          </table:table-cell>
          <table:table-cell office:value-type="float" office:value="1.80555" calcext:value-type="float">
            <text:p>1.80555</text:p>
          </table:table-cell>
          <table:table-cell office:value-type="float" office:value="2.14035" calcext:value-type="float">
            <text:p>2.14035</text:p>
          </table:table-cell>
          <table:table-cell office:value-type="float" office:value="3.61128" calcext:value-type="float">
            <text:p>3.61128</text:p>
          </table:table-cell>
          <table:table-cell office:value-type="float" office:value="0.6940885" calcext:value-type="float">
            <text:p>0.6940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1125" calcext:value-type="float">
            <text:p>-2.1001125</text:p>
          </table:table-cell>
          <table:table-cell office:value-type="float" office:value="3.452655" calcext:value-type="float">
            <text:p>3.452655</text:p>
          </table:table-cell>
          <table:table-cell office:value-type="float" office:value="0.606827" calcext:value-type="float">
            <text:p>0.60682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740125" calcext:value-type="float">
            <text:p>4.7740125</text:p>
          </table:table-cell>
          <table:table-cell office:value-type="float" office:value="1.80676" calcext:value-type="float">
            <text:p>1.80676</text:p>
          </table:table-cell>
          <table:table-cell office:value-type="float" office:value="2.1396" calcext:value-type="float">
            <text:p>2.1396</text:p>
          </table:table-cell>
          <table:table-cell office:value-type="float" office:value="3.61143" calcext:value-type="float">
            <text:p>3.61143</text:p>
          </table:table-cell>
          <table:table-cell office:value-type="float" office:value="0.6928785" calcext:value-type="float">
            <text:p>0.6928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3125" calcext:value-type="float">
            <text:p>-2.1013125</text:p>
          </table:table-cell>
          <table:table-cell office:value-type="float" office:value="3.452655" calcext:value-type="float">
            <text:p>3.452655</text:p>
          </table:table-cell>
          <table:table-cell office:value-type="float" office:value="0.606587" calcext:value-type="float">
            <text:p>0.606587</text:p>
          </table:table-cell>
          <table:table-cell office:value-type="float" office:value="-0.00125999999999999" calcext:value-type="float">
            <text:p>-0.00125999999999999</text:p>
          </table:table-cell>
          <table:table-cell office:value-type="float" office:value="4.7687625" calcext:value-type="float">
            <text:p>4.7687625</text:p>
          </table:table-cell>
          <table:table-cell office:value-type="float" office:value="1.807" calcext:value-type="float">
            <text:p>1.807</text:p>
          </table:table-cell>
          <table:table-cell office:value-type="float" office:value="2.1408" calcext:value-type="float">
            <text:p>2.1408</text:p>
          </table:table-cell>
          <table:table-cell office:value-type="float" office:value="3.61128" calcext:value-type="float">
            <text:p>3.61128</text:p>
          </table:table-cell>
          <table:table-cell office:value-type="float" office:value="0.6931285" calcext:value-type="float">
            <text:p>0.6931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0125" calcext:value-type="float">
            <text:p>-2.1010125</text:p>
          </table:table-cell>
          <table:table-cell office:value-type="float" office:value="3.453855" calcext:value-type="float">
            <text:p>3.453855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-0.00186000000000001" calcext:value-type="float">
            <text:p>-0.00186000000000001</text:p>
          </table:table-cell>
          <table:table-cell office:value-type="float" office:value="4.7746125" calcext:value-type="float">
            <text:p>4.7746125</text:p>
          </table:table-cell>
          <table:table-cell office:value-type="float" office:value="1.80628" calcext:value-type="float">
            <text:p>1.80628</text:p>
          </table:table-cell>
          <table:table-cell office:value-type="float" office:value="2.1396" calcext:value-type="float">
            <text:p>2.1396</text:p>
          </table:table-cell>
          <table:table-cell office:value-type="float" office:value="3.61113" calcext:value-type="float">
            <text:p>3.61113</text:p>
          </table:table-cell>
          <table:table-cell office:value-type="float" office:value="0.6926385" calcext:value-type="float">
            <text:p>0.6926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4125" calcext:value-type="float">
            <text:p>-2.1004125</text:p>
          </table:table-cell>
          <table:table-cell office:value-type="float" office:value="3.452055" calcext:value-type="float">
            <text:p>3.452055</text:p>
          </table:table-cell>
          <table:table-cell office:value-type="float" office:value="0.605857" calcext:value-type="float">
            <text:p>0.60585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719125" calcext:value-type="float">
            <text:p>4.7719125</text:p>
          </table:table-cell>
          <table:table-cell office:value-type="float" office:value="1.80676" calcext:value-type="float">
            <text:p>1.80676</text:p>
          </table:table-cell>
          <table:table-cell office:value-type="float" office:value="2.13975" calcext:value-type="float">
            <text:p>2.13975</text:p>
          </table:table-cell>
          <table:table-cell office:value-type="float" office:value="3.60858" calcext:value-type="float">
            <text:p>3.60858</text:p>
          </table:table-cell>
          <table:table-cell office:value-type="float" office:value="0.6923985" calcext:value-type="float">
            <text:p>0.69239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1625" calcext:value-type="float">
            <text:p>-2.1011625</text:p>
          </table:table-cell>
          <table:table-cell office:value-type="float" office:value="3.452955" calcext:value-type="float">
            <text:p>3.452955</text:p>
          </table:table-cell>
          <table:table-cell office:value-type="float" office:value="0.608037" calcext:value-type="float">
            <text:p>0.60803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28125" calcext:value-type="float">
            <text:p>4.7728125</text:p>
          </table:table-cell>
          <table:table-cell office:value-type="float" office:value="1.80821" calcext:value-type="float">
            <text:p>1.80821</text:p>
          </table:table-cell>
          <table:table-cell office:value-type="float" office:value="2.1408" calcext:value-type="float">
            <text:p>2.1408</text:p>
          </table:table-cell>
          <table:table-cell office:value-type="float" office:value="3.61203" calcext:value-type="float">
            <text:p>3.61203</text:p>
          </table:table-cell>
          <table:table-cell office:value-type="float" office:value="0.6931285" calcext:value-type="float">
            <text:p>0.6931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8625" calcext:value-type="float">
            <text:p>-2.1008625</text:p>
          </table:table-cell>
          <table:table-cell office:value-type="float" office:value="3.451755" calcext:value-type="float">
            <text:p>3.451755</text:p>
          </table:table-cell>
          <table:table-cell office:value-type="float" office:value="0.608277" calcext:value-type="float">
            <text:p>0.608277</text:p>
          </table:table-cell>
          <table:table-cell office:value-type="float" office:value="-0.000509999999999991" calcext:value-type="float">
            <text:p>-0.000509999999999991</text:p>
          </table:table-cell>
          <table:table-cell office:value-type="float" office:value="4.7725125" calcext:value-type="float">
            <text:p>4.7725125</text:p>
          </table:table-cell>
          <table:table-cell office:value-type="float" office:value="1.80894" calcext:value-type="float">
            <text:p>1.80894</text:p>
          </table:table-cell>
          <table:table-cell office:value-type="float" office:value="2.1402" calcext:value-type="float">
            <text:p>2.1402</text:p>
          </table:table-cell>
          <table:table-cell office:value-type="float" office:value="3.60843" calcext:value-type="float">
            <text:p>3.60843</text:p>
          </table:table-cell>
          <table:table-cell office:value-type="float" office:value="0.6933685" calcext:value-type="float">
            <text:p>0.69336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7125" calcext:value-type="float">
            <text:p>-2.1007125</text:p>
          </table:table-cell>
          <table:table-cell office:value-type="float" office:value="3.451305" calcext:value-type="float">
            <text:p>3.451305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-0.000810000000000002" calcext:value-type="float">
            <text:p>-0.000810000000000002</text:p>
          </table:table-cell>
          <table:table-cell office:value-type="float" office:value="4.7723625" calcext:value-type="float">
            <text:p>4.7723625</text:p>
          </table:table-cell>
          <table:table-cell office:value-type="float" office:value="1.80603" calcext:value-type="float">
            <text:p>1.80603</text:p>
          </table:table-cell>
          <table:table-cell office:value-type="float" office:value="2.13945" calcext:value-type="float">
            <text:p>2.13945</text:p>
          </table:table-cell>
          <table:table-cell office:value-type="float" office:value="3.60858" calcext:value-type="float">
            <text:p>3.60858</text:p>
          </table:table-cell>
          <table:table-cell office:value-type="float" office:value="0.6938485" calcext:value-type="float">
            <text:p>0.6938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6125" calcext:value-type="float">
            <text:p>-2.1016125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0.606587" calcext:value-type="float">
            <text:p>0.60658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717625" calcext:value-type="float">
            <text:p>4.7717625</text:p>
          </table:table-cell>
          <table:table-cell office:value-type="float" office:value="1.80749" calcext:value-type="float">
            <text:p>1.80749</text:p>
          </table:table-cell>
          <table:table-cell office:value-type="float" office:value="2.1399" calcext:value-type="float">
            <text:p>2.1399</text:p>
          </table:table-cell>
          <table:table-cell office:value-type="float" office:value="3.60888" calcext:value-type="float">
            <text:p>3.60888</text:p>
          </table:table-cell>
          <table:table-cell office:value-type="float" office:value="0.6931285" calcext:value-type="float">
            <text:p>0.6931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8625" calcext:value-type="float">
            <text:p>-2.1008625</text:p>
          </table:table-cell>
          <table:table-cell office:value-type="float" office:value="3.452955" calcext:value-type="float">
            <text:p>3.452955</text:p>
          </table:table-cell>
          <table:table-cell office:value-type="float" office:value="0.607307" calcext:value-type="float">
            <text:p>0.60730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753625" calcext:value-type="float">
            <text:p>4.7753625</text:p>
          </table:table-cell>
          <table:table-cell office:value-type="float" office:value="1.80797" calcext:value-type="float">
            <text:p>1.80797</text:p>
          </table:table-cell>
          <table:table-cell office:value-type="float" office:value="2.14095" calcext:value-type="float">
            <text:p>2.14095</text:p>
          </table:table-cell>
          <table:table-cell office:value-type="float" office:value="3.60933" calcext:value-type="float">
            <text:p>3.60933</text:p>
          </table:table-cell>
          <table:table-cell office:value-type="float" office:value="0.6938485" calcext:value-type="float">
            <text:p>0.6938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4625" calcext:value-type="float">
            <text:p>-2.1014625</text:p>
          </table:table-cell>
          <table:table-cell office:value-type="float" office:value="3.452505" calcext:value-type="float">
            <text:p>3.452505</text:p>
          </table:table-cell>
          <table:table-cell office:value-type="float" office:value="0.607307" calcext:value-type="float">
            <text:p>0.60730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53625" calcext:value-type="float">
            <text:p>4.7753625</text:p>
          </table:table-cell>
          <table:table-cell office:value-type="float" office:value="1.80773" calcext:value-type="float">
            <text:p>1.80773</text:p>
          </table:table-cell>
          <table:table-cell office:value-type="float" office:value="2.1408" calcext:value-type="float">
            <text:p>2.1408</text:p>
          </table:table-cell>
          <table:table-cell office:value-type="float" office:value="3.61083" calcext:value-type="float">
            <text:p>3.61083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3125" calcext:value-type="float">
            <text:p>-2.1013125</text:p>
          </table:table-cell>
          <table:table-cell office:value-type="float" office:value="3.452355" calcext:value-type="float">
            <text:p>3.452355</text:p>
          </table:table-cell>
          <table:table-cell office:value-type="float" office:value="0.607557" calcext:value-type="float">
            <text:p>0.607557</text:p>
          </table:table-cell>
          <table:table-cell office:value-type="float" office:value="-0.00125999999999999" calcext:value-type="float">
            <text:p>-0.00125999999999999</text:p>
          </table:table-cell>
          <table:table-cell office:value-type="float" office:value="4.7702625" calcext:value-type="float">
            <text:p>4.7702625</text:p>
          </table:table-cell>
          <table:table-cell office:value-type="float" office:value="1.807" calcext:value-type="float">
            <text:p>1.807</text:p>
          </table:table-cell>
          <table:table-cell office:value-type="float" office:value="2.1399" calcext:value-type="float">
            <text:p>2.1399</text:p>
          </table:table-cell>
          <table:table-cell office:value-type="float" office:value="3.61053" calcext:value-type="float">
            <text:p>3.61053</text:p>
          </table:table-cell>
          <table:table-cell office:value-type="float" office:value="0.6936085" calcext:value-type="float">
            <text:p>0.69360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0125" calcext:value-type="float">
            <text:p>-2.1010125</text:p>
          </table:table-cell>
          <table:table-cell office:value-type="float" office:value="3.452505" calcext:value-type="float">
            <text:p>3.452505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13125" calcext:value-type="float">
            <text:p>4.7713125</text:p>
          </table:table-cell>
          <table:table-cell office:value-type="float" office:value="1.80652" calcext:value-type="float">
            <text:p>1.80652</text:p>
          </table:table-cell>
          <table:table-cell office:value-type="float" office:value="2.14005" calcext:value-type="float">
            <text:p>2.14005</text:p>
          </table:table-cell>
          <table:table-cell office:value-type="float" office:value="3.61083" calcext:value-type="float">
            <text:p>3.61083</text:p>
          </table:table-cell>
          <table:table-cell office:value-type="float" office:value="0.6931285" calcext:value-type="float">
            <text:p>0.6931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4625" calcext:value-type="float">
            <text:p>-2.1014625</text:p>
          </table:table-cell>
          <table:table-cell office:value-type="float" office:value="3.452655" calcext:value-type="float">
            <text:p>3.452655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731125" calcext:value-type="float">
            <text:p>4.7731125</text:p>
          </table:table-cell>
          <table:table-cell office:value-type="float" office:value="1.80652" calcext:value-type="float">
            <text:p>1.80652</text:p>
          </table:table-cell>
          <table:table-cell office:value-type="float" office:value="2.13945" calcext:value-type="float">
            <text:p>2.13945</text:p>
          </table:table-cell>
          <table:table-cell office:value-type="float" office:value="3.60903" calcext:value-type="float">
            <text:p>3.60903</text:p>
          </table:table-cell>
          <table:table-cell office:value-type="float" office:value="0.6931285" calcext:value-type="float">
            <text:p>0.6931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0125" calcext:value-type="float">
            <text:p>-2.1010125</text:p>
          </table:table-cell>
          <table:table-cell office:value-type="float" office:value="3.452655" calcext:value-type="float">
            <text:p>3.452655</text:p>
          </table:table-cell>
          <table:table-cell office:value-type="float" office:value="0.606587" calcext:value-type="float">
            <text:p>0.606587</text:p>
          </table:table-cell>
          <table:table-cell office:value-type="float" office:value="-0.00125999999999999" calcext:value-type="float">
            <text:p>-0.00125999999999999</text:p>
          </table:table-cell>
          <table:table-cell office:value-type="float" office:value="4.7704125" calcext:value-type="float">
            <text:p>4.7704125</text:p>
          </table:table-cell>
          <table:table-cell office:value-type="float" office:value="1.80555" calcext:value-type="float">
            <text:p>1.80555</text:p>
          </table:table-cell>
          <table:table-cell office:value-type="float" office:value="2.1399" calcext:value-type="float">
            <text:p>2.1399</text:p>
          </table:table-cell>
          <table:table-cell office:value-type="float" office:value="3.60873" calcext:value-type="float">
            <text:p>3.60873</text:p>
          </table:table-cell>
          <table:table-cell office:value-type="float" office:value="0.6928785" calcext:value-type="float">
            <text:p>0.6928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2625" calcext:value-type="float">
            <text:p>-2.1002625</text:p>
          </table:table-cell>
          <table:table-cell office:value-type="float" office:value="3.451755" calcext:value-type="float">
            <text:p>3.451755</text:p>
          </table:table-cell>
          <table:table-cell office:value-type="float" office:value="0.606587" calcext:value-type="float">
            <text:p>0.60658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32625" calcext:value-type="float">
            <text:p>4.7732625</text:p>
          </table:table-cell>
          <table:table-cell office:value-type="float" office:value="1.80724" calcext:value-type="float">
            <text:p>1.80724</text:p>
          </table:table-cell>
          <table:table-cell office:value-type="float" office:value="2.14065" calcext:value-type="float">
            <text:p>2.14065</text:p>
          </table:table-cell>
          <table:table-cell office:value-type="float" office:value="3.61023" calcext:value-type="float">
            <text:p>3.61023</text:p>
          </table:table-cell>
          <table:table-cell office:value-type="float" office:value="0.6928785" calcext:value-type="float">
            <text:p>0.6928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8625" calcext:value-type="float">
            <text:p>-2.1008625</text:p>
          </table:table-cell>
          <table:table-cell office:value-type="float" office:value="3.454005" calcext:value-type="float">
            <text:p>3.454005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17625" calcext:value-type="float">
            <text:p>4.7717625</text:p>
          </table:table-cell>
          <table:table-cell office:value-type="float" office:value="1.80773" calcext:value-type="float">
            <text:p>1.80773</text:p>
          </table:table-cell>
          <table:table-cell office:value-type="float" office:value="2.14035" calcext:value-type="float">
            <text:p>2.14035</text:p>
          </table:table-cell>
          <table:table-cell office:value-type="float" office:value="3.60933" calcext:value-type="float">
            <text:p>3.60933</text:p>
          </table:table-cell>
          <table:table-cell office:value-type="float" office:value="0.6940885" calcext:value-type="float">
            <text:p>0.6940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0125" calcext:value-type="float">
            <text:p>-2.1010125</text:p>
          </table:table-cell>
          <table:table-cell office:value-type="float" office:value="3.453255" calcext:value-type="float">
            <text:p>3.453255</text:p>
          </table:table-cell>
          <table:table-cell office:value-type="float" office:value="0.608277" calcext:value-type="float">
            <text:p>0.60827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38625" calcext:value-type="float">
            <text:p>4.7738625</text:p>
          </table:table-cell>
          <table:table-cell office:value-type="float" office:value="1.80749" calcext:value-type="float">
            <text:p>1.80749</text:p>
          </table:table-cell>
          <table:table-cell office:value-type="float" office:value="2.1408" calcext:value-type="float">
            <text:p>2.1408</text:p>
          </table:table-cell>
          <table:table-cell office:value-type="float" office:value="3.61083" calcext:value-type="float">
            <text:p>3.61083</text:p>
          </table:table-cell>
          <table:table-cell office:value-type="float" office:value="0.6938485" calcext:value-type="float">
            <text:p>0.6938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4125" calcext:value-type="float">
            <text:p>-2.1004125</text:p>
          </table:table-cell>
          <table:table-cell office:value-type="float" office:value="3.452955" calcext:value-type="float">
            <text:p>3.452955</text:p>
          </table:table-cell>
          <table:table-cell office:value-type="float" office:value="0.607797" calcext:value-type="float">
            <text:p>0.607797</text:p>
          </table:table-cell>
          <table:table-cell office:value-type="float" office:value="-0.00156" calcext:value-type="float">
            <text:p>-0.00156</text:p>
          </table:table-cell>
          <table:table-cell office:value-type="float" office:value="4.7728125" calcext:value-type="float">
            <text:p>4.7728125</text:p>
          </table:table-cell>
          <table:table-cell office:value-type="float" office:value="1.80797" calcext:value-type="float">
            <text:p>1.80797</text:p>
          </table:table-cell>
          <table:table-cell office:value-type="float" office:value="2.14065" calcext:value-type="float">
            <text:p>2.14065</text:p>
          </table:table-cell>
          <table:table-cell office:value-type="float" office:value="3.61128" calcext:value-type="float">
            <text:p>3.61128</text:p>
          </table:table-cell>
          <table:table-cell office:value-type="float" office:value="0.6931285" calcext:value-type="float">
            <text:p>0.6931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1625" calcext:value-type="float">
            <text:p>-2.1011625</text:p>
          </table:table-cell>
          <table:table-cell office:value-type="float" office:value="3.454155" calcext:value-type="float">
            <text:p>3.454155</text:p>
          </table:table-cell>
          <table:table-cell office:value-type="float" office:value="0.607797" calcext:value-type="float">
            <text:p>0.60779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725125" calcext:value-type="float">
            <text:p>4.7725125</text:p>
          </table:table-cell>
          <table:table-cell office:value-type="float" office:value="1.80724" calcext:value-type="float">
            <text:p>1.80724</text:p>
          </table:table-cell>
          <table:table-cell office:value-type="float" office:value="2.14005" calcext:value-type="float">
            <text:p>2.14005</text:p>
          </table:table-cell>
          <table:table-cell office:value-type="float" office:value="3.60933" calcext:value-type="float">
            <text:p>3.60933</text:p>
          </table:table-cell>
          <table:table-cell office:value-type="float" office:value="0.6936085" calcext:value-type="float">
            <text:p>0.69360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5625" calcext:value-type="float">
            <text:p>-2.1005625</text:p>
          </table:table-cell>
          <table:table-cell office:value-type="float" office:value="3.452205" calcext:value-type="float">
            <text:p>3.452205</text:p>
          </table:table-cell>
          <table:table-cell office:value-type="float" office:value="0.607797" calcext:value-type="float">
            <text:p>0.607797</text:p>
          </table:table-cell>
          <table:table-cell office:value-type="float" office:value="-0.000659999999999997" calcext:value-type="float">
            <text:p>-0.000659999999999997</text:p>
          </table:table-cell>
          <table:table-cell office:value-type="float" office:value="4.7726625" calcext:value-type="float">
            <text:p>4.7726625</text:p>
          </table:table-cell>
          <table:table-cell office:value-type="float" office:value="1.80724" calcext:value-type="float">
            <text:p>1.80724</text:p>
          </table:table-cell>
          <table:table-cell office:value-type="float" office:value="2.14035" calcext:value-type="float">
            <text:p>2.14035</text:p>
          </table:table-cell>
          <table:table-cell office:value-type="float" office:value="3.61053" calcext:value-type="float">
            <text:p>3.61053</text:p>
          </table:table-cell>
          <table:table-cell office:value-type="float" office:value="0.6938485" calcext:value-type="float">
            <text:p>0.6938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4125" calcext:value-type="float">
            <text:p>-2.1004125</text:p>
          </table:table-cell>
          <table:table-cell office:value-type="float" office:value="3.455205" calcext:value-type="float">
            <text:p>3.455205</text:p>
          </table:table-cell>
          <table:table-cell office:value-type="float" office:value="0.608037" calcext:value-type="float">
            <text:p>0.608037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4.7708625" calcext:value-type="float">
            <text:p>4.7708625</text:p>
          </table:table-cell>
          <table:table-cell office:value-type="float" office:value="1.80797" calcext:value-type="float">
            <text:p>1.80797</text:p>
          </table:table-cell>
          <table:table-cell office:value-type="float" office:value="2.14035" calcext:value-type="float">
            <text:p>2.14035</text:p>
          </table:table-cell>
          <table:table-cell office:value-type="float" office:value="3.61098" calcext:value-type="float">
            <text:p>3.61098</text:p>
          </table:table-cell>
          <table:table-cell office:value-type="float" office:value="0.6931285" calcext:value-type="float">
            <text:p>0.6931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7125" calcext:value-type="float">
            <text:p>-2.1007125</text:p>
          </table:table-cell>
          <table:table-cell office:value-type="float" office:value="3.451755" calcext:value-type="float">
            <text:p>3.451755</text:p>
          </table:table-cell>
          <table:table-cell office:value-type="float" office:value="0.607797" calcext:value-type="float">
            <text:p>0.60779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735625" calcext:value-type="float">
            <text:p>4.7735625</text:p>
          </table:table-cell>
          <table:table-cell office:value-type="float" office:value="1.8087" calcext:value-type="float">
            <text:p>1.8087</text:p>
          </table:table-cell>
          <table:table-cell office:value-type="float" office:value="2.1399" calcext:value-type="float">
            <text:p>2.1399</text:p>
          </table:table-cell>
          <table:table-cell office:value-type="float" office:value="3.61068" calcext:value-type="float">
            <text:p>3.61068</text:p>
          </table:table-cell>
          <table:table-cell office:value-type="float" office:value="0.6938485" calcext:value-type="float">
            <text:p>0.6938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7125" calcext:value-type="float">
            <text:p>-2.1007125</text:p>
          </table:table-cell>
          <table:table-cell office:value-type="float" office:value="3.453705" calcext:value-type="float">
            <text:p>3.453705</text:p>
          </table:table-cell>
          <table:table-cell office:value-type="float" office:value="0.607797" calcext:value-type="float">
            <text:p>0.60779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29625" calcext:value-type="float">
            <text:p>4.7729625</text:p>
          </table:table-cell>
          <table:table-cell office:value-type="float" office:value="1.80676" calcext:value-type="float">
            <text:p>1.80676</text:p>
          </table:table-cell>
          <table:table-cell office:value-type="float" office:value="2.1405" calcext:value-type="float">
            <text:p>2.1405</text:p>
          </table:table-cell>
          <table:table-cell office:value-type="float" office:value="3.61068" calcext:value-type="float">
            <text:p>3.61068</text:p>
          </table:table-cell>
          <table:table-cell office:value-type="float" office:value="0.6928785" calcext:value-type="float">
            <text:p>0.6928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0125" calcext:value-type="float">
            <text:p>-2.1010125</text:p>
          </table:table-cell>
          <table:table-cell office:value-type="float" office:value="3.454605" calcext:value-type="float">
            <text:p>3.454605</text:p>
          </table:table-cell>
          <table:table-cell office:value-type="float" office:value="0.607557" calcext:value-type="float">
            <text:p>0.607557</text:p>
          </table:table-cell>
          <table:table-cell office:value-type="float" office:value="-0.00111000000000001" calcext:value-type="float">
            <text:p>-0.00111000000000001</text:p>
          </table:table-cell>
          <table:table-cell office:value-type="float" office:value="4.7713125" calcext:value-type="float">
            <text:p>4.7713125</text:p>
          </table:table-cell>
          <table:table-cell office:value-type="float" office:value="1.80724" calcext:value-type="float">
            <text:p>1.80724</text:p>
          </table:table-cell>
          <table:table-cell office:value-type="float" office:value="2.1405" calcext:value-type="float">
            <text:p>2.1405</text:p>
          </table:table-cell>
          <table:table-cell office:value-type="float" office:value="3.61008" calcext:value-type="float">
            <text:p>3.61008</text:p>
          </table:table-cell>
          <table:table-cell office:value-type="float" office:value="0.6936085" calcext:value-type="float">
            <text:p>0.69360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2625" calcext:value-type="float">
            <text:p>-2.1002625</text:p>
          </table:table-cell>
          <table:table-cell office:value-type="float" office:value="3.452355" calcext:value-type="float">
            <text:p>3.452355</text:p>
          </table:table-cell>
          <table:table-cell office:value-type="float" office:value="0.606827" calcext:value-type="float">
            <text:p>0.606827</text:p>
          </table:table-cell>
          <table:table-cell office:value-type="float" office:value="-0.00125999999999999" calcext:value-type="float">
            <text:p>-0.00125999999999999</text:p>
          </table:table-cell>
          <table:table-cell office:value-type="float" office:value="4.7729625" calcext:value-type="float">
            <text:p>4.7729625</text:p>
          </table:table-cell>
          <table:table-cell office:value-type="float" office:value="1.80773" calcext:value-type="float">
            <text:p>1.80773</text:p>
          </table:table-cell>
          <table:table-cell office:value-type="float" office:value="2.14095" calcext:value-type="float">
            <text:p>2.14095</text:p>
          </table:table-cell>
          <table:table-cell office:value-type="float" office:value="3.61023" calcext:value-type="float">
            <text:p>3.61023</text:p>
          </table:table-cell>
          <table:table-cell office:value-type="float" office:value="0.6928785" calcext:value-type="float">
            <text:p>0.6928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4125" calcext:value-type="float">
            <text:p>-2.1004125</text:p>
          </table:table-cell>
          <table:table-cell office:value-type="float" office:value="3.452055" calcext:value-type="float">
            <text:p>3.452055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-0.00125999999999999" calcext:value-type="float">
            <text:p>-0.00125999999999999</text:p>
          </table:table-cell>
          <table:table-cell office:value-type="float" office:value="4.7752125" calcext:value-type="float">
            <text:p>4.7752125</text:p>
          </table:table-cell>
          <table:table-cell office:value-type="float" office:value="1.80845" calcext:value-type="float">
            <text:p>1.80845</text:p>
          </table:table-cell>
          <table:table-cell office:value-type="float" office:value="2.1399" calcext:value-type="float">
            <text:p>2.1399</text:p>
          </table:table-cell>
          <table:table-cell office:value-type="float" office:value="3.61023" calcext:value-type="float">
            <text:p>3.61023</text:p>
          </table:table-cell>
          <table:table-cell office:value-type="float" office:value="0.6921585" calcext:value-type="float">
            <text:p>0.6921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5625" calcext:value-type="float">
            <text:p>-2.1005625</text:p>
          </table:table-cell>
          <table:table-cell office:value-type="float" office:value="3.452505" calcext:value-type="float">
            <text:p>3.452505</text:p>
          </table:table-cell>
          <table:table-cell office:value-type="float" office:value="0.607307" calcext:value-type="float">
            <text:p>0.607307</text:p>
          </table:table-cell>
          <table:table-cell office:value-type="float" office:value="-0.00125999999999999" calcext:value-type="float">
            <text:p>-0.00125999999999999</text:p>
          </table:table-cell>
          <table:table-cell office:value-type="float" office:value="4.7698125" calcext:value-type="float">
            <text:p>4.7698125</text:p>
          </table:table-cell>
          <table:table-cell office:value-type="float" office:value="1.807" calcext:value-type="float">
            <text:p>1.807</text:p>
          </table:table-cell>
          <table:table-cell office:value-type="float" office:value="2.1396" calcext:value-type="float">
            <text:p>2.1396</text:p>
          </table:table-cell>
          <table:table-cell office:value-type="float" office:value="3.60888" calcext:value-type="float">
            <text:p>3.60888</text:p>
          </table:table-cell>
          <table:table-cell office:value-type="float" office:value="0.6928785" calcext:value-type="float">
            <text:p>0.6928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0125" calcext:value-type="float">
            <text:p>-2.1010125</text:p>
          </table:table-cell>
          <table:table-cell office:value-type="float" office:value="3.451155" calcext:value-type="float">
            <text:p>3.451155</text:p>
          </table:table-cell>
          <table:table-cell office:value-type="float" office:value="0.607307" calcext:value-type="float">
            <text:p>0.607307</text:p>
          </table:table-cell>
          <table:table-cell office:value-type="float" office:value="-0.000810000000000002" calcext:value-type="float">
            <text:p>-0.000810000000000002</text:p>
          </table:table-cell>
          <table:table-cell office:value-type="float" office:value="4.7726625" calcext:value-type="float">
            <text:p>4.7726625</text:p>
          </table:table-cell>
          <table:table-cell office:value-type="float" office:value="1.80749" calcext:value-type="float">
            <text:p>1.80749</text:p>
          </table:table-cell>
          <table:table-cell office:value-type="float" office:value="2.13975" calcext:value-type="float">
            <text:p>2.13975</text:p>
          </table:table-cell>
          <table:table-cell office:value-type="float" office:value="3.61098" calcext:value-type="float">
            <text:p>3.61098</text:p>
          </table:table-cell>
          <table:table-cell office:value-type="float" office:value="0.6928785" calcext:value-type="float">
            <text:p>0.6928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11625" calcext:value-type="float">
            <text:p>-2.1011625</text:p>
          </table:table-cell>
          <table:table-cell office:value-type="float" office:value="3.452955" calcext:value-type="float">
            <text:p>3.452955</text:p>
          </table:table-cell>
          <table:table-cell office:value-type="float" office:value="0.607307" calcext:value-type="float">
            <text:p>0.607307</text:p>
          </table:table-cell>
          <table:table-cell office:value-type="float" office:value="-0.000960000000000008" calcext:value-type="float">
            <text:p>-0.000960000000000008</text:p>
          </table:table-cell>
          <table:table-cell office:value-type="float" office:value="4.7725125" calcext:value-type="float">
            <text:p>4.7725125</text:p>
          </table:table-cell>
          <table:table-cell office:value-type="float" office:value="1.807" calcext:value-type="float">
            <text:p>1.807</text:p>
          </table:table-cell>
          <table:table-cell office:value-type="float" office:value="2.14035" calcext:value-type="float">
            <text:p>2.14035</text:p>
          </table:table-cell>
          <table:table-cell office:value-type="float" office:value="3.61173" calcext:value-type="float">
            <text:p>3.61173</text:p>
          </table:table-cell>
          <table:table-cell office:value-type="float" office:value="0.6933685" calcext:value-type="float">
            <text:p>0.69336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2625" calcext:value-type="float">
            <text:p>-2.1002625</text:p>
          </table:table-cell>
          <table:table-cell office:value-type="float" office:value="3.453105" calcext:value-type="float">
            <text:p>3.453105</text:p>
          </table:table-cell>
          <table:table-cell office:value-type="float" office:value="0.607307" calcext:value-type="float">
            <text:p>0.607307</text:p>
          </table:table-cell>
          <table:table-cell office:value-type="float" office:value="-0.000810000000000002" calcext:value-type="float">
            <text:p>-0.000810000000000002</text:p>
          </table:table-cell>
          <table:table-cell office:value-type="float" office:value="4.7740125" calcext:value-type="float">
            <text:p>4.7740125</text:p>
          </table:table-cell>
          <table:table-cell office:value-type="float" office:value="1.80749" calcext:value-type="float">
            <text:p>1.80749</text:p>
          </table:table-cell>
          <table:table-cell office:value-type="float" office:value="2.1405" calcext:value-type="float">
            <text:p>2.1405</text:p>
          </table:table-cell>
          <table:table-cell office:value-type="float" office:value="3.60963" calcext:value-type="float">
            <text:p>3.60963</text:p>
          </table:table-cell>
          <table:table-cell office:value-type="float" office:value="0.6931285" calcext:value-type="float">
            <text:p>0.6931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1004125" calcext:value-type="float">
            <text:p>-2.1004125</text:p>
          </table:table-cell>
          <table:table-cell office:value-type="float" office:value="3.451755" calcext:value-type="float">
            <text:p>3.451755</text:p>
          </table:table-cell>
          <table:table-cell office:value-type="float" office:value="0.360717" calcext:value-type="float">
            <text:p>0.360717</text:p>
          </table:table-cell>
          <table:table-cell office:value-type="float" office:value="-0.09051" calcext:value-type="float">
            <text:p>-0.09051</text:p>
          </table:table-cell>
          <table:table-cell office:value-type="float" office:value="0.2021625" calcext:value-type="float">
            <text:p>0.2021625</text:p>
          </table:table-cell>
          <table:table-cell office:value-type="float" office:value="-0.02131" calcext:value-type="float">
            <text:p>-0.02131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6783" calcext:value-type="float">
            <text:p>0.06783</text:p>
          </table:table-cell>
          <table:table-cell office:value-type="float" office:value="-0.0909515" calcext:value-type="float">
            <text:p>-0.0909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60625" calcext:value-type="float">
            <text:p>-0.0860625</text:p>
          </table:table-cell>
          <table:table-cell office:value-type="float" office:value="0.053355" calcext:value-type="float">
            <text:p>0.053355</text:p>
          </table:table-cell>
          <table:table-cell office:value-type="float" office:value="-0.099573" calcext:value-type="float">
            <text:p>-0.099573</text:p>
          </table:table-cell>
          <table:table-cell office:value-type="float" office:value="-0.00921000000000001" calcext:value-type="float">
            <text:p>-0.00921000000000001</text:p>
          </table:table-cell>
          <table:table-cell office:value-type="float" office:value="0.0811125" calcext:value-type="float">
            <text:p>0.0811125</text:p>
          </table:table-cell>
          <table:table-cell office:value-type="float" office:value="-0.03486" calcext:value-type="float">
            <text:p>-0.03486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-0.0924115" calcext:value-type="float">
            <text:p>-0.09241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62125" calcext:value-type="float">
            <text:p>-0.0862125</text:p>
          </table:table-cell>
          <table:table-cell office:value-type="float" office:value="0.052155" calcext:value-type="float">
            <text:p>0.052155</text:p>
          </table:table-cell>
          <table:table-cell office:value-type="float" office:value="-0.100053" calcext:value-type="float">
            <text:p>-0.100053</text:p>
          </table:table-cell>
          <table:table-cell office:value-type="float" office:value="-0.00861000000000001" calcext:value-type="float">
            <text:p>-0.00861000000000001</text:p>
          </table:table-cell>
          <table:table-cell office:value-type="float" office:value="0.0814125" calcext:value-type="float">
            <text:p>0.0814125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-0.0924115" calcext:value-type="float">
            <text:p>-0.09241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4625" calcext:value-type="float">
            <text:p>-0.0854625</text:p>
          </table:table-cell>
          <table:table-cell office:value-type="float" office:value="0.052155" calcext:value-type="float">
            <text:p>0.052155</text:p>
          </table:table-cell>
          <table:table-cell office:value-type="float" office:value="-0.099813" calcext:value-type="float">
            <text:p>-0.099813</text:p>
          </table:table-cell>
          <table:table-cell office:value-type="float" office:value="-0.00831" calcext:value-type="float">
            <text:p>-0.00831</text:p>
          </table:table-cell>
          <table:table-cell office:value-type="float" office:value="0.0817125" calcext:value-type="float">
            <text:p>0.0817125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05763" calcext:value-type="float">
            <text:p>0.05763</text:p>
          </table:table-cell>
          <table:table-cell office:value-type="float" office:value="-0.0928915" calcext:value-type="float">
            <text:p>-0.09289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4625" calcext:value-type="float">
            <text:p>-0.0854625</text:p>
          </table:table-cell>
          <table:table-cell office:value-type="float" office:value="0.052905" calcext:value-type="float">
            <text:p>0.052905</text:p>
          </table:table-cell>
          <table:table-cell office:value-type="float" office:value="-0.100293" calcext:value-type="float">
            <text:p>-0.10029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20125" calcext:value-type="float">
            <text:p>0.0820125</text:p>
          </table:table-cell>
          <table:table-cell office:value-type="float" office:value="-0.03583" calcext:value-type="float">
            <text:p>-0.0358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-0.0926515" calcext:value-type="float">
            <text:p>-0.0926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4625" calcext:value-type="float">
            <text:p>-0.0854625</text:p>
          </table:table-cell>
          <table:table-cell office:value-type="float" office:value="0.053505" calcext:value-type="float">
            <text:p>0.053505</text:p>
          </table:table-cell>
          <table:table-cell office:value-type="float" office:value="-0.100293" calcext:value-type="float">
            <text:p>-0.100293</text:p>
          </table:table-cell>
          <table:table-cell office:value-type="float" office:value="-0.00846000000000001" calcext:value-type="float">
            <text:p>-0.00846000000000001</text:p>
          </table:table-cell>
          <table:table-cell office:value-type="float" office:value="0.0827625" calcext:value-type="float">
            <text:p>0.0827625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-0.0924115" calcext:value-type="float">
            <text:p>-0.09241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7625000000001" calcext:value-type="float">
            <text:p>-0.0857625000000001</text:p>
          </table:table-cell>
          <table:table-cell office:value-type="float" office:value="0.052455" calcext:value-type="float">
            <text:p>0.052455</text:p>
          </table:table-cell>
          <table:table-cell office:value-type="float" office:value="-0.099813" calcext:value-type="float">
            <text:p>-0.09981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11125" calcext:value-type="float">
            <text:p>0.0811125</text:p>
          </table:table-cell>
          <table:table-cell office:value-type="float" office:value="-0.03486" calcext:value-type="float">
            <text:p>-0.03486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-0.0924115" calcext:value-type="float">
            <text:p>-0.09241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9125" calcext:value-type="float">
            <text:p>-0.0859125</text:p>
          </table:table-cell>
          <table:table-cell office:value-type="float" office:value="0.052005" calcext:value-type="float">
            <text:p>0.052005</text:p>
          </table:table-cell>
          <table:table-cell office:value-type="float" office:value="-0.099573" calcext:value-type="float">
            <text:p>-0.099573</text:p>
          </table:table-cell>
          <table:table-cell office:value-type="float" office:value="-0.00846000000000001" calcext:value-type="float">
            <text:p>-0.00846000000000001</text:p>
          </table:table-cell>
          <table:table-cell office:value-type="float" office:value="0.0809625" calcext:value-type="float">
            <text:p>0.0809625</text:p>
          </table:table-cell>
          <table:table-cell office:value-type="float" office:value="-0.03486" calcext:value-type="float">
            <text:p>-0.03486</text:p>
          </table:table-cell>
          <table:table-cell office:value-type="float" office:value="0.07845" calcext:value-type="float">
            <text:p>0.07845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-0.0926515" calcext:value-type="float">
            <text:p>-0.0926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3125000000001" calcext:value-type="float">
            <text:p>-0.0853125000000001</text:p>
          </table:table-cell>
          <table:table-cell office:value-type="float" office:value="0.050655" calcext:value-type="float">
            <text:p>0.050655</text:p>
          </table:table-cell>
          <table:table-cell office:value-type="float" office:value="-0.099083" calcext:value-type="float">
            <text:p>-0.09908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09625" calcext:value-type="float">
            <text:p>0.0809625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-0.0916815" calcext:value-type="float">
            <text:p>-0.09168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60625" calcext:value-type="float">
            <text:p>-0.0860625</text:p>
          </table:table-cell>
          <table:table-cell office:value-type="float" office:value="0.052155" calcext:value-type="float">
            <text:p>0.052155</text:p>
          </table:table-cell>
          <table:table-cell office:value-type="float" office:value="-0.098843" calcext:value-type="float">
            <text:p>-0.098843</text:p>
          </table:table-cell>
          <table:table-cell office:value-type="float" office:value="-0.00861000000000001" calcext:value-type="float">
            <text:p>-0.00861000000000001</text:p>
          </table:table-cell>
          <table:table-cell office:value-type="float" office:value="0.0808125" calcext:value-type="float">
            <text:p>0.0808125</text:p>
          </table:table-cell>
          <table:table-cell office:value-type="float" office:value="-0.03534" calcext:value-type="float">
            <text:p>-0.03534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5643" calcext:value-type="float">
            <text:p>0.05643</text:p>
          </table:table-cell>
          <table:table-cell office:value-type="float" office:value="-0.0919215" calcext:value-type="float">
            <text:p>-0.0919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1625" calcext:value-type="float">
            <text:p>-0.0851625</text:p>
          </table:table-cell>
          <table:table-cell office:value-type="float" office:value="0.050805" calcext:value-type="float">
            <text:p>0.050805</text:p>
          </table:table-cell>
          <table:table-cell office:value-type="float" office:value="-0.099083" calcext:value-type="float">
            <text:p>-0.099083</text:p>
          </table:table-cell>
          <table:table-cell office:value-type="float" office:value="-0.00831" calcext:value-type="float">
            <text:p>-0.00831</text:p>
          </table:table-cell>
          <table:table-cell office:value-type="float" office:value="0.0808125" calcext:value-type="float">
            <text:p>0.0808125</text:p>
          </table:table-cell>
          <table:table-cell office:value-type="float" office:value="-0.03438" calcext:value-type="float">
            <text:p>-0.03438</text:p>
          </table:table-cell>
          <table:table-cell office:value-type="float" office:value="0.07845" calcext:value-type="float">
            <text:p>0.07845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-0.0912015" calcext:value-type="float">
            <text:p>-0.0912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60625" calcext:value-type="float">
            <text:p>-0.0860625</text:p>
          </table:table-cell>
          <table:table-cell office:value-type="float" office:value="0.051705" calcext:value-type="float">
            <text:p>0.051705</text:p>
          </table:table-cell>
          <table:table-cell office:value-type="float" office:value="-0.098843" calcext:value-type="float">
            <text:p>-0.098843</text:p>
          </table:table-cell>
          <table:table-cell office:value-type="float" office:value="-0.00861000000000001" calcext:value-type="float">
            <text:p>-0.00861000000000001</text:p>
          </table:table-cell>
          <table:table-cell office:value-type="float" office:value="0.0820125" calcext:value-type="float">
            <text:p>0.0820125</text:p>
          </table:table-cell>
          <table:table-cell office:value-type="float" office:value="-0.03534" calcext:value-type="float">
            <text:p>-0.0353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-0.0919215" calcext:value-type="float">
            <text:p>-0.0919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3125000000001" calcext:value-type="float">
            <text:p>-0.0853125000000001</text:p>
          </table:table-cell>
          <table:table-cell office:value-type="float" office:value="0.051255" calcext:value-type="float">
            <text:p>0.051255</text:p>
          </table:table-cell>
          <table:table-cell office:value-type="float" office:value="-0.098603" calcext:value-type="float">
            <text:p>-0.098603</text:p>
          </table:table-cell>
          <table:table-cell office:value-type="float" office:value="-0.00936000000000001" calcext:value-type="float">
            <text:p>-0.00936000000000001</text:p>
          </table:table-cell>
          <table:table-cell office:value-type="float" office:value="0.0800625" calcext:value-type="float">
            <text:p>0.0800625</text:p>
          </table:table-cell>
          <table:table-cell office:value-type="float" office:value="-0.03534" calcext:value-type="float">
            <text:p>-0.03534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-0.0921615" calcext:value-type="float">
            <text:p>-0.09216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7625000000001" calcext:value-type="float">
            <text:p>-0.0857625000000001</text:p>
          </table:table-cell>
          <table:table-cell office:value-type="float" office:value="0.052155" calcext:value-type="float">
            <text:p>0.052155</text:p>
          </table:table-cell>
          <table:table-cell office:value-type="float" office:value="-0.098603" calcext:value-type="float">
            <text:p>-0.098603</text:p>
          </table:table-cell>
          <table:table-cell office:value-type="float" office:value="-0.00861000000000001" calcext:value-type="float">
            <text:p>-0.00861000000000001</text:p>
          </table:table-cell>
          <table:table-cell office:value-type="float" office:value="0.0814125" calcext:value-type="float">
            <text:p>0.0814125</text:p>
          </table:table-cell>
          <table:table-cell office:value-type="float" office:value="-0.03534" calcext:value-type="float">
            <text:p>-0.03534</text:p>
          </table:table-cell>
          <table:table-cell office:value-type="float" office:value="0.07845" calcext:value-type="float">
            <text:p>0.07845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-0.0921615" calcext:value-type="float">
            <text:p>-0.09216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9125" calcext:value-type="float">
            <text:p>-0.0859125</text:p>
          </table:table-cell>
          <table:table-cell office:value-type="float" office:value="0.052305" calcext:value-type="float">
            <text:p>0.052305</text:p>
          </table:table-cell>
          <table:table-cell office:value-type="float" office:value="-0.099083" calcext:value-type="float">
            <text:p>-0.099083</text:p>
          </table:table-cell>
          <table:table-cell office:value-type="float" office:value="-0.00906" calcext:value-type="float">
            <text:p>-0.00906</text:p>
          </table:table-cell>
          <table:table-cell office:value-type="float" office:value="0.0803625" calcext:value-type="float">
            <text:p>0.0803625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-0.0914415" calcext:value-type="float">
            <text:p>-0.09144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6125" calcext:value-type="float">
            <text:p>-0.0856125</text:p>
          </table:table-cell>
          <table:table-cell office:value-type="float" office:value="0.050805" calcext:value-type="float">
            <text:p>0.050805</text:p>
          </table:table-cell>
          <table:table-cell office:value-type="float" office:value="-0.098843" calcext:value-type="float">
            <text:p>-0.09884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05125" calcext:value-type="float">
            <text:p>0.0805125</text:p>
          </table:table-cell>
          <table:table-cell office:value-type="float" office:value="-0.03486" calcext:value-type="float">
            <text:p>-0.0348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-0.0914415" calcext:value-type="float">
            <text:p>-0.09144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60625" calcext:value-type="float">
            <text:p>-0.0860625</text:p>
          </table:table-cell>
          <table:table-cell office:value-type="float" office:value="0.050805" calcext:value-type="float">
            <text:p>0.050805</text:p>
          </table:table-cell>
          <table:table-cell office:value-type="float" office:value="-0.098843" calcext:value-type="float">
            <text:p>-0.098843</text:p>
          </table:table-cell>
          <table:table-cell office:value-type="float" office:value="-0.00891" calcext:value-type="float">
            <text:p>-0.00891</text:p>
          </table:table-cell>
          <table:table-cell office:value-type="float" office:value="0.0809625" calcext:value-type="float">
            <text:p>0.0809625</text:p>
          </table:table-cell>
          <table:table-cell office:value-type="float" office:value="-0.03413" calcext:value-type="float">
            <text:p>-0.03413</text:p>
          </table:table-cell>
          <table:table-cell office:value-type="float" office:value="0.07815" calcext:value-type="float">
            <text:p>0.07815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-0.0912015" calcext:value-type="float">
            <text:p>-0.0912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60625" calcext:value-type="float">
            <text:p>-0.0860625</text:p>
          </table:table-cell>
          <table:table-cell office:value-type="float" office:value="0.052005" calcext:value-type="float">
            <text:p>0.052005</text:p>
          </table:table-cell>
          <table:table-cell office:value-type="float" office:value="-0.099083" calcext:value-type="float">
            <text:p>-0.099083</text:p>
          </table:table-cell>
          <table:table-cell office:value-type="float" office:value="-0.00861000000000001" calcext:value-type="float">
            <text:p>-0.00861000000000001</text:p>
          </table:table-cell>
          <table:table-cell office:value-type="float" office:value="0.0799125" calcext:value-type="float">
            <text:p>0.0799125</text:p>
          </table:table-cell>
          <table:table-cell office:value-type="float" office:value="-0.03486" calcext:value-type="float">
            <text:p>-0.03486</text:p>
          </table:table-cell>
          <table:table-cell office:value-type="float" office:value="0.07905" calcext:value-type="float">
            <text:p>0.07905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-0.0912015" calcext:value-type="float">
            <text:p>-0.0912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63625" calcext:value-type="float">
            <text:p>-0.0863625</text:p>
          </table:table-cell>
          <table:table-cell office:value-type="float" office:value="0.051555" calcext:value-type="float">
            <text:p>0.051555</text:p>
          </table:table-cell>
          <table:table-cell office:value-type="float" office:value="-0.098603" calcext:value-type="float">
            <text:p>-0.09860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08125" calcext:value-type="float">
            <text:p>0.0808125</text:p>
          </table:table-cell>
          <table:table-cell office:value-type="float" office:value="-0.03438" calcext:value-type="float">
            <text:p>-0.034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-0.0909515" calcext:value-type="float">
            <text:p>-0.0909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9125" calcext:value-type="float">
            <text:p>-0.0859125</text:p>
          </table:table-cell>
          <table:table-cell office:value-type="float" office:value="0.051105" calcext:value-type="float">
            <text:p>0.051105</text:p>
          </table:table-cell>
          <table:table-cell office:value-type="float" office:value="-0.098603" calcext:value-type="float">
            <text:p>-0.098603</text:p>
          </table:table-cell>
          <table:table-cell office:value-type="float" office:value="-0.00906" calcext:value-type="float">
            <text:p>-0.00906</text:p>
          </table:table-cell>
          <table:table-cell office:value-type="float" office:value="0.0808125" calcext:value-type="float">
            <text:p>0.0808125</text:p>
          </table:table-cell>
          <table:table-cell office:value-type="float" office:value="-0.03438" calcext:value-type="float">
            <text:p>-0.03438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-0.0919215" calcext:value-type="float">
            <text:p>-0.0919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6125" calcext:value-type="float">
            <text:p>-0.0856125</text:p>
          </table:table-cell>
          <table:table-cell office:value-type="float" office:value="0.051705" calcext:value-type="float">
            <text:p>0.051705</text:p>
          </table:table-cell>
          <table:table-cell office:value-type="float" office:value="-0.098603" calcext:value-type="float">
            <text:p>-0.098603</text:p>
          </table:table-cell>
          <table:table-cell office:value-type="float" office:value="-0.00891" calcext:value-type="float">
            <text:p>-0.00891</text:p>
          </table:table-cell>
          <table:table-cell office:value-type="float" office:value="0.0823125" calcext:value-type="float">
            <text:p>0.0823125</text:p>
          </table:table-cell>
          <table:table-cell office:value-type="float" office:value="-0.03486" calcext:value-type="float">
            <text:p>-0.03486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-0.0919215" calcext:value-type="float">
            <text:p>-0.0919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7625000000001" calcext:value-type="float">
            <text:p>-0.0857625000000001</text:p>
          </table:table-cell>
          <table:table-cell office:value-type="float" office:value="0.051855" calcext:value-type="float">
            <text:p>0.051855</text:p>
          </table:table-cell>
          <table:table-cell office:value-type="float" office:value="-0.098363" calcext:value-type="float">
            <text:p>-0.098363</text:p>
          </table:table-cell>
          <table:table-cell office:value-type="float" office:value="-0.00831" calcext:value-type="float">
            <text:p>-0.00831</text:p>
          </table:table-cell>
          <table:table-cell office:value-type="float" office:value="0.0806625" calcext:value-type="float">
            <text:p>0.0806625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5538" calcext:value-type="float">
            <text:p>0.05538</text:p>
          </table:table-cell>
          <table:table-cell office:value-type="float" office:value="-0.0914415" calcext:value-type="float">
            <text:p>-0.09144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4625" calcext:value-type="float">
            <text:p>-0.0854625</text:p>
          </table:table-cell>
          <table:table-cell office:value-type="float" office:value="0.052755" calcext:value-type="float">
            <text:p>0.052755</text:p>
          </table:table-cell>
          <table:table-cell office:value-type="float" office:value="-0.098363" calcext:value-type="float">
            <text:p>-0.098363</text:p>
          </table:table-cell>
          <table:table-cell office:value-type="float" office:value="-0.00891" calcext:value-type="float">
            <text:p>-0.00891</text:p>
          </table:table-cell>
          <table:table-cell office:value-type="float" office:value="0.0820125" calcext:value-type="float">
            <text:p>0.0820125</text:p>
          </table:table-cell>
          <table:table-cell office:value-type="float" office:value="-0.03462" calcext:value-type="float">
            <text:p>-0.03462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05583" calcext:value-type="float">
            <text:p>0.05583</text:p>
          </table:table-cell>
          <table:table-cell office:value-type="float" office:value="-0.0916815" calcext:value-type="float">
            <text:p>-0.09168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6125" calcext:value-type="float">
            <text:p>-0.0856125</text:p>
          </table:table-cell>
          <table:table-cell office:value-type="float" office:value="0.052455" calcext:value-type="float">
            <text:p>0.052455</text:p>
          </table:table-cell>
          <table:table-cell office:value-type="float" office:value="-0.098603" calcext:value-type="float">
            <text:p>-0.09860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11125" calcext:value-type="float">
            <text:p>0.0811125</text:p>
          </table:table-cell>
          <table:table-cell office:value-type="float" office:value="-0.03438" calcext:value-type="float">
            <text:p>-0.03438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-0.0916815" calcext:value-type="float">
            <text:p>-0.09168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0125" calcext:value-type="float">
            <text:p>-0.0850125</text:p>
          </table:table-cell>
          <table:table-cell office:value-type="float" office:value="0.052155" calcext:value-type="float">
            <text:p>0.052155</text:p>
          </table:table-cell>
          <table:table-cell office:value-type="float" office:value="-0.099573" calcext:value-type="float">
            <text:p>-0.099573</text:p>
          </table:table-cell>
          <table:table-cell office:value-type="float" office:value="-0.00906" calcext:value-type="float">
            <text:p>-0.00906</text:p>
          </table:table-cell>
          <table:table-cell office:value-type="float" office:value="0.0814125" calcext:value-type="float">
            <text:p>0.0814125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0.07815" calcext:value-type="float">
            <text:p>0.07815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-0.0919215" calcext:value-type="float">
            <text:p>-0.0919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3125000000001" calcext:value-type="float">
            <text:p>-0.0853125000000001</text:p>
          </table:table-cell>
          <table:table-cell office:value-type="float" office:value="0.051705" calcext:value-type="float">
            <text:p>0.051705</text:p>
          </table:table-cell>
          <table:table-cell office:value-type="float" office:value="-0.098603" calcext:value-type="float">
            <text:p>-0.09860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05125" calcext:value-type="float">
            <text:p>0.0805125</text:p>
          </table:table-cell>
          <table:table-cell office:value-type="float" office:value="-0.03583" calcext:value-type="float">
            <text:p>-0.03583</text:p>
          </table:table-cell>
          <table:table-cell office:value-type="float" office:value="0.07845" calcext:value-type="float">
            <text:p>0.07845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-0.0921615" calcext:value-type="float">
            <text:p>-0.09216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6125" calcext:value-type="float">
            <text:p>-0.0856125</text:p>
          </table:table-cell>
          <table:table-cell office:value-type="float" office:value="0.051105" calcext:value-type="float">
            <text:p>0.051105</text:p>
          </table:table-cell>
          <table:table-cell office:value-type="float" office:value="-0.099813" calcext:value-type="float">
            <text:p>-0.099813</text:p>
          </table:table-cell>
          <table:table-cell office:value-type="float" office:value="-0.00846000000000001" calcext:value-type="float">
            <text:p>-0.00846000000000001</text:p>
          </table:table-cell>
          <table:table-cell office:value-type="float" office:value="0.0808125" calcext:value-type="float">
            <text:p>0.0808125</text:p>
          </table:table-cell>
          <table:table-cell office:value-type="float" office:value="-0.03583" calcext:value-type="float">
            <text:p>-0.03583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-0.0926515" calcext:value-type="float">
            <text:p>-0.0926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4625" calcext:value-type="float">
            <text:p>-0.0854625</text:p>
          </table:table-cell>
          <table:table-cell office:value-type="float" office:value="0.051555" calcext:value-type="float">
            <text:p>0.051555</text:p>
          </table:table-cell>
          <table:table-cell office:value-type="float" office:value="-0.099333" calcext:value-type="float">
            <text:p>-0.099333</text:p>
          </table:table-cell>
          <table:table-cell office:value-type="float" office:value="-0.00891" calcext:value-type="float">
            <text:p>-0.00891</text:p>
          </table:table-cell>
          <table:table-cell office:value-type="float" office:value="0.0812625" calcext:value-type="float">
            <text:p>0.0812625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-0.0931315" calcext:value-type="float">
            <text:p>-0.09313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7625000000001" calcext:value-type="float">
            <text:p>-0.0857625000000001</text:p>
          </table:table-cell>
          <table:table-cell office:value-type="float" office:value="0.051255" calcext:value-type="float">
            <text:p>0.051255</text:p>
          </table:table-cell>
          <table:table-cell office:value-type="float" office:value="-0.100293" calcext:value-type="float">
            <text:p>-0.10029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08125" calcext:value-type="float">
            <text:p>0.0808125</text:p>
          </table:table-cell>
          <table:table-cell office:value-type="float" office:value="-0.03583" calcext:value-type="float">
            <text:p>-0.03583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-0.0921615" calcext:value-type="float">
            <text:p>-0.09216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3125000000001" calcext:value-type="float">
            <text:p>-0.0853125000000001</text:p>
          </table:table-cell>
          <table:table-cell office:value-type="float" office:value="0.051555" calcext:value-type="float">
            <text:p>0.051555</text:p>
          </table:table-cell>
          <table:table-cell office:value-type="float" office:value="-0.099573" calcext:value-type="float">
            <text:p>-0.099573</text:p>
          </table:table-cell>
          <table:table-cell office:value-type="float" office:value="-0.00891" calcext:value-type="float">
            <text:p>-0.00891</text:p>
          </table:table-cell>
          <table:table-cell office:value-type="float" office:value="0.0811125" calcext:value-type="float">
            <text:p>0.0811125</text:p>
          </table:table-cell>
          <table:table-cell office:value-type="float" office:value="-0.03559" calcext:value-type="float">
            <text:p>-0.03559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-0.0928915" calcext:value-type="float">
            <text:p>-0.09289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62125" calcext:value-type="float">
            <text:p>-0.0862125</text:p>
          </table:table-cell>
          <table:table-cell office:value-type="float" office:value="0.051855" calcext:value-type="float">
            <text:p>0.051855</text:p>
          </table:table-cell>
          <table:table-cell office:value-type="float" office:value="-0.100543" calcext:value-type="float">
            <text:p>-0.100543</text:p>
          </table:table-cell>
          <table:table-cell office:value-type="float" office:value="-0.00861000000000001" calcext:value-type="float">
            <text:p>-0.00861000000000001</text:p>
          </table:table-cell>
          <table:table-cell office:value-type="float" office:value="0.0808125" calcext:value-type="float">
            <text:p>0.0808125</text:p>
          </table:table-cell>
          <table:table-cell office:value-type="float" office:value="-0.03559" calcext:value-type="float">
            <text:p>-0.03559</text:p>
          </table:table-cell>
          <table:table-cell office:value-type="float" office:value="0.07845" calcext:value-type="float">
            <text:p>0.07845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-0.0924115" calcext:value-type="float">
            <text:p>-0.09241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3125000000001" calcext:value-type="float">
            <text:p>-0.0853125000000001</text:p>
          </table:table-cell>
          <table:table-cell office:value-type="float" office:value="0.052755" calcext:value-type="float">
            <text:p>0.052755</text:p>
          </table:table-cell>
          <table:table-cell office:value-type="float" office:value="-0.100293" calcext:value-type="float">
            <text:p>-0.10029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08125" calcext:value-type="float">
            <text:p>0.0808125</text:p>
          </table:table-cell>
          <table:table-cell office:value-type="float" office:value="-0.03655" calcext:value-type="float">
            <text:p>-0.03655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-0.0931315" calcext:value-type="float">
            <text:p>-0.09313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854625" calcext:value-type="float">
            <text:p>-0.0854625</text:p>
          </table:table-cell>
          <table:table-cell office:value-type="float" office:value="0.050205" calcext:value-type="float">
            <text:p>0.050205</text:p>
          </table:table-cell>
          <table:table-cell office:value-type="float" office:value="-0.099573" calcext:value-type="float">
            <text:p>-0.099573</text:p>
          </table:table-cell>
          <table:table-cell office:value-type="float" office:value="-0.00875999999999999" calcext:value-type="float">
            <text:p>-0.00875999999999999</text:p>
          </table:table-cell>
          <table:table-cell office:value-type="float" office:value="0.0812625" calcext:value-type="float">
            <text:p>0.0812625</text:p>
          </table:table-cell>
          <table:table-cell office:value-type="float" office:value="-0.03559" calcext:value-type="float">
            <text:p>-0.03559</text:p>
          </table:table-cell>
          <table:table-cell office:value-type="float" office:value="1.3641" calcext:value-type="float">
            <text:p>1.3641</text:p>
          </table:table-cell>
          <table:table-cell office:value-type="float" office:value="-3.35352" calcext:value-type="float">
            <text:p>-3.35352</text:p>
          </table:table-cell>
          <table:table-cell office:value-type="float" office:value="0.8117085" calcext:value-type="float">
            <text:p>0.81170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093625" calcext:value-type="float">
            <text:p>-2.0093625</text:p>
          </table:table-cell>
          <table:table-cell office:value-type="float" office:value="-3.285345" calcext:value-type="float">
            <text:p>-3.285345</text:p>
          </table:table-cell>
          <table:table-cell office:value-type="float" office:value="0.564717" calcext:value-type="float">
            <text:p>0.564717</text:p>
          </table:table-cell>
          <table:table-cell office:value-type="float" office:value="-0.28791" calcext:value-type="float">
            <text:p>-0.28791</text:p>
          </table:table-cell>
          <table:table-cell office:value-type="float" office:value="-4.5082875" calcext:value-type="float">
            <text:p>-4.5082875</text:p>
          </table:table-cell>
          <table:table-cell office:value-type="float" office:value="1.75013" calcext:value-type="float">
            <text:p>1.75013</text:p>
          </table:table-cell>
          <table:table-cell office:value-type="float" office:value="1.9221" calcext:value-type="float">
            <text:p>1.9221</text:p>
          </table:table-cell>
          <table:table-cell office:value-type="float" office:value="-3.50397" calcext:value-type="float">
            <text:p>-3.50397</text:p>
          </table:table-cell>
          <table:table-cell office:value-type="float" office:value="0.6962685" calcext:value-type="float">
            <text:p>0.69626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0125" calcext:value-type="float">
            <text:p>-1.9990125</text:p>
          </table:table-cell>
          <table:table-cell office:value-type="float" office:value="-3.284295" calcext:value-type="float">
            <text:p>-3.284295</text:p>
          </table:table-cell>
          <table:table-cell office:value-type="float" office:value="0.564477" calcext:value-type="float">
            <text:p>0.564477</text:p>
          </table:table-cell>
          <table:table-cell office:value-type="float" office:value="-0.28626" calcext:value-type="float">
            <text:p>-0.28626</text:p>
          </table:table-cell>
          <table:table-cell office:value-type="float" office:value="-4.5063375" calcext:value-type="float">
            <text:p>-4.5063375</text:p>
          </table:table-cell>
          <table:table-cell office:value-type="float" office:value="1.74844" calcext:value-type="float">
            <text:p>1.74844</text:p>
          </table:table-cell>
          <table:table-cell office:value-type="float" office:value="1.92375" calcext:value-type="float">
            <text:p>1.92375</text:p>
          </table:table-cell>
          <table:table-cell office:value-type="float" office:value="-3.50712" calcext:value-type="float">
            <text:p>-3.50712</text:p>
          </table:table-cell>
          <table:table-cell office:value-type="float" office:value="0.6962685" calcext:value-type="float">
            <text:p>0.69626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1625" calcext:value-type="float">
            <text:p>-1.9991625</text:p>
          </table:table-cell>
          <table:table-cell office:value-type="float" office:value="-3.283995" calcext:value-type="float">
            <text:p>-3.283995</text:p>
          </table:table-cell>
          <table:table-cell office:value-type="float" office:value="0.564477" calcext:value-type="float">
            <text:p>0.564477</text:p>
          </table:table-cell>
          <table:table-cell office:value-type="float" office:value="-0.28641" calcext:value-type="float">
            <text:p>-0.28641</text:p>
          </table:table-cell>
          <table:table-cell office:value-type="float" office:value="-4.5099375" calcext:value-type="float">
            <text:p>-4.5099375</text:p>
          </table:table-cell>
          <table:table-cell office:value-type="float" office:value="1.74916" calcext:value-type="float">
            <text:p>1.74916</text:p>
          </table:table-cell>
          <table:table-cell office:value-type="float" office:value="1.923" calcext:value-type="float">
            <text:p>1.923</text:p>
          </table:table-cell>
          <table:table-cell office:value-type="float" office:value="-3.50517" calcext:value-type="float">
            <text:p>-3.50517</text:p>
          </table:table-cell>
          <table:table-cell office:value-type="float" office:value="0.6955485" calcext:value-type="float">
            <text:p>0.69554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0125" calcext:value-type="float">
            <text:p>-1.9990125</text:p>
          </table:table-cell>
          <table:table-cell office:value-type="float" office:value="-3.283395" calcext:value-type="float">
            <text:p>-3.283395</text:p>
          </table:table-cell>
          <table:table-cell office:value-type="float" office:value="0.564957" calcext:value-type="float">
            <text:p>0.564957</text:p>
          </table:table-cell>
          <table:table-cell office:value-type="float" office:value="-0.28626" calcext:value-type="float">
            <text:p>-0.28626</text:p>
          </table:table-cell>
          <table:table-cell office:value-type="float" office:value="-4.5096375" calcext:value-type="float">
            <text:p>-4.5096375</text:p>
          </table:table-cell>
          <table:table-cell office:value-type="float" office:value="1.74892" calcext:value-type="float">
            <text:p>1.74892</text:p>
          </table:table-cell>
          <table:table-cell office:value-type="float" office:value="1.9227" calcext:value-type="float">
            <text:p>1.9227</text:p>
          </table:table-cell>
          <table:table-cell office:value-type="float" office:value="-3.50352" calcext:value-type="float">
            <text:p>-3.50352</text:p>
          </table:table-cell>
          <table:table-cell office:value-type="float" office:value="0.6957885" calcext:value-type="float">
            <text:p>0.6957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1625" calcext:value-type="float">
            <text:p>-1.9991625</text:p>
          </table:table-cell>
          <table:table-cell office:value-type="float" office:value="-3.287445" calcext:value-type="float">
            <text:p>-3.287445</text:p>
          </table:table-cell>
          <table:table-cell office:value-type="float" office:value="0.564717" calcext:value-type="float">
            <text:p>0.564717</text:p>
          </table:table-cell>
          <table:table-cell office:value-type="float" office:value="-0.28656" calcext:value-type="float">
            <text:p>-0.28656</text:p>
          </table:table-cell>
          <table:table-cell office:value-type="float" office:value="-4.5100875" calcext:value-type="float">
            <text:p>-4.5100875</text:p>
          </table:table-cell>
          <table:table-cell office:value-type="float" office:value="1.74868" calcext:value-type="float">
            <text:p>1.74868</text:p>
          </table:table-cell>
          <table:table-cell office:value-type="float" office:value="1.923" calcext:value-type="float">
            <text:p>1.923</text:p>
          </table:table-cell>
          <table:table-cell office:value-type="float" office:value="-3.50577" calcext:value-type="float">
            <text:p>-3.50577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8625" calcext:value-type="float">
            <text:p>-1.9988625</text:p>
          </table:table-cell>
          <table:table-cell office:value-type="float" office:value="-3.286995" calcext:value-type="float">
            <text:p>-3.286995</text:p>
          </table:table-cell>
          <table:table-cell office:value-type="float" office:value="0.564477" calcext:value-type="float">
            <text:p>0.564477</text:p>
          </table:table-cell>
          <table:table-cell office:value-type="float" office:value="-0.28641" calcext:value-type="float">
            <text:p>-0.28641</text:p>
          </table:table-cell>
          <table:table-cell office:value-type="float" office:value="-4.5103875" calcext:value-type="float">
            <text:p>-4.5103875</text:p>
          </table:table-cell>
          <table:table-cell office:value-type="float" office:value="1.75013" calcext:value-type="float">
            <text:p>1.75013</text:p>
          </table:table-cell>
          <table:table-cell office:value-type="float" office:value="1.92345" calcext:value-type="float">
            <text:p>1.92345</text:p>
          </table:table-cell>
          <table:table-cell office:value-type="float" office:value="-3.50502" calcext:value-type="float">
            <text:p>-3.50502</text:p>
          </table:table-cell>
          <table:table-cell office:value-type="float" office:value="0.6957885" calcext:value-type="float">
            <text:p>0.6957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3125" calcext:value-type="float">
            <text:p>-1.9993125</text:p>
          </table:table-cell>
          <table:table-cell office:value-type="float" office:value="-3.285045" calcext:value-type="float">
            <text:p>-3.285045</text:p>
          </table:table-cell>
          <table:table-cell office:value-type="float" office:value="0.564717" calcext:value-type="float">
            <text:p>0.564717</text:p>
          </table:table-cell>
          <table:table-cell office:value-type="float" office:value="-0.28656" calcext:value-type="float">
            <text:p>-0.28656</text:p>
          </table:table-cell>
          <table:table-cell office:value-type="float" office:value="-4.5067875" calcext:value-type="float">
            <text:p>-4.5067875</text:p>
          </table:table-cell>
          <table:table-cell office:value-type="float" office:value="1.74941" calcext:value-type="float">
            <text:p>1.74941</text:p>
          </table:table-cell>
          <table:table-cell office:value-type="float" office:value="1.92225" calcext:value-type="float">
            <text:p>1.92225</text:p>
          </table:table-cell>
          <table:table-cell office:value-type="float" office:value="-3.50442" calcext:value-type="float">
            <text:p>-3.50442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3125" calcext:value-type="float">
            <text:p>-1.9993125</text:p>
          </table:table-cell>
          <table:table-cell office:value-type="float" office:value="-3.284745" calcext:value-type="float">
            <text:p>-3.284745</text:p>
          </table:table-cell>
          <table:table-cell office:value-type="float" office:value="0.563747" calcext:value-type="float">
            <text:p>0.563747</text:p>
          </table:table-cell>
          <table:table-cell office:value-type="float" office:value="-0.28641" calcext:value-type="float">
            <text:p>-0.28641</text:p>
          </table:table-cell>
          <table:table-cell office:value-type="float" office:value="-4.5096375" calcext:value-type="float">
            <text:p>-4.5096375</text:p>
          </table:table-cell>
          <table:table-cell office:value-type="float" office:value="1.75013" calcext:value-type="float">
            <text:p>1.75013</text:p>
          </table:table-cell>
          <table:table-cell office:value-type="float" office:value="1.9236" calcext:value-type="float">
            <text:p>1.9236</text:p>
          </table:table-cell>
          <table:table-cell office:value-type="float" office:value="-3.50442" calcext:value-type="float">
            <text:p>-3.50442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6125" calcext:value-type="float">
            <text:p>-1.9996125</text:p>
          </table:table-cell>
          <table:table-cell office:value-type="float" office:value="-3.286695" calcext:value-type="float">
            <text:p>-3.286695</text:p>
          </table:table-cell>
          <table:table-cell office:value-type="float" office:value="0.563997" calcext:value-type="float">
            <text:p>0.563997</text:p>
          </table:table-cell>
          <table:table-cell office:value-type="float" office:value="-0.28641" calcext:value-type="float">
            <text:p>-0.28641</text:p>
          </table:table-cell>
          <table:table-cell office:value-type="float" office:value="-4.5090375" calcext:value-type="float">
            <text:p>-4.5090375</text:p>
          </table:table-cell>
          <table:table-cell office:value-type="float" office:value="1.74892" calcext:value-type="float">
            <text:p>1.74892</text:p>
          </table:table-cell>
          <table:table-cell office:value-type="float" office:value="1.9236" calcext:value-type="float">
            <text:p>1.9236</text:p>
          </table:table-cell>
          <table:table-cell office:value-type="float" office:value="-3.50607" calcext:value-type="float">
            <text:p>-3.50607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4625" calcext:value-type="float">
            <text:p>-1.9994625</text:p>
          </table:table-cell>
          <table:table-cell office:value-type="float" office:value="-3.286845" calcext:value-type="float">
            <text:p>-3.286845</text:p>
          </table:table-cell>
          <table:table-cell office:value-type="float" office:value="0.563267" calcext:value-type="float">
            <text:p>0.563267</text:p>
          </table:table-cell>
          <table:table-cell office:value-type="float" office:value="-0.28671" calcext:value-type="float">
            <text:p>-0.28671</text:p>
          </table:table-cell>
          <table:table-cell office:value-type="float" office:value="-4.5070875" calcext:value-type="float">
            <text:p>-4.5070875</text:p>
          </table:table-cell>
          <table:table-cell office:value-type="float" office:value="1.74844" calcext:value-type="float">
            <text:p>1.74844</text:p>
          </table:table-cell>
          <table:table-cell office:value-type="float" office:value="1.92285" calcext:value-type="float">
            <text:p>1.92285</text:p>
          </table:table-cell>
          <table:table-cell office:value-type="float" office:value="-3.50472" calcext:value-type="float">
            <text:p>-3.50472</text:p>
          </table:table-cell>
          <table:table-cell office:value-type="float" office:value="0.6940885" calcext:value-type="float">
            <text:p>0.6940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000625" calcext:value-type="float">
            <text:p>-2.0000625</text:p>
          </table:table-cell>
          <table:table-cell office:value-type="float" office:value="-3.285345" calcext:value-type="float">
            <text:p>-3.285345</text:p>
          </table:table-cell>
          <table:table-cell office:value-type="float" office:value="0.563507" calcext:value-type="float">
            <text:p>0.563507</text:p>
          </table:table-cell>
          <table:table-cell office:value-type="float" office:value="-0.28701" calcext:value-type="float">
            <text:p>-0.28701</text:p>
          </table:table-cell>
          <table:table-cell office:value-type="float" office:value="-4.5091875" calcext:value-type="float">
            <text:p>-4.5091875</text:p>
          </table:table-cell>
          <table:table-cell office:value-type="float" office:value="1.74771" calcext:value-type="float">
            <text:p>1.74771</text:p>
          </table:table-cell>
          <table:table-cell office:value-type="float" office:value="1.92285" calcext:value-type="float">
            <text:p>1.92285</text:p>
          </table:table-cell>
          <table:table-cell office:value-type="float" office:value="-3.50487" calcext:value-type="float">
            <text:p>-3.50487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0000625" calcext:value-type="float">
            <text:p>-2.0000625</text:p>
          </table:table-cell>
          <table:table-cell office:value-type="float" office:value="-3.285645" calcext:value-type="float">
            <text:p>-3.285645</text:p>
          </table:table-cell>
          <table:table-cell office:value-type="float" office:value="0.563997" calcext:value-type="float">
            <text:p>0.563997</text:p>
          </table:table-cell>
          <table:table-cell office:value-type="float" office:value="-0.28671" calcext:value-type="float">
            <text:p>-0.28671</text:p>
          </table:table-cell>
          <table:table-cell office:value-type="float" office:value="-4.5076875" calcext:value-type="float">
            <text:p>-4.5076875</text:p>
          </table:table-cell>
          <table:table-cell office:value-type="float" office:value="1.74795" calcext:value-type="float">
            <text:p>1.74795</text:p>
          </table:table-cell>
          <table:table-cell office:value-type="float" office:value="1.92315" calcext:value-type="float">
            <text:p>1.92315</text:p>
          </table:table-cell>
          <table:table-cell office:value-type="float" office:value="-3.50472" calcext:value-type="float">
            <text:p>-3.50472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6125" calcext:value-type="float">
            <text:p>-1.9996125</text:p>
          </table:table-cell>
          <table:table-cell office:value-type="float" office:value="-3.285045" calcext:value-type="float">
            <text:p>-3.285045</text:p>
          </table:table-cell>
          <table:table-cell office:value-type="float" office:value="0.563267" calcext:value-type="float">
            <text:p>0.563267</text:p>
          </table:table-cell>
          <table:table-cell office:value-type="float" office:value="-0.28671" calcext:value-type="float">
            <text:p>-0.28671</text:p>
          </table:table-cell>
          <table:table-cell office:value-type="float" office:value="-4.5078375" calcext:value-type="float">
            <text:p>-4.5078375</text:p>
          </table:table-cell>
          <table:table-cell office:value-type="float" office:value="1.74868" calcext:value-type="float">
            <text:p>1.74868</text:p>
          </table:table-cell>
          <table:table-cell office:value-type="float" office:value="1.92315" calcext:value-type="float">
            <text:p>1.92315</text:p>
          </table:table-cell>
          <table:table-cell office:value-type="float" office:value="-3.50517" calcext:value-type="float">
            <text:p>-3.50517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0125" calcext:value-type="float">
            <text:p>-1.9990125</text:p>
          </table:table-cell>
          <table:table-cell office:value-type="float" office:value="-3.285945" calcext:value-type="float">
            <text:p>-3.285945</text:p>
          </table:table-cell>
          <table:table-cell office:value-type="float" office:value="0.563027" calcext:value-type="float">
            <text:p>0.563027</text:p>
          </table:table-cell>
          <table:table-cell office:value-type="float" office:value="-0.28686" calcext:value-type="float">
            <text:p>-0.28686</text:p>
          </table:table-cell>
          <table:table-cell office:value-type="float" office:value="-4.5100875" calcext:value-type="float">
            <text:p>-4.5100875</text:p>
          </table:table-cell>
          <table:table-cell office:value-type="float" office:value="1.7482" calcext:value-type="float">
            <text:p>1.7482</text:p>
          </table:table-cell>
          <table:table-cell office:value-type="float" office:value="1.92285" calcext:value-type="float">
            <text:p>1.92285</text:p>
          </table:table-cell>
          <table:table-cell office:value-type="float" office:value="-3.50577" calcext:value-type="float">
            <text:p>-3.50577</text:p>
          </table:table-cell>
          <table:table-cell office:value-type="float" office:value="0.6948185" calcext:value-type="float">
            <text:p>0.69481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3125" calcext:value-type="float">
            <text:p>-1.9993125</text:p>
          </table:table-cell>
          <table:table-cell office:value-type="float" office:value="-3.285195" calcext:value-type="float">
            <text:p>-3.285195</text:p>
          </table:table-cell>
          <table:table-cell office:value-type="float" office:value="0.563267" calcext:value-type="float">
            <text:p>0.563267</text:p>
          </table:table-cell>
          <table:table-cell office:value-type="float" office:value="-0.28626" calcext:value-type="float">
            <text:p>-0.28626</text:p>
          </table:table-cell>
          <table:table-cell office:value-type="float" office:value="-4.5084375" calcext:value-type="float">
            <text:p>-4.5084375</text:p>
          </table:table-cell>
          <table:table-cell office:value-type="float" office:value="1.74844" calcext:value-type="float">
            <text:p>1.74844</text:p>
          </table:table-cell>
          <table:table-cell office:value-type="float" office:value="1.92285" calcext:value-type="float">
            <text:p>1.92285</text:p>
          </table:table-cell>
          <table:table-cell office:value-type="float" office:value="-3.50472" calcext:value-type="float">
            <text:p>-3.50472</text:p>
          </table:table-cell>
          <table:table-cell office:value-type="float" office:value="0.6948185" calcext:value-type="float">
            <text:p>0.69481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1625" calcext:value-type="float">
            <text:p>-1.9991625</text:p>
          </table:table-cell>
          <table:table-cell office:value-type="float" office:value="-3.285795" calcext:value-type="float">
            <text:p>-3.285795</text:p>
          </table:table-cell>
          <table:table-cell office:value-type="float" office:value="0.563027" calcext:value-type="float">
            <text:p>0.563027</text:p>
          </table:table-cell>
          <table:table-cell office:value-type="float" office:value="-0.28656" calcext:value-type="float">
            <text:p>-0.28656</text:p>
          </table:table-cell>
          <table:table-cell office:value-type="float" office:value="-4.5099375" calcext:value-type="float">
            <text:p>-4.5099375</text:p>
          </table:table-cell>
          <table:table-cell office:value-type="float" office:value="1.74771" calcext:value-type="float">
            <text:p>1.74771</text:p>
          </table:table-cell>
          <table:table-cell office:value-type="float" office:value="1.92315" calcext:value-type="float">
            <text:p>1.92315</text:p>
          </table:table-cell>
          <table:table-cell office:value-type="float" office:value="-3.50637" calcext:value-type="float">
            <text:p>-3.50637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1625" calcext:value-type="float">
            <text:p>-1.9991625</text:p>
          </table:table-cell>
          <table:table-cell office:value-type="float" office:value="-3.285495" calcext:value-type="float">
            <text:p>-3.285495</text:p>
          </table:table-cell>
          <table:table-cell office:value-type="float" office:value="0.563747" calcext:value-type="float">
            <text:p>0.563747</text:p>
          </table:table-cell>
          <table:table-cell office:value-type="float" office:value="-0.28671" calcext:value-type="float">
            <text:p>-0.28671</text:p>
          </table:table-cell>
          <table:table-cell office:value-type="float" office:value="-4.5063375" calcext:value-type="float">
            <text:p>-4.5063375</text:p>
          </table:table-cell>
          <table:table-cell office:value-type="float" office:value="1.74699" calcext:value-type="float">
            <text:p>1.74699</text:p>
          </table:table-cell>
          <table:table-cell office:value-type="float" office:value="1.9215" calcext:value-type="float">
            <text:p>1.9215</text:p>
          </table:table-cell>
          <table:table-cell office:value-type="float" office:value="-3.50427" calcext:value-type="float">
            <text:p>-3.50427</text:p>
          </table:table-cell>
          <table:table-cell office:value-type="float" office:value="0.6945785" calcext:value-type="float">
            <text:p>0.69457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2625" calcext:value-type="float">
            <text:p>-1.9982625</text:p>
          </table:table-cell>
          <table:table-cell office:value-type="float" office:value="-3.282795" calcext:value-type="float">
            <text:p>-3.282795</text:p>
          </table:table-cell>
          <table:table-cell office:value-type="float" office:value="0.564477" calcext:value-type="float">
            <text:p>0.564477</text:p>
          </table:table-cell>
          <table:table-cell office:value-type="float" office:value="-0.28686" calcext:value-type="float">
            <text:p>-0.28686</text:p>
          </table:table-cell>
          <table:table-cell office:value-type="float" office:value="-4.5063375" calcext:value-type="float">
            <text:p>-4.5063375</text:p>
          </table:table-cell>
          <table:table-cell office:value-type="float" office:value="1.74795" calcext:value-type="float">
            <text:p>1.74795</text:p>
          </table:table-cell>
          <table:table-cell office:value-type="float" office:value="1.92165" calcext:value-type="float">
            <text:p>1.92165</text:p>
          </table:table-cell>
          <table:table-cell office:value-type="float" office:value="-3.50457" calcext:value-type="float">
            <text:p>-3.50457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0125" calcext:value-type="float">
            <text:p>-1.9990125</text:p>
          </table:table-cell>
          <table:table-cell office:value-type="float" office:value="-3.282045" calcext:value-type="float">
            <text:p>-3.282045</text:p>
          </table:table-cell>
          <table:table-cell office:value-type="float" office:value="0.563997" calcext:value-type="float">
            <text:p>0.563997</text:p>
          </table:table-cell>
          <table:table-cell office:value-type="float" office:value="-0.28686" calcext:value-type="float">
            <text:p>-0.28686</text:p>
          </table:table-cell>
          <table:table-cell office:value-type="float" office:value="-4.5064875" calcext:value-type="float">
            <text:p>-4.5064875</text:p>
          </table:table-cell>
          <table:table-cell office:value-type="float" office:value="1.74941" calcext:value-type="float">
            <text:p>1.74941</text:p>
          </table:table-cell>
          <table:table-cell office:value-type="float" office:value="1.9221" calcext:value-type="float">
            <text:p>1.9221</text:p>
          </table:table-cell>
          <table:table-cell office:value-type="float" office:value="-3.50472" calcext:value-type="float">
            <text:p>-3.50472</text:p>
          </table:table-cell>
          <table:table-cell office:value-type="float" office:value="0.6952985" calcext:value-type="float">
            <text:p>0.69529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78125" calcext:value-type="float">
            <text:p>-1.9978125</text:p>
          </table:table-cell>
          <table:table-cell office:value-type="float" office:value="-3.283095" calcext:value-type="float">
            <text:p>-3.283095</text:p>
          </table:table-cell>
          <table:table-cell office:value-type="float" office:value="0.563997" calcext:value-type="float">
            <text:p>0.563997</text:p>
          </table:table-cell>
          <table:table-cell office:value-type="float" office:value="-0.28686" calcext:value-type="float">
            <text:p>-0.28686</text:p>
          </table:table-cell>
          <table:table-cell office:value-type="float" office:value="-4.5048375" calcext:value-type="float">
            <text:p>-4.5048375</text:p>
          </table:table-cell>
          <table:table-cell office:value-type="float" office:value="1.74892" calcext:value-type="float">
            <text:p>1.74892</text:p>
          </table:table-cell>
          <table:table-cell office:value-type="float" office:value="1.92165" calcext:value-type="float">
            <text:p>1.92165</text:p>
          </table:table-cell>
          <table:table-cell office:value-type="float" office:value="-3.50217" calcext:value-type="float">
            <text:p>-3.50217</text:p>
          </table:table-cell>
          <table:table-cell office:value-type="float" office:value="0.6948185" calcext:value-type="float">
            <text:p>0.69481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4125" calcext:value-type="float">
            <text:p>-1.9984125</text:p>
          </table:table-cell>
          <table:table-cell office:value-type="float" office:value="-3.282045" calcext:value-type="float">
            <text:p>-3.282045</text:p>
          </table:table-cell>
          <table:table-cell office:value-type="float" office:value="0.564237" calcext:value-type="float">
            <text:p>0.564237</text:p>
          </table:table-cell>
          <table:table-cell office:value-type="float" office:value="-0.28701" calcext:value-type="float">
            <text:p>-0.28701</text:p>
          </table:table-cell>
          <table:table-cell office:value-type="float" office:value="-4.5066375" calcext:value-type="float">
            <text:p>-4.5066375</text:p>
          </table:table-cell>
          <table:table-cell office:value-type="float" office:value="1.74771" calcext:value-type="float">
            <text:p>1.74771</text:p>
          </table:table-cell>
          <table:table-cell office:value-type="float" office:value="1.9215" calcext:value-type="float">
            <text:p>1.9215</text:p>
          </table:table-cell>
          <table:table-cell office:value-type="float" office:value="-3.50337" calcext:value-type="float">
            <text:p>-3.50337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2625" calcext:value-type="float">
            <text:p>-1.9982625</text:p>
          </table:table-cell>
          <table:table-cell office:value-type="float" office:value="-3.281745" calcext:value-type="float">
            <text:p>-3.281745</text:p>
          </table:table-cell>
          <table:table-cell office:value-type="float" office:value="0.564237" calcext:value-type="float">
            <text:p>0.564237</text:p>
          </table:table-cell>
          <table:table-cell office:value-type="float" office:value="-0.28671" calcext:value-type="float">
            <text:p>-0.28671</text:p>
          </table:table-cell>
          <table:table-cell office:value-type="float" office:value="-4.5055875" calcext:value-type="float">
            <text:p>-4.5055875</text:p>
          </table:table-cell>
          <table:table-cell office:value-type="float" office:value="1.7482" calcext:value-type="float">
            <text:p>1.7482</text:p>
          </table:table-cell>
          <table:table-cell office:value-type="float" office:value="1.9212" calcext:value-type="float">
            <text:p>1.9212</text:p>
          </table:table-cell>
          <table:table-cell office:value-type="float" office:value="-3.50247" calcext:value-type="float">
            <text:p>-3.50247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2625" calcext:value-type="float">
            <text:p>-1.9982625</text:p>
          </table:table-cell>
          <table:table-cell office:value-type="float" office:value="-3.281745" calcext:value-type="float">
            <text:p>-3.281745</text:p>
          </table:table-cell>
          <table:table-cell office:value-type="float" office:value="0.564237" calcext:value-type="float">
            <text:p>0.564237</text:p>
          </table:table-cell>
          <table:table-cell office:value-type="float" office:value="-0.28671" calcext:value-type="float">
            <text:p>-0.28671</text:p>
          </table:table-cell>
          <table:table-cell office:value-type="float" office:value="-4.5063375" calcext:value-type="float">
            <text:p>-4.5063375</text:p>
          </table:table-cell>
          <table:table-cell office:value-type="float" office:value="1.74771" calcext:value-type="float">
            <text:p>1.74771</text:p>
          </table:table-cell>
          <table:table-cell office:value-type="float" office:value="1.92135" calcext:value-type="float">
            <text:p>1.92135</text:p>
          </table:table-cell>
          <table:table-cell office:value-type="float" office:value="-3.50322" calcext:value-type="float">
            <text:p>-3.50322</text:p>
          </table:table-cell>
          <table:table-cell office:value-type="float" office:value="0.6940885" calcext:value-type="float">
            <text:p>0.6940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91625" calcext:value-type="float">
            <text:p>-1.9991625</text:p>
          </table:table-cell>
          <table:table-cell office:value-type="float" office:value="-3.284295" calcext:value-type="float">
            <text:p>-3.284295</text:p>
          </table:table-cell>
          <table:table-cell office:value-type="float" office:value="0.563507" calcext:value-type="float">
            <text:p>0.563507</text:p>
          </table:table-cell>
          <table:table-cell office:value-type="float" office:value="-0.28656" calcext:value-type="float">
            <text:p>-0.28656</text:p>
          </table:table-cell>
          <table:table-cell office:value-type="float" office:value="-4.5055875" calcext:value-type="float">
            <text:p>-4.5055875</text:p>
          </table:table-cell>
          <table:table-cell office:value-type="float" office:value="1.74771" calcext:value-type="float">
            <text:p>1.74771</text:p>
          </table:table-cell>
          <table:table-cell office:value-type="float" office:value="1.9212" calcext:value-type="float">
            <text:p>1.9212</text:p>
          </table:table-cell>
          <table:table-cell office:value-type="float" office:value="-3.50337" calcext:value-type="float">
            <text:p>-3.50337</text:p>
          </table:table-cell>
          <table:table-cell office:value-type="float" office:value="0.6943385" calcext:value-type="float">
            <text:p>0.69433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79625" calcext:value-type="float">
            <text:p>-1.9979625</text:p>
          </table:table-cell>
          <table:table-cell office:value-type="float" office:value="-3.282645" calcext:value-type="float">
            <text:p>-3.282645</text:p>
          </table:table-cell>
          <table:table-cell office:value-type="float" office:value="0.563747" calcext:value-type="float">
            <text:p>0.563747</text:p>
          </table:table-cell>
          <table:table-cell office:value-type="float" office:value="-0.28701" calcext:value-type="float">
            <text:p>-0.28701</text:p>
          </table:table-cell>
          <table:table-cell office:value-type="float" office:value="-4.5063375" calcext:value-type="float">
            <text:p>-4.5063375</text:p>
          </table:table-cell>
          <table:table-cell office:value-type="float" office:value="1.74747" calcext:value-type="float">
            <text:p>1.74747</text:p>
          </table:table-cell>
          <table:table-cell office:value-type="float" office:value="1.92105" calcext:value-type="float">
            <text:p>1.92105</text:p>
          </table:table-cell>
          <table:table-cell office:value-type="float" office:value="-3.50262" calcext:value-type="float">
            <text:p>-3.50262</text:p>
          </table:table-cell>
          <table:table-cell office:value-type="float" office:value="0.6948185" calcext:value-type="float">
            <text:p>0.69481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1125" calcext:value-type="float">
            <text:p>-1.9981125</text:p>
          </table:table-cell>
          <table:table-cell office:value-type="float" office:value="-3.282195" calcext:value-type="float">
            <text:p>-3.282195</text:p>
          </table:table-cell>
          <table:table-cell office:value-type="float" office:value="0.563997" calcext:value-type="float">
            <text:p>0.563997</text:p>
          </table:table-cell>
          <table:table-cell office:value-type="float" office:value="-0.28671" calcext:value-type="float">
            <text:p>-0.28671</text:p>
          </table:table-cell>
          <table:table-cell office:value-type="float" office:value="-4.5045375" calcext:value-type="float">
            <text:p>-4.5045375</text:p>
          </table:table-cell>
          <table:table-cell office:value-type="float" office:value="1.74795" calcext:value-type="float">
            <text:p>1.74795</text:p>
          </table:table-cell>
          <table:table-cell office:value-type="float" office:value="1.9218" calcext:value-type="float">
            <text:p>1.9218</text:p>
          </table:table-cell>
          <table:table-cell office:value-type="float" office:value="-3.50232" calcext:value-type="float">
            <text:p>-3.50232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4125" calcext:value-type="float">
            <text:p>-1.9984125</text:p>
          </table:table-cell>
          <table:table-cell office:value-type="float" office:value="-3.283395" calcext:value-type="float">
            <text:p>-3.283395</text:p>
          </table:table-cell>
          <table:table-cell office:value-type="float" office:value="0.564477" calcext:value-type="float">
            <text:p>0.564477</text:p>
          </table:table-cell>
          <table:table-cell office:value-type="float" office:value="-0.28701" calcext:value-type="float">
            <text:p>-0.28701</text:p>
          </table:table-cell>
          <table:table-cell office:value-type="float" office:value="-4.5054375" calcext:value-type="float">
            <text:p>-4.5054375</text:p>
          </table:table-cell>
          <table:table-cell office:value-type="float" office:value="1.74723" calcext:value-type="float">
            <text:p>1.74723</text:p>
          </table:table-cell>
          <table:table-cell office:value-type="float" office:value="1.9209" calcext:value-type="float">
            <text:p>1.9209</text:p>
          </table:table-cell>
          <table:table-cell office:value-type="float" office:value="-3.50307" calcext:value-type="float">
            <text:p>-3.50307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4125" calcext:value-type="float">
            <text:p>-1.9984125</text:p>
          </table:table-cell>
          <table:table-cell office:value-type="float" office:value="-3.280395" calcext:value-type="float">
            <text:p>-3.280395</text:p>
          </table:table-cell>
          <table:table-cell office:value-type="float" office:value="0.564477" calcext:value-type="float">
            <text:p>0.564477</text:p>
          </table:table-cell>
          <table:table-cell office:value-type="float" office:value="-0.28626" calcext:value-type="float">
            <text:p>-0.28626</text:p>
          </table:table-cell>
          <table:table-cell office:value-type="float" office:value="-4.5069375" calcext:value-type="float">
            <text:p>-4.5069375</text:p>
          </table:table-cell>
          <table:table-cell office:value-type="float" office:value="1.74747" calcext:value-type="float">
            <text:p>1.74747</text:p>
          </table:table-cell>
          <table:table-cell office:value-type="float" office:value="1.9209" calcext:value-type="float">
            <text:p>1.9209</text:p>
          </table:table-cell>
          <table:table-cell office:value-type="float" office:value="-3.50292" calcext:value-type="float">
            <text:p>-3.50292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2625" calcext:value-type="float">
            <text:p>-1.9982625</text:p>
          </table:table-cell>
          <table:table-cell office:value-type="float" office:value="-3.283395" calcext:value-type="float">
            <text:p>-3.283395</text:p>
          </table:table-cell>
          <table:table-cell office:value-type="float" office:value="0.563997" calcext:value-type="float">
            <text:p>0.563997</text:p>
          </table:table-cell>
          <table:table-cell office:value-type="float" office:value="-0.28701" calcext:value-type="float">
            <text:p>-0.28701</text:p>
          </table:table-cell>
          <table:table-cell office:value-type="float" office:value="-4.5052875" calcext:value-type="float">
            <text:p>-4.5052875</text:p>
          </table:table-cell>
          <table:table-cell office:value-type="float" office:value="1.74747" calcext:value-type="float">
            <text:p>1.74747</text:p>
          </table:table-cell>
          <table:table-cell office:value-type="float" office:value="1.9212" calcext:value-type="float">
            <text:p>1.9212</text:p>
          </table:table-cell>
          <table:table-cell office:value-type="float" office:value="-3.50157" calcext:value-type="float">
            <text:p>-3.50157</text:p>
          </table:table-cell>
          <table:table-cell office:value-type="float" office:value="0.6950585" calcext:value-type="float">
            <text:p>0.6950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79625" calcext:value-type="float">
            <text:p>-1.9979625</text:p>
          </table:table-cell>
          <table:table-cell office:value-type="float" office:value="-3.280845" calcext:value-type="float">
            <text:p>-3.280845</text:p>
          </table:table-cell>
          <table:table-cell office:value-type="float" office:value="0.563997" calcext:value-type="float">
            <text:p>0.563997</text:p>
          </table:table-cell>
          <table:table-cell office:value-type="float" office:value="-0.28656" calcext:value-type="float">
            <text:p>-0.28656</text:p>
          </table:table-cell>
          <table:table-cell office:value-type="float" office:value="-4.5046875" calcext:value-type="float">
            <text:p>-4.5046875</text:p>
          </table:table-cell>
          <table:table-cell office:value-type="float" office:value="1.74699" calcext:value-type="float">
            <text:p>1.74699</text:p>
          </table:table-cell>
          <table:table-cell office:value-type="float" office:value="1.92165" calcext:value-type="float">
            <text:p>1.92165</text:p>
          </table:table-cell>
          <table:table-cell office:value-type="float" office:value="-3.50262" calcext:value-type="float">
            <text:p>-3.50262</text:p>
          </table:table-cell>
          <table:table-cell office:value-type="float" office:value="0.6957885" calcext:value-type="float">
            <text:p>0.6957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2625" calcext:value-type="float">
            <text:p>-1.9982625</text:p>
          </table:table-cell>
          <table:table-cell office:value-type="float" office:value="-3.281295" calcext:value-type="float">
            <text:p>-3.281295</text:p>
          </table:table-cell>
          <table:table-cell office:value-type="float" office:value="0.564477" calcext:value-type="float">
            <text:p>0.564477</text:p>
          </table:table-cell>
          <table:table-cell office:value-type="float" office:value="-0.28731" calcext:value-type="float">
            <text:p>-0.28731</text:p>
          </table:table-cell>
          <table:table-cell office:value-type="float" office:value="-4.5052875" calcext:value-type="float">
            <text:p>-4.5052875</text:p>
          </table:table-cell>
          <table:table-cell office:value-type="float" office:value="1.74844" calcext:value-type="float">
            <text:p>1.74844</text:p>
          </table:table-cell>
          <table:table-cell office:value-type="float" office:value="1.92105" calcext:value-type="float">
            <text:p>1.92105</text:p>
          </table:table-cell>
          <table:table-cell office:value-type="float" office:value="-3.50202" calcext:value-type="float">
            <text:p>-3.50202</text:p>
          </table:table-cell>
          <table:table-cell office:value-type="float" office:value="0.6957885" calcext:value-type="float">
            <text:p>0.6957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78125" calcext:value-type="float">
            <text:p>-1.9978125</text:p>
          </table:table-cell>
          <table:table-cell office:value-type="float" office:value="-3.283695" calcext:value-type="float">
            <text:p>-3.283695</text:p>
          </table:table-cell>
          <table:table-cell office:value-type="float" office:value="0.565207" calcext:value-type="float">
            <text:p>0.565207</text:p>
          </table:table-cell>
          <table:table-cell office:value-type="float" office:value="-0.28686" calcext:value-type="float">
            <text:p>-0.28686</text:p>
          </table:table-cell>
          <table:table-cell office:value-type="float" office:value="-4.5066375" calcext:value-type="float">
            <text:p>-4.5066375</text:p>
          </table:table-cell>
          <table:table-cell office:value-type="float" office:value="1.74916" calcext:value-type="float">
            <text:p>1.74916</text:p>
          </table:table-cell>
          <table:table-cell office:value-type="float" office:value="1.92135" calcext:value-type="float">
            <text:p>1.92135</text:p>
          </table:table-cell>
          <table:table-cell office:value-type="float" office:value="-3.50142" calcext:value-type="float">
            <text:p>-3.50142</text:p>
          </table:table-cell>
          <table:table-cell office:value-type="float" office:value="0.6965085" calcext:value-type="float">
            <text:p>0.69650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1125" calcext:value-type="float">
            <text:p>-1.9981125</text:p>
          </table:table-cell>
          <table:table-cell office:value-type="float" office:value="-3.282795" calcext:value-type="float">
            <text:p>-3.282795</text:p>
          </table:table-cell>
          <table:table-cell office:value-type="float" office:value="0.565207" calcext:value-type="float">
            <text:p>0.565207</text:p>
          </table:table-cell>
          <table:table-cell office:value-type="float" office:value="-0.28701" calcext:value-type="float">
            <text:p>-0.28701</text:p>
          </table:table-cell>
          <table:table-cell office:value-type="float" office:value="-4.5037875" calcext:value-type="float">
            <text:p>-4.5037875</text:p>
          </table:table-cell>
          <table:table-cell office:value-type="float" office:value="1.74941" calcext:value-type="float">
            <text:p>1.74941</text:p>
          </table:table-cell>
          <table:table-cell office:value-type="float" office:value="1.9206" calcext:value-type="float">
            <text:p>1.9206</text:p>
          </table:table-cell>
          <table:table-cell office:value-type="float" office:value="-3.50232" calcext:value-type="float">
            <text:p>-3.50232</text:p>
          </table:table-cell>
          <table:table-cell office:value-type="float" office:value="0.6957885" calcext:value-type="float">
            <text:p>0.69578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1125" calcext:value-type="float">
            <text:p>-1.9981125</text:p>
          </table:table-cell>
          <table:table-cell office:value-type="float" office:value="-3.283095" calcext:value-type="float">
            <text:p>-3.283095</text:p>
          </table:table-cell>
          <table:table-cell office:value-type="float" office:value="0.566417" calcext:value-type="float">
            <text:p>0.566417</text:p>
          </table:table-cell>
          <table:table-cell office:value-type="float" office:value="-0.28656" calcext:value-type="float">
            <text:p>-0.28656</text:p>
          </table:table-cell>
          <table:table-cell office:value-type="float" office:value="-4.5049875" calcext:value-type="float">
            <text:p>-4.5049875</text:p>
          </table:table-cell>
          <table:table-cell office:value-type="float" office:value="1.74965" calcext:value-type="float">
            <text:p>1.74965</text:p>
          </table:table-cell>
          <table:table-cell office:value-type="float" office:value="1.9212" calcext:value-type="float">
            <text:p>1.9212</text:p>
          </table:table-cell>
          <table:table-cell office:value-type="float" office:value="-3.50382" calcext:value-type="float">
            <text:p>-3.50382</text:p>
          </table:table-cell>
          <table:table-cell office:value-type="float" office:value="0.6967585" calcext:value-type="float">
            <text:p>0.6967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9981125" calcext:value-type="float">
            <text:p>-1.9981125</text:p>
          </table:table-cell>
          <table:table-cell office:value-type="float" office:value="-3.284445" calcext:value-type="float">
            <text:p>-3.284445</text:p>
          </table:table-cell>
          <table:table-cell office:value-type="float" office:value="0.565207" calcext:value-type="float">
            <text:p>0.565207</text:p>
          </table:table-cell>
          <table:table-cell office:value-type="float" office:value="-0.28671" calcext:value-type="float">
            <text:p>-0.28671</text:p>
          </table:table-cell>
          <table:table-cell office:value-type="float" office:value="-2.7423375" calcext:value-type="float">
            <text:p>-2.7423375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0987015" calcext:value-type="float">
            <text:p>-0.0987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0125" calcext:value-type="float">
            <text:p>-0.0970125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104893" calcext:value-type="float">
            <text:p>-0.104893</text:p>
          </table:table-cell>
          <table:table-cell office:value-type="float" office:value="-0.01356" calcext:value-type="float">
            <text:p>-0.01356</text:p>
          </table:table-cell>
          <table:table-cell office:value-type="float" office:value="0.0142125" calcext:value-type="float">
            <text:p>0.0142125</text:p>
          </table:table-cell>
          <table:table-cell office:value-type="float" office:value="-0.03607" calcext:value-type="float">
            <text:p>-0.03607</text:p>
          </table:table-cell>
          <table:table-cell office:value-type="float" office:value="0.09315" calcext:value-type="float">
            <text:p>0.09315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-0.1040215" calcext:value-type="float">
            <text:p>-0.1040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1625" calcext:value-type="float">
            <text:p>-0.0971625</text:p>
          </table:table-cell>
          <table:table-cell office:value-type="float" office:value="-0.00589500000000001" calcext:value-type="float">
            <text:p>-0.00589500000000001</text:p>
          </table:table-cell>
          <table:table-cell office:value-type="float" office:value="-0.105133" calcext:value-type="float">
            <text:p>-0.10513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46625" calcext:value-type="float">
            <text:p>0.0146625</text:p>
          </table:table-cell>
          <table:table-cell office:value-type="float" office:value="-0.03655" calcext:value-type="float">
            <text:p>-0.0365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1047515" calcext:value-type="float">
            <text:p>-0.1047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9125" calcext:value-type="float">
            <text:p>-0.0979125</text:p>
          </table:table-cell>
          <table:table-cell office:value-type="float" office:value="-0.00469500000000001" calcext:value-type="float">
            <text:p>-0.00469500000000001</text:p>
          </table:table-cell>
          <table:table-cell office:value-type="float" office:value="-0.105133" calcext:value-type="float">
            <text:p>-0.10513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33125" calcext:value-type="float">
            <text:p>0.0133125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0.09315" calcext:value-type="float">
            <text:p>0.09315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-0.1049915" calcext:value-type="float">
            <text:p>-0.10499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3125000000001" calcext:value-type="float">
            <text:p>-0.0973125000000001</text:p>
          </table:table-cell>
          <table:table-cell office:value-type="float" office:value="-0.005295" calcext:value-type="float">
            <text:p>-0.005295</text:p>
          </table:table-cell>
          <table:table-cell office:value-type="float" office:value="-0.105623" calcext:value-type="float">
            <text:p>-0.105623</text:p>
          </table:table-cell>
          <table:table-cell office:value-type="float" office:value="-0.01326" calcext:value-type="float">
            <text:p>-0.01326</text:p>
          </table:table-cell>
          <table:table-cell office:value-type="float" office:value="0.0131625" calcext:value-type="float">
            <text:p>0.0131625</text:p>
          </table:table-cell>
          <table:table-cell office:value-type="float" office:value="-0.03704" calcext:value-type="float">
            <text:p>-0.03704</text:p>
          </table:table-cell>
          <table:table-cell office:value-type="float" office:value="0.09285" calcext:value-type="float">
            <text:p>0.09285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0.1047515" calcext:value-type="float">
            <text:p>-0.1047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6125" calcext:value-type="float">
            <text:p>-0.0976125</text:p>
          </table:table-cell>
          <table:table-cell office:value-type="float" office:value="-0.00364500000000001" calcext:value-type="float">
            <text:p>-0.00364500000000001</text:p>
          </table:table-cell>
          <table:table-cell office:value-type="float" office:value="-0.105383" calcext:value-type="float">
            <text:p>-0.105383</text:p>
          </table:table-cell>
          <table:table-cell office:value-type="float" office:value="-0.01296" calcext:value-type="float">
            <text:p>-0.01296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-0.03704" calcext:value-type="float">
            <text:p>-0.03704</text:p>
          </table:table-cell>
          <table:table-cell office:value-type="float" office:value="0.09315" calcext:value-type="float">
            <text:p>0.09315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-0.1040215" calcext:value-type="float">
            <text:p>-0.1040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4625" calcext:value-type="float">
            <text:p>-0.0974625</text:p>
          </table:table-cell>
          <table:table-cell office:value-type="float" office:value="-0.00394500000000001" calcext:value-type="float">
            <text:p>-0.00394500000000001</text:p>
          </table:table-cell>
          <table:table-cell office:value-type="float" office:value="-0.105383" calcext:value-type="float">
            <text:p>-0.10538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34625" calcext:value-type="float">
            <text:p>0.0134625</text:p>
          </table:table-cell>
          <table:table-cell office:value-type="float" office:value="-0.03655" calcext:value-type="float">
            <text:p>-0.03655</text:p>
          </table:table-cell>
          <table:table-cell office:value-type="float" office:value="0.09315" calcext:value-type="float">
            <text:p>0.0931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1037815" calcext:value-type="float">
            <text:p>-0.10378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7625" calcext:value-type="float">
            <text:p>-0.0977625</text:p>
          </table:table-cell>
          <table:table-cell office:value-type="float" office:value="-0.004245" calcext:value-type="float">
            <text:p>-0.004245</text:p>
          </table:table-cell>
          <table:table-cell office:value-type="float" office:value="-0.105863" calcext:value-type="float">
            <text:p>-0.10586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37625" calcext:value-type="float">
            <text:p>0.0137625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0.09285" calcext:value-type="float">
            <text:p>0.09285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-0.1049915" calcext:value-type="float">
            <text:p>-0.10499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3125000000001" calcext:value-type="float">
            <text:p>-0.0973125000000001</text:p>
          </table:table-cell>
          <table:table-cell office:value-type="float" office:value="-0.004245" calcext:value-type="float">
            <text:p>-0.004245</text:p>
          </table:table-cell>
          <table:table-cell office:value-type="float" office:value="-0.105863" calcext:value-type="float">
            <text:p>-0.10586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31625" calcext:value-type="float">
            <text:p>0.0131625</text:p>
          </table:table-cell>
          <table:table-cell office:value-type="float" office:value="-0.03728" calcext:value-type="float">
            <text:p>-0.03728</text:p>
          </table:table-cell>
          <table:table-cell office:value-type="float" office:value="0.09255" calcext:value-type="float">
            <text:p>0.09255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-0.1042615" calcext:value-type="float">
            <text:p>-0.10426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83625" calcext:value-type="float">
            <text:p>-0.0983625</text:p>
          </table:table-cell>
          <table:table-cell office:value-type="float" office:value="-0.00409500000000001" calcext:value-type="float">
            <text:p>-0.00409500000000001</text:p>
          </table:table-cell>
          <table:table-cell office:value-type="float" office:value="-0.105383" calcext:value-type="float">
            <text:p>-0.105383</text:p>
          </table:table-cell>
          <table:table-cell office:value-type="float" office:value="-0.01356" calcext:value-type="float">
            <text:p>-0.01356</text:p>
          </table:table-cell>
          <table:table-cell office:value-type="float" office:value="0.0149625" calcext:value-type="float">
            <text:p>0.0149625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-0.1040215" calcext:value-type="float">
            <text:p>-0.1040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4625" calcext:value-type="float">
            <text:p>-0.0974625</text:p>
          </table:table-cell>
          <table:table-cell office:value-type="float" office:value="-0.00484500000000001" calcext:value-type="float">
            <text:p>-0.00484500000000001</text:p>
          </table:table-cell>
          <table:table-cell office:value-type="float" office:value="-0.105133" calcext:value-type="float">
            <text:p>-0.10513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51125" calcext:value-type="float">
            <text:p>0.0151125</text:p>
          </table:table-cell>
          <table:table-cell office:value-type="float" office:value="-0.03583" calcext:value-type="float">
            <text:p>-0.03583</text:p>
          </table:table-cell>
          <table:table-cell office:value-type="float" office:value="0.09345" calcext:value-type="float">
            <text:p>0.09345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-0.1040215" calcext:value-type="float">
            <text:p>-0.1040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4625" calcext:value-type="float">
            <text:p>-0.0974625</text:p>
          </table:table-cell>
          <table:table-cell office:value-type="float" office:value="-0.00394500000000001" calcext:value-type="float">
            <text:p>-0.00394500000000001</text:p>
          </table:table-cell>
          <table:table-cell office:value-type="float" office:value="-0.104893" calcext:value-type="float">
            <text:p>-0.104893</text:p>
          </table:table-cell>
          <table:table-cell office:value-type="float" office:value="-0.01296" calcext:value-type="float">
            <text:p>-0.01296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-0.03655" calcext:value-type="float">
            <text:p>-0.03655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-0.1040215" calcext:value-type="float">
            <text:p>-0.1040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9125" calcext:value-type="float">
            <text:p>-0.0979125</text:p>
          </table:table-cell>
          <table:table-cell office:value-type="float" office:value="-0.00289500000000001" calcext:value-type="float">
            <text:p>-0.00289500000000001</text:p>
          </table:table-cell>
          <table:table-cell office:value-type="float" office:value="-0.105383" calcext:value-type="float">
            <text:p>-0.105383</text:p>
          </table:table-cell>
          <table:table-cell office:value-type="float" office:value="-0.01281" calcext:value-type="float">
            <text:p>-0.01281</text:p>
          </table:table-cell>
          <table:table-cell office:value-type="float" office:value="0.0145125" calcext:value-type="float">
            <text:p>0.0145125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0.09315" calcext:value-type="float">
            <text:p>0.0931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1049915" calcext:value-type="float">
            <text:p>-0.10499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6125" calcext:value-type="float">
            <text:p>-0.0976125</text:p>
          </table:table-cell>
          <table:table-cell office:value-type="float" office:value="-0.00334500000000001" calcext:value-type="float">
            <text:p>-0.00334500000000001</text:p>
          </table:table-cell>
          <table:table-cell office:value-type="float" office:value="-0.105133" calcext:value-type="float">
            <text:p>-0.105133</text:p>
          </table:table-cell>
          <table:table-cell office:value-type="float" office:value="-0.01281" calcext:value-type="float">
            <text:p>-0.01281</text:p>
          </table:table-cell>
          <table:table-cell office:value-type="float" office:value="0.0148125" calcext:value-type="float">
            <text:p>0.0148125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1049915" calcext:value-type="float">
            <text:p>-0.10499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85125" calcext:value-type="float">
            <text:p>-0.0985125</text:p>
          </table:table-cell>
          <table:table-cell office:value-type="float" office:value="-0.00394500000000001" calcext:value-type="float">
            <text:p>-0.00394500000000001</text:p>
          </table:table-cell>
          <table:table-cell office:value-type="float" office:value="-0.105623" calcext:value-type="float">
            <text:p>-0.105623</text:p>
          </table:table-cell>
          <table:table-cell office:value-type="float" office:value="-0.01326" calcext:value-type="float">
            <text:p>-0.01326</text:p>
          </table:table-cell>
          <table:table-cell office:value-type="float" office:value="0.0155625" calcext:value-type="float">
            <text:p>0.0155625</text:p>
          </table:table-cell>
          <table:table-cell office:value-type="float" office:value="-0.03728" calcext:value-type="float">
            <text:p>-0.03728</text:p>
          </table:table-cell>
          <table:table-cell office:value-type="float" office:value="0.09285" calcext:value-type="float">
            <text:p>0.0928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1045115" calcext:value-type="float">
            <text:p>-0.10451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4625" calcext:value-type="float">
            <text:p>-0.0974625</text:p>
          </table:table-cell>
          <table:table-cell office:value-type="float" office:value="-0.00469500000000001" calcext:value-type="float">
            <text:p>-0.00469500000000001</text:p>
          </table:table-cell>
          <table:table-cell office:value-type="float" office:value="-0.106103" calcext:value-type="float">
            <text:p>-0.106103</text:p>
          </table:table-cell>
          <table:table-cell office:value-type="float" office:value="-0.01281" calcext:value-type="float">
            <text:p>-0.01281</text:p>
          </table:table-cell>
          <table:table-cell office:value-type="float" office:value="0.0148125" calcext:value-type="float">
            <text:p>0.0148125</text:p>
          </table:table-cell>
          <table:table-cell office:value-type="float" office:value="-0.03728" calcext:value-type="float">
            <text:p>-0.03728</text:p>
          </table:table-cell>
          <table:table-cell office:value-type="float" office:value="0.09285" calcext:value-type="float">
            <text:p>0.0928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1052315" calcext:value-type="float">
            <text:p>-0.10523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7625" calcext:value-type="float">
            <text:p>-0.0977625</text:p>
          </table:table-cell>
          <table:table-cell office:value-type="float" office:value="-0.00244500000000001" calcext:value-type="float">
            <text:p>-0.00244500000000001</text:p>
          </table:table-cell>
          <table:table-cell office:value-type="float" office:value="-0.106593" calcext:value-type="float">
            <text:p>-0.10659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54125" calcext:value-type="float">
            <text:p>0.0154125</text:p>
          </table:table-cell>
          <table:table-cell office:value-type="float" office:value="-0.03752" calcext:value-type="float">
            <text:p>-0.03752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-0.1047515" calcext:value-type="float">
            <text:p>-0.1047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7625" calcext:value-type="float">
            <text:p>-0.0977625</text:p>
          </table:table-cell>
          <table:table-cell office:value-type="float" office:value="-0.00334500000000001" calcext:value-type="float">
            <text:p>-0.00334500000000001</text:p>
          </table:table-cell>
          <table:table-cell office:value-type="float" office:value="-0.105623" calcext:value-type="float">
            <text:p>-0.105623</text:p>
          </table:table-cell>
          <table:table-cell office:value-type="float" office:value="-0.01296" calcext:value-type="float">
            <text:p>-0.01296</text:p>
          </table:table-cell>
          <table:table-cell office:value-type="float" office:value="0.0158625" calcext:value-type="float">
            <text:p>0.0158625</text:p>
          </table:table-cell>
          <table:table-cell office:value-type="float" office:value="-0.03752" calcext:value-type="float">
            <text:p>-0.03752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-0.1047515" calcext:value-type="float">
            <text:p>-0.1047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3125000000001" calcext:value-type="float">
            <text:p>-0.0973125000000001</text:p>
          </table:table-cell>
          <table:table-cell office:value-type="float" office:value="-0.003045" calcext:value-type="float">
            <text:p>-0.003045</text:p>
          </table:table-cell>
          <table:table-cell office:value-type="float" office:value="-0.105863" calcext:value-type="float">
            <text:p>-0.105863</text:p>
          </table:table-cell>
          <table:table-cell office:value-type="float" office:value="-0.01266" calcext:value-type="float">
            <text:p>-0.01266</text:p>
          </table:table-cell>
          <table:table-cell office:value-type="float" office:value="0.0149625" calcext:value-type="float">
            <text:p>0.0149625</text:p>
          </table:table-cell>
          <table:table-cell office:value-type="float" office:value="-0.03776" calcext:value-type="float">
            <text:p>-0.03776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-0.1049915" calcext:value-type="float">
            <text:p>-0.10499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7625" calcext:value-type="float">
            <text:p>-0.0977625</text:p>
          </table:table-cell>
          <table:table-cell office:value-type="float" office:value="-0.001995" calcext:value-type="float">
            <text:p>-0.001995</text:p>
          </table:table-cell>
          <table:table-cell office:value-type="float" office:value="-0.105863" calcext:value-type="float">
            <text:p>-0.10586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75125" calcext:value-type="float">
            <text:p>0.0175125</text:p>
          </table:table-cell>
          <table:table-cell office:value-type="float" office:value="-0.03752" calcext:value-type="float">
            <text:p>-0.03752</text:p>
          </table:table-cell>
          <table:table-cell office:value-type="float" office:value="0.09255" calcext:value-type="float">
            <text:p>0.09255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-0.1047515" calcext:value-type="float">
            <text:p>-0.10475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1625" calcext:value-type="float">
            <text:p>-0.0971625</text:p>
          </table:table-cell>
          <table:table-cell office:value-type="float" office:value="-0.002745" calcext:value-type="float">
            <text:p>-0.002745</text:p>
          </table:table-cell>
          <table:table-cell office:value-type="float" office:value="-0.105863" calcext:value-type="float">
            <text:p>-0.105863</text:p>
          </table:table-cell>
          <table:table-cell office:value-type="float" office:value="-0.01296" calcext:value-type="float">
            <text:p>-0.01296</text:p>
          </table:table-cell>
          <table:table-cell office:value-type="float" office:value="0.0173625" calcext:value-type="float">
            <text:p>0.0173625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0.09255" calcext:value-type="float">
            <text:p>0.09255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-0.1059615" calcext:value-type="float">
            <text:p>-0.10596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9125" calcext:value-type="float">
            <text:p>-0.0979125</text:p>
          </table:table-cell>
          <table:table-cell office:value-type="float" office:value="-0.00319500000000001" calcext:value-type="float">
            <text:p>-0.00319500000000001</text:p>
          </table:table-cell>
          <table:table-cell office:value-type="float" office:value="-0.107313" calcext:value-type="float">
            <text:p>-0.10731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54125" calcext:value-type="float">
            <text:p>0.0154125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-0.1057215" calcext:value-type="float">
            <text:p>-0.10572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4625" calcext:value-type="float">
            <text:p>-0.0974625</text:p>
          </table:table-cell>
          <table:table-cell office:value-type="float" office:value="-0.00319500000000001" calcext:value-type="float">
            <text:p>-0.00319500000000001</text:p>
          </table:table-cell>
          <table:table-cell office:value-type="float" office:value="-0.107073" calcext:value-type="float">
            <text:p>-0.107073</text:p>
          </table:table-cell>
          <table:table-cell office:value-type="float" office:value="-0.01296" calcext:value-type="float">
            <text:p>-0.01296</text:p>
          </table:table-cell>
          <table:table-cell office:value-type="float" office:value="0.0167625" calcext:value-type="float">
            <text:p>0.0167625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-0.1064415" calcext:value-type="float">
            <text:p>-0.10644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7625" calcext:value-type="float">
            <text:p>-0.0977625</text:p>
          </table:table-cell>
          <table:table-cell office:value-type="float" office:value="-0.00409500000000001" calcext:value-type="float">
            <text:p>-0.00409500000000001</text:p>
          </table:table-cell>
          <table:table-cell office:value-type="float" office:value="-0.107803" calcext:value-type="float">
            <text:p>-0.10780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75125" calcext:value-type="float">
            <text:p>0.0175125</text:p>
          </table:table-cell>
          <table:table-cell office:value-type="float" office:value="-0.03897" calcext:value-type="float">
            <text:p>-0.03897</text:p>
          </table:table-cell>
          <table:table-cell office:value-type="float" office:value="0.09315" calcext:value-type="float">
            <text:p>0.09315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-0.1062015" calcext:value-type="float">
            <text:p>-0.1062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7625" calcext:value-type="float">
            <text:p>-0.0977625</text:p>
          </table:table-cell>
          <table:table-cell office:value-type="float" office:value="-0.00109500000000001" calcext:value-type="float">
            <text:p>-0.00109500000000001</text:p>
          </table:table-cell>
          <table:table-cell office:value-type="float" office:value="-0.106833" calcext:value-type="float">
            <text:p>-0.10683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76625" calcext:value-type="float">
            <text:p>0.0176625</text:p>
          </table:table-cell>
          <table:table-cell office:value-type="float" office:value="-0.03897" calcext:value-type="float">
            <text:p>-0.03897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-0.1071715" calcext:value-type="float">
            <text:p>-0.10717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1625" calcext:value-type="float">
            <text:p>-0.0971625</text:p>
          </table:table-cell>
          <table:table-cell office:value-type="float" office:value="-0.002295" calcext:value-type="float">
            <text:p>-0.002295</text:p>
          </table:table-cell>
          <table:table-cell office:value-type="float" office:value="-0.108043" calcext:value-type="float">
            <text:p>-0.108043</text:p>
          </table:table-cell>
          <table:table-cell office:value-type="float" office:value="-0.01296" calcext:value-type="float">
            <text:p>-0.01296</text:p>
          </table:table-cell>
          <table:table-cell office:value-type="float" office:value="0.0173625" calcext:value-type="float">
            <text:p>0.0173625</text:p>
          </table:table-cell>
          <table:table-cell office:value-type="float" office:value="-0.03922" calcext:value-type="float">
            <text:p>-0.03922</text:p>
          </table:table-cell>
          <table:table-cell office:value-type="float" office:value="0.09255" calcext:value-type="float">
            <text:p>0.09255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-0.1062015" calcext:value-type="float">
            <text:p>-0.1062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0125" calcext:value-type="float">
            <text:p>-0.0970125</text:p>
          </table:table-cell>
          <table:table-cell office:value-type="float" office:value="-0.00259500000000001" calcext:value-type="float">
            <text:p>-0.00259500000000001</text:p>
          </table:table-cell>
          <table:table-cell office:value-type="float" office:value="-0.108043" calcext:value-type="float">
            <text:p>-0.108043</text:p>
          </table:table-cell>
          <table:table-cell office:value-type="float" office:value="-0.01281" calcext:value-type="float">
            <text:p>-0.01281</text:p>
          </table:table-cell>
          <table:table-cell office:value-type="float" office:value="0.0157125" calcext:value-type="float">
            <text:p>0.0157125</text:p>
          </table:table-cell>
          <table:table-cell office:value-type="float" office:value="-0.0397" calcext:value-type="float">
            <text:p>-0.0397</text:p>
          </table:table-cell>
          <table:table-cell office:value-type="float" office:value="0.09195" calcext:value-type="float">
            <text:p>0.09195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-0.1074115" calcext:value-type="float">
            <text:p>-0.10741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9125" calcext:value-type="float">
            <text:p>-0.0979125</text:p>
          </table:table-cell>
          <table:table-cell office:value-type="float" office:value="-0.001545" calcext:value-type="float">
            <text:p>-0.001545</text:p>
          </table:table-cell>
          <table:table-cell office:value-type="float" office:value="-0.107553" calcext:value-type="float">
            <text:p>-0.107553</text:p>
          </table:table-cell>
          <table:table-cell office:value-type="float" office:value="-0.01341" calcext:value-type="float">
            <text:p>-0.01341</text:p>
          </table:table-cell>
          <table:table-cell office:value-type="float" office:value="0.0163125" calcext:value-type="float">
            <text:p>0.0163125</text:p>
          </table:table-cell>
          <table:table-cell office:value-type="float" office:value="-0.03922" calcext:value-type="float">
            <text:p>-0.03922</text:p>
          </table:table-cell>
          <table:table-cell office:value-type="float" office:value="0.09165" calcext:value-type="float">
            <text:p>0.09165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-0.1062015" calcext:value-type="float">
            <text:p>-0.10620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68625" calcext:value-type="float">
            <text:p>-0.0968625</text:p>
          </table:table-cell>
          <table:table-cell office:value-type="float" office:value="-0.00214500000000001" calcext:value-type="float">
            <text:p>-0.00214500000000001</text:p>
          </table:table-cell>
          <table:table-cell office:value-type="float" office:value="-0.106593" calcext:value-type="float">
            <text:p>-0.10659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67625" calcext:value-type="float">
            <text:p>0.0167625</text:p>
          </table:table-cell>
          <table:table-cell office:value-type="float" office:value="-0.03849" calcext:value-type="float">
            <text:p>-0.03849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-0.1071715" calcext:value-type="float">
            <text:p>-0.10717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6125" calcext:value-type="float">
            <text:p>-0.0976125</text:p>
          </table:table-cell>
          <table:table-cell office:value-type="float" office:value="-0.00109500000000001" calcext:value-type="float">
            <text:p>-0.00109500000000001</text:p>
          </table:table-cell>
          <table:table-cell office:value-type="float" office:value="-0.107313" calcext:value-type="float">
            <text:p>-0.107313</text:p>
          </table:table-cell>
          <table:table-cell office:value-type="float" office:value="-0.01266" calcext:value-type="float">
            <text:p>-0.01266</text:p>
          </table:table-cell>
          <table:table-cell office:value-type="float" office:value="0.0161625" calcext:value-type="float">
            <text:p>0.0161625</text:p>
          </table:table-cell>
          <table:table-cell office:value-type="float" office:value="-0.03801" calcext:value-type="float">
            <text:p>-0.03801</text:p>
          </table:table-cell>
          <table:table-cell office:value-type="float" office:value="0.09285" calcext:value-type="float">
            <text:p>0.09285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-0.1054715" calcext:value-type="float">
            <text:p>-0.10547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1625" calcext:value-type="float">
            <text:p>-0.0971625</text:p>
          </table:table-cell>
          <table:table-cell office:value-type="float" office:value="-0.00244500000000001" calcext:value-type="float">
            <text:p>-0.00244500000000001</text:p>
          </table:table-cell>
          <table:table-cell office:value-type="float" office:value="-0.105623" calcext:value-type="float">
            <text:p>-0.10562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72125" calcext:value-type="float">
            <text:p>0.0172125</text:p>
          </table:table-cell>
          <table:table-cell office:value-type="float" office:value="-0.03752" calcext:value-type="float">
            <text:p>-0.03752</text:p>
          </table:table-cell>
          <table:table-cell office:value-type="float" office:value="0.09165" calcext:value-type="float">
            <text:p>0.09165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-0.1042615" calcext:value-type="float">
            <text:p>-0.10426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1625" calcext:value-type="float">
            <text:p>-0.0971625</text:p>
          </table:table-cell>
          <table:table-cell office:value-type="float" office:value="-0.00139500000000001" calcext:value-type="float">
            <text:p>-0.00139500000000001</text:p>
          </table:table-cell>
          <table:table-cell office:value-type="float" office:value="-0.106343" calcext:value-type="float">
            <text:p>-0.106343</text:p>
          </table:table-cell>
          <table:table-cell office:value-type="float" office:value="-0.01311" calcext:value-type="float">
            <text:p>-0.01311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-0.03728" calcext:value-type="float">
            <text:p>-0.03728</text:p>
          </table:table-cell>
          <table:table-cell office:value-type="float" office:value="0.09165" calcext:value-type="float">
            <text:p>0.09165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-0.1042615" calcext:value-type="float">
            <text:p>-0.10426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977625" calcext:value-type="float">
            <text:p>-0.0977625</text:p>
          </table:table-cell>
          <table:table-cell office:value-type="float" office:value="-0.001545" calcext:value-type="float">
            <text:p>-0.001545</text:p>
          </table:table-cell>
          <table:table-cell office:value-type="float" office:value="-0.104653" calcext:value-type="float">
            <text:p>-0.104653</text:p>
          </table:table-cell>
          <table:table-cell office:value-type="float" office:value="-0.01326" calcext:value-type="float">
            <text:p>-0.01326</text:p>
          </table:table-cell>
          <table:table-cell office:value-type="float" office:value="0.0188625" calcext:value-type="float">
            <text:p>0.0188625</text:p>
          </table:table-cell>
          <table:table-cell office:value-type="float" office:value="-0.03655" calcext:value-type="float">
            <text:p>-0.03655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-0.1045115" calcext:value-type="float">
            <text:p>-0.1045115</text:p>
          </table:table-cell>
          <table:table-cell table:number-columns-repeated="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7T15:02:24.198156735</dc:date>
    <meta:editing-duration>PT21M7S</meta:editing-duration>
    <meta:editing-cycles>1</meta:editing-cycles>
    <meta:document-statistic meta:table-count="1" meta:cell-count="9696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1.155cm" svg:y="3.705cm" style:legend-expansion="high" chart:style-name="ch2"/>
        <chart:plot-area chart:style-name="ch3" table:cell-range-address="coil_table_2_7.Z1:coil_table_2_7.Z202 coil_table_2_7.AC1:coil_table_2_7.AC202 coil_table_2_7.AF1:coil_table_2_7.AF202" chart:data-source-has-labels="row" svg:x="0.319cm" svg:y="0.18cm" svg:width="10.517cm" svg:height="8.645cm">
          <chart:coordinate-region svg:x="0.861cm" svg:y="0.379cm" svg:width="9.97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il_table_2_7.Z2:coil_table_2_7.Z202" chart:label-cell-address="coil_table_2_7.Z1:coil_table_2_7.Z1" chart:class="chart:line">
            <chart:data-point chart:repeated="201"/>
          </chart:series>
          <chart:series chart:style-name="ch7" chart:values-cell-range-address="coil_table_2_7.AC2:coil_table_2_7.AC202" chart:label-cell-address="coil_table_2_7.AC1:coil_table_2_7.AC1" chart:class="chart:line">
            <chart:data-point chart:repeated="201"/>
          </chart:series>
          <chart:series chart:style-name="ch8" chart:values-cell-range-address="coil_table_2_7.AF2:coil_table_2_7.AF202" chart:label-cell-address="coil_table_2_7.AF1:coil_table_2_7.AF1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0_Y [mT]</text:p>
                <draw:g>
                  <svg:desc>coil_table_2_7.Z1:coil_table_2_7.Z1</svg:desc>
                </draw:g>
              </table:table-cell>
              <table:table-cell office:value-type="string">
                <text:p>mux2_sensor1_Y [mT]</text:p>
                <draw:g>
                  <svg:desc>coil_table_2_7.AC1:coil_table_2_7.AC1</svg:desc>
                </draw:g>
              </table:table-cell>
              <table:table-cell office:value-type="string">
                <text:p>mux2_sensor2_Y [mT]</text:p>
                <draw:g>
                  <svg:desc>coil_table_2_7.AF1:coil_table_2_7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54999999999995">
                <text:p>0.000254999999999995</text:p>
                <draw:g>
                  <svg:desc>coil_table_2_7.Z2:coil_table_2_7.Z202</svg:desc>
                </draw:g>
              </table:table-cell>
              <table:table-cell office:value-type="float" office:value="0.000262499999999989">
                <text:p>0.000262499999999989</text:p>
                <draw:g>
                  <svg:desc>coil_table_2_7.AC2:coil_table_2_7.AC202</svg:desc>
                </draw:g>
              </table:table-cell>
              <table:table-cell office:value-type="float" office:value="0.000779999999999987">
                <text:p>0.000779999999999987</text:p>
                <draw:g>
                  <svg:desc>coil_table_2_7.AF2:coil_table_2_7.A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450000000000017">
                <text:p>-0.0000450000000000017</text:p>
              </table:table-cell>
              <table:table-cell office:value-type="float" office:value="-0.000337500000000006">
                <text:p>-0.000337500000000006</text:p>
              </table:table-cell>
              <table:table-cell office:value-type="float" office:value="0.000329999999999998">
                <text:p>0.000329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4999999999987">
                <text:p>0.000404999999999987</text:p>
              </table:table-cell>
              <table:table-cell office:value-type="float" office:value="0.000262499999999989">
                <text:p>0.000262499999999989</text:p>
              </table:table-cell>
              <table:table-cell office:value-type="float" office:value="0.000929999999999993">
                <text:p>0.000929999999999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0499999999999">
                <text:p>0.00160499999999999</text:p>
              </table:table-cell>
              <table:table-cell office:value-type="float" office:value="0.000862499999999983">
                <text:p>0.000862499999999983</text:p>
              </table:table-cell>
              <table:table-cell office:value-type="float" office:value="0.00047999999999999">
                <text:p>0.00047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245">
                <text:p>-0.001245</text:p>
              </table:table-cell>
              <table:table-cell office:value-type="float" office:value="0.0013125">
                <text:p>0.0013125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54999999999993">
                <text:p>0.000554999999999993</text:p>
              </table:table-cell>
              <table:table-cell office:value-type="float" office:value="0.000712500000000006">
                <text:p>0.000712500000000006</text:p>
              </table:table-cell>
              <table:table-cell office:value-type="float" office:value="0.0000299999999999869">
                <text:p>0.0000299999999999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450000000000017">
                <text:p>-0.0000450000000000017</text:p>
              </table:table-cell>
              <table:table-cell office:value-type="float" office:value="-0.0000374999999999943">
                <text:p>-0.0000374999999999943</text:p>
              </table:table-cell>
              <table:table-cell office:value-type="float" office:value="0.000779999999999987">
                <text:p>0.000779999999999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04999999999987">
                <text:p>0.000404999999999987</text:p>
              </table:table-cell>
              <table:table-cell office:value-type="float" office:value="-0.000637500000000017">
                <text:p>-0.000637500000000017</text:p>
              </table:table-cell>
              <table:table-cell office:value-type="float" office:value="-0.000120000000000005">
                <text:p>-0.0001200000000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495000000000005">
                <text:p>-0.000495000000000005</text:p>
              </table:table-cell>
              <table:table-cell office:value-type="float" office:value="0.000412499999999994">
                <text:p>0.000412499999999994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450000000000017">
                <text:p>-0.0000450000000000017</text:p>
              </table:table-cell>
              <table:table-cell office:value-type="float" office:value="0.000112499999999983">
                <text:p>0.000112499999999983</text:p>
              </table:table-cell>
              <table:table-cell office:value-type="float" office:value="-0.000120000000000005">
                <text:p>-0.0001200000000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795000000000002">
                <text:p>-0.000795000000000002</text:p>
              </table:table-cell>
              <table:table-cell office:value-type="float" office:value="0.0013125">
                <text:p>0.0013125</text:p>
              </table:table-cell>
              <table:table-cell office:value-type="float" office:value="0.000779999999999987">
                <text:p>0.00077999999999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54999999999993">
                <text:p>0.000554999999999993</text:p>
              </table:table-cell>
              <table:table-cell office:value-type="float" office:value="-0.0000374999999999943">
                <text:p>-0.000037499999999994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85499999999999">
                <text:p>0.00085499999999999</text:p>
              </table:table-cell>
              <table:table-cell office:value-type="float" office:value="0.000862499999999983">
                <text:p>0.000862499999999983</text:p>
              </table:table-cell>
              <table:table-cell office:value-type="float" office:value="-0.000120000000000005">
                <text:p>-0.000120000000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54999999999993">
                <text:p>0.000554999999999993</text:p>
              </table:table-cell>
              <table:table-cell office:value-type="float" office:value="0.00191249999999999">
                <text:p>0.00191249999999999</text:p>
              </table:table-cell>
              <table:table-cell office:value-type="float" office:value="0.000329999999999998">
                <text:p>0.000329999999999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554999999999993">
                <text:p>0.000554999999999993</text:p>
              </table:table-cell>
              <table:table-cell office:value-type="float" office:value="0.000262499999999989">
                <text:p>0.000262499999999989</text:p>
              </table:table-cell>
              <table:table-cell office:value-type="float" office:value="0.000929999999999993">
                <text:p>0.000929999999999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005">
                <text:p>0.001005</text:p>
              </table:table-cell>
              <table:table-cell office:value-type="float" office:value="0.0005625">
                <text:p>0.0005625</text:p>
              </table:table-cell>
              <table:table-cell office:value-type="float" office:value="0.000929999999999993">
                <text:p>0.000929999999999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30499999999999">
                <text:p>0.00130499999999999</text:p>
              </table:table-cell>
              <table:table-cell office:value-type="float" office:value="0.000112499999999983">
                <text:p>0.000112499999999983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404999999999987">
                <text:p>0.000404999999999987</text:p>
              </table:table-cell>
              <table:table-cell office:value-type="float" office:value="-0.000487500000000011">
                <text:p>-0.000487500000000011</text:p>
              </table:table-cell>
              <table:table-cell office:value-type="float" office:value="0.00047999999999999">
                <text:p>0.00047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0499999999999">
                <text:p>0.00010499999999999</text:p>
              </table:table-cell>
              <table:table-cell office:value-type="float" office:value="0.000862499999999983">
                <text:p>0.000862499999999983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54999999999995">
                <text:p>0.000254999999999995</text:p>
              </table:table-cell>
              <table:table-cell office:value-type="float" office:value="-0.000637500000000017">
                <text:p>-0.000637500000000017</text:p>
              </table:table-cell>
              <table:table-cell office:value-type="float" office:value="0.000629999999999995">
                <text:p>0.000629999999999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54999999999993">
                <text:p>0.000554999999999993</text:p>
              </table:table-cell>
              <table:table-cell office:value-type="float" office:value="-0.000337500000000006">
                <text:p>-0.000337500000000006</text:p>
              </table:table-cell>
              <table:table-cell office:value-type="float" office:value="0.00047999999999999">
                <text:p>0.00047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54999999999993">
                <text:p>0.000554999999999993</text:p>
              </table:table-cell>
              <table:table-cell office:value-type="float" office:value="-0.000337500000000006">
                <text:p>-0.000337500000000006</text:p>
              </table:table-cell>
              <table:table-cell office:value-type="float" office:value="0.00152999999999999">
                <text:p>0.001529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005">
                <text:p>0.001005</text:p>
              </table:table-cell>
              <table:table-cell office:value-type="float" office:value="0.000412499999999994">
                <text:p>0.000412499999999994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54999999999995">
                <text:p>0.000254999999999995</text:p>
              </table:table-cell>
              <table:table-cell office:value-type="float" office:value="0.00101249999999999">
                <text:p>0.00101249999999999</text:p>
              </table:table-cell>
              <table:table-cell office:value-type="float" office:value="0.000629999999999995">
                <text:p>0.000629999999999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04999999999987">
                <text:p>0.000404999999999987</text:p>
              </table:table-cell>
              <table:table-cell office:value-type="float" office:value="0.000112499999999983">
                <text:p>0.000112499999999983</text:p>
              </table:table-cell>
              <table:table-cell office:value-type="float" office:value="0.00047999999999999">
                <text:p>0.00047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04999999999987">
                <text:p>0.000404999999999987</text:p>
              </table:table-cell>
              <table:table-cell office:value-type="float" office:value="0.00146250000000001">
                <text:p>0.00146250000000001</text:p>
              </table:table-cell>
              <table:table-cell office:value-type="float" office:value="0.000779999999999987">
                <text:p>0.000779999999999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15499999999999">
                <text:p>0.00115499999999999</text:p>
              </table:table-cell>
              <table:table-cell office:value-type="float" office:value="0.000112499999999983">
                <text:p>0.000112499999999983</text:p>
              </table:table-cell>
              <table:table-cell office:value-type="float" office:value="0.000179999999999993">
                <text:p>0.000179999999999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55">
                <text:p>0.001455</text:p>
              </table:table-cell>
              <table:table-cell office:value-type="float" office:value="0.000712500000000006">
                <text:p>0.000712500000000006</text:p>
              </table:table-cell>
              <table:table-cell office:value-type="float" office:value="0.000329999999999998">
                <text:p>0.0003299999999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495000000000005">
                <text:p>-0.000495000000000005</text:p>
              </table:table-cell>
              <table:table-cell office:value-type="float" office:value="0.000862499999999983">
                <text:p>0.000862499999999983</text:p>
              </table:table-cell>
              <table:table-cell office:value-type="float" office:value="0.0000299999999999869">
                <text:p>0.0000299999999999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05">
                <text:p>0.001005</text:p>
              </table:table-cell>
              <table:table-cell office:value-type="float" office:value="0.000862499999999983">
                <text:p>0.000862499999999983</text:p>
              </table:table-cell>
              <table:table-cell office:value-type="float" office:value="0.000779999999999987">
                <text:p>0.000779999999999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54999999999993">
                <text:p>0.000554999999999993</text:p>
              </table:table-cell>
              <table:table-cell office:value-type="float" office:value="0.000412499999999994">
                <text:p>0.000412499999999994</text:p>
              </table:table-cell>
              <table:table-cell office:value-type="float" office:value="0.00152999999999999">
                <text:p>0.00152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795000000000002">
                <text:p>-0.000795000000000002</text:p>
              </table:table-cell>
              <table:table-cell office:value-type="float" office:value="-0.0001875">
                <text:p>-0.000187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495000000000005">
                <text:p>-0.000495000000000005</text:p>
              </table:table-cell>
              <table:table-cell office:value-type="float" office:value="0.000112499999999983">
                <text:p>0.000112499999999983</text:p>
              </table:table-cell>
              <table:table-cell office:value-type="float" office:value="0.000929999999999993">
                <text:p>0.000929999999999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5499999999999">
                <text:p>0.00115499999999999</text:p>
              </table:table-cell>
              <table:table-cell office:value-type="float" office:value="0.00116249999999999">
                <text:p>0.00116249999999999</text:p>
              </table:table-cell>
              <table:table-cell office:value-type="float" office:value="0.00152999999999999">
                <text:p>0.00152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755">
                <text:p>0.001755</text:p>
              </table:table-cell>
              <table:table-cell office:value-type="float" office:value="0.0013125">
                <text:p>0.0013125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30499999999999">
                <text:p>0.00130499999999999</text:p>
              </table:table-cell>
              <table:table-cell office:value-type="float" office:value="0.0020625">
                <text:p>0.002062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15499999999999">
                <text:p>0.00115499999999999</text:p>
              </table:table-cell>
              <table:table-cell office:value-type="float" office:value="0.00296250000000001">
                <text:p>0.00296250000000001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15499999999999">
                <text:p>0.00115499999999999</text:p>
              </table:table-cell>
              <table:table-cell office:value-type="float" office:value="0.0035625">
                <text:p>0.0035625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554999999999993">
                <text:p>0.000554999999999993</text:p>
              </table:table-cell>
              <table:table-cell office:value-type="float" office:value="0.0020625">
                <text:p>0.0020625</text:p>
              </table:table-cell>
              <table:table-cell office:value-type="float" office:value="0.00197999999999999">
                <text:p>0.00197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755">
                <text:p>0.001755</text:p>
              </table:table-cell>
              <table:table-cell office:value-type="float" office:value="0.0005625">
                <text:p>0.0005625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30499999999999">
                <text:p>0.00130499999999999</text:p>
              </table:table-cell>
              <table:table-cell office:value-type="float" office:value="0.00191249999999999">
                <text:p>0.00191249999999999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80499999999999">
                <text:p>0.00280499999999999</text:p>
              </table:table-cell>
              <table:table-cell office:value-type="float" office:value="0.00116249999999999">
                <text:p>0.00116249999999999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60499999999999">
                <text:p>0.00160499999999999</text:p>
              </table:table-cell>
              <table:table-cell office:value-type="float" office:value="0.00266249999999999">
                <text:p>0.00266249999999999</text:p>
              </table:table-cell>
              <table:table-cell office:value-type="float" office:value="0.00197999999999999">
                <text:p>0.001979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205">
                <text:p>0.002205</text:p>
              </table:table-cell>
              <table:table-cell office:value-type="float" office:value="0.00251249999999999">
                <text:p>0.00251249999999999</text:p>
              </table:table-cell>
              <table:table-cell office:value-type="float" office:value="0.000929999999999993">
                <text:p>0.000929999999999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05499999999999">
                <text:p>0.00205499999999999</text:p>
              </table:table-cell>
              <table:table-cell office:value-type="float" office:value="0.00146250000000001">
                <text:p>0.00146250000000001</text:p>
              </table:table-cell>
              <table:table-cell office:value-type="float" office:value="0.00152999999999999">
                <text:p>0.001529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955">
                <text:p>0.002955</text:p>
              </table:table-cell>
              <table:table-cell office:value-type="float" office:value="0.00146250000000001">
                <text:p>0.00146250000000001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755">
                <text:p>0.001755</text:p>
              </table:table-cell>
              <table:table-cell office:value-type="float" office:value="0.00161249999999998">
                <text:p>0.00161249999999998</text:p>
              </table:table-cell>
              <table:table-cell office:value-type="float" office:value="0.00242999999999999">
                <text:p>0.002429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0499999999999">
                <text:p>0.00130499999999999</text:p>
              </table:table-cell>
              <table:table-cell office:value-type="float" office:value="0.00146250000000001">
                <text:p>0.00146250000000001</text:p>
              </table:table-cell>
              <table:table-cell office:value-type="float" office:value="0.00167999999999999">
                <text:p>0.00167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15499999999999">
                <text:p>0.00115499999999999</text:p>
              </table:table-cell>
              <table:table-cell office:value-type="float" office:value="0.00236249999999998">
                <text:p>0.00236249999999998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90499999999999">
                <text:p>0.00190499999999999</text:p>
              </table:table-cell>
              <table:table-cell office:value-type="float" office:value="4.6405125">
                <text:p>4.6405125</text:p>
              </table:table-cell>
              <table:table-cell office:value-type="float" office:value="3.61083">
                <text:p>3.61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52955">
                <text:p>3.452955</text:p>
              </table:table-cell>
              <table:table-cell office:value-type="float" office:value="4.7761125">
                <text:p>4.7761125</text:p>
              </table:table-cell>
              <table:table-cell office:value-type="float" office:value="3.61263">
                <text:p>3.61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51605">
                <text:p>3.451605</text:p>
              </table:table-cell>
              <table:table-cell office:value-type="float" office:value="4.7714625">
                <text:p>4.7714625</text:p>
              </table:table-cell>
              <table:table-cell office:value-type="float" office:value="3.60918">
                <text:p>3.60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53405">
                <text:p>3.453405</text:p>
              </table:table-cell>
              <table:table-cell office:value-type="float" office:value="4.7720625">
                <text:p>4.7720625</text:p>
              </table:table-cell>
              <table:table-cell office:value-type="float" office:value="3.60903">
                <text:p>3.609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52205">
                <text:p>3.452205</text:p>
              </table:table-cell>
              <table:table-cell office:value-type="float" office:value="4.7770125">
                <text:p>4.7770125</text:p>
              </table:table-cell>
              <table:table-cell office:value-type="float" office:value="3.61248">
                <text:p>3.61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52355">
                <text:p>3.452355</text:p>
              </table:table-cell>
              <table:table-cell office:value-type="float" office:value="4.7750625">
                <text:p>4.7750625</text:p>
              </table:table-cell>
              <table:table-cell office:value-type="float" office:value="3.61398">
                <text:p>3.61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52055">
                <text:p>3.452055</text:p>
              </table:table-cell>
              <table:table-cell office:value-type="float" office:value="4.7734125">
                <text:p>4.7734125</text:p>
              </table:table-cell>
              <table:table-cell office:value-type="float" office:value="3.60978">
                <text:p>3.609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54155">
                <text:p>3.454155</text:p>
              </table:table-cell>
              <table:table-cell office:value-type="float" office:value="4.7764125">
                <text:p>4.7764125</text:p>
              </table:table-cell>
              <table:table-cell office:value-type="float" office:value="3.61068">
                <text:p>3.61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50255">
                <text:p>3.450255</text:p>
              </table:table-cell>
              <table:table-cell office:value-type="float" office:value="4.7767125">
                <text:p>4.7767125</text:p>
              </table:table-cell>
              <table:table-cell office:value-type="float" office:value="3.61128">
                <text:p>3.61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50105">
                <text:p>3.450105</text:p>
              </table:table-cell>
              <table:table-cell office:value-type="float" office:value="4.7723625">
                <text:p>4.7723625</text:p>
              </table:table-cell>
              <table:table-cell office:value-type="float" office:value="3.61038">
                <text:p>3.61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49955">
                <text:p>3.449955</text:p>
              </table:table-cell>
              <table:table-cell office:value-type="float" office:value="4.7743125">
                <text:p>4.7743125</text:p>
              </table:table-cell>
              <table:table-cell office:value-type="float" office:value="3.61293">
                <text:p>3.61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51455">
                <text:p>3.451455</text:p>
              </table:table-cell>
              <table:table-cell office:value-type="float" office:value="4.7720625">
                <text:p>4.7720625</text:p>
              </table:table-cell>
              <table:table-cell office:value-type="float" office:value="3.61098">
                <text:p>3.61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53105">
                <text:p>3.453105</text:p>
              </table:table-cell>
              <table:table-cell office:value-type="float" office:value="4.7758125">
                <text:p>4.7758125</text:p>
              </table:table-cell>
              <table:table-cell office:value-type="float" office:value="3.60933">
                <text:p>3.60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50555">
                <text:p>3.450555</text:p>
              </table:table-cell>
              <table:table-cell office:value-type="float" office:value="4.7723625">
                <text:p>4.7723625</text:p>
              </table:table-cell>
              <table:table-cell office:value-type="float" office:value="3.60813">
                <text:p>3.608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52655">
                <text:p>3.452655</text:p>
              </table:table-cell>
              <table:table-cell office:value-type="float" office:value="4.7758125">
                <text:p>4.7758125</text:p>
              </table:table-cell>
              <table:table-cell office:value-type="float" office:value="3.61158">
                <text:p>3.61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48905">
                <text:p>3.448905</text:p>
              </table:table-cell>
              <table:table-cell office:value-type="float" office:value="4.7705625">
                <text:p>4.7705625</text:p>
              </table:table-cell>
              <table:table-cell office:value-type="float" office:value="3.60873">
                <text:p>3.608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53255">
                <text:p>3.453255</text:p>
              </table:table-cell>
              <table:table-cell office:value-type="float" office:value="4.7735625">
                <text:p>4.7735625</text:p>
              </table:table-cell>
              <table:table-cell office:value-type="float" office:value="3.60933">
                <text:p>3.60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48305">
                <text:p>3.448305</text:p>
              </table:table-cell>
              <table:table-cell office:value-type="float" office:value="4.7728125">
                <text:p>4.7728125</text:p>
              </table:table-cell>
              <table:table-cell office:value-type="float" office:value="3.61233">
                <text:p>3.61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50405">
                <text:p>3.450405</text:p>
              </table:table-cell>
              <table:table-cell office:value-type="float" office:value="4.7707125">
                <text:p>4.7707125</text:p>
              </table:table-cell>
              <table:table-cell office:value-type="float" office:value="3.60918">
                <text:p>3.609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52955">
                <text:p>3.452955</text:p>
              </table:table-cell>
              <table:table-cell office:value-type="float" office:value="4.7732625">
                <text:p>4.7732625</text:p>
              </table:table-cell>
              <table:table-cell office:value-type="float" office:value="3.60903">
                <text:p>3.609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3855">
                <text:p>3.453855</text:p>
              </table:table-cell>
              <table:table-cell office:value-type="float" office:value="4.7698125">
                <text:p>4.7698125</text:p>
              </table:table-cell>
              <table:table-cell office:value-type="float" office:value="3.60828">
                <text:p>3.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52205">
                <text:p>3.452205</text:p>
              </table:table-cell>
              <table:table-cell office:value-type="float" office:value="4.7687625">
                <text:p>4.7687625</text:p>
              </table:table-cell>
              <table:table-cell office:value-type="float" office:value="3.61128">
                <text:p>3.61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52655">
                <text:p>3.452655</text:p>
              </table:table-cell>
              <table:table-cell office:value-type="float" office:value="4.7740125">
                <text:p>4.7740125</text:p>
              </table:table-cell>
              <table:table-cell office:value-type="float" office:value="3.61143">
                <text:p>3.61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52655">
                <text:p>3.452655</text:p>
              </table:table-cell>
              <table:table-cell office:value-type="float" office:value="4.7687625">
                <text:p>4.7687625</text:p>
              </table:table-cell>
              <table:table-cell office:value-type="float" office:value="3.61128">
                <text:p>3.61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53855">
                <text:p>3.453855</text:p>
              </table:table-cell>
              <table:table-cell office:value-type="float" office:value="4.7746125">
                <text:p>4.7746125</text:p>
              </table:table-cell>
              <table:table-cell office:value-type="float" office:value="3.61113">
                <text:p>3.61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52055">
                <text:p>3.452055</text:p>
              </table:table-cell>
              <table:table-cell office:value-type="float" office:value="4.7719125">
                <text:p>4.7719125</text:p>
              </table:table-cell>
              <table:table-cell office:value-type="float" office:value="3.60858">
                <text:p>3.608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52955">
                <text:p>3.452955</text:p>
              </table:table-cell>
              <table:table-cell office:value-type="float" office:value="4.7728125">
                <text:p>4.7728125</text:p>
              </table:table-cell>
              <table:table-cell office:value-type="float" office:value="3.61203">
                <text:p>3.61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451755">
                <text:p>3.451755</text:p>
              </table:table-cell>
              <table:table-cell office:value-type="float" office:value="4.7725125">
                <text:p>4.7725125</text:p>
              </table:table-cell>
              <table:table-cell office:value-type="float" office:value="3.60843">
                <text:p>3.608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51305">
                <text:p>3.451305</text:p>
              </table:table-cell>
              <table:table-cell office:value-type="float" office:value="4.7723625">
                <text:p>4.7723625</text:p>
              </table:table-cell>
              <table:table-cell office:value-type="float" office:value="3.60858">
                <text:p>3.608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50555">
                <text:p>3.450555</text:p>
              </table:table-cell>
              <table:table-cell office:value-type="float" office:value="4.7717625">
                <text:p>4.7717625</text:p>
              </table:table-cell>
              <table:table-cell office:value-type="float" office:value="3.60888">
                <text:p>3.608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52955">
                <text:p>3.452955</text:p>
              </table:table-cell>
              <table:table-cell office:value-type="float" office:value="4.7753625">
                <text:p>4.7753625</text:p>
              </table:table-cell>
              <table:table-cell office:value-type="float" office:value="3.60933">
                <text:p>3.60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52505">
                <text:p>3.452505</text:p>
              </table:table-cell>
              <table:table-cell office:value-type="float" office:value="4.7753625">
                <text:p>4.7753625</text:p>
              </table:table-cell>
              <table:table-cell office:value-type="float" office:value="3.61083">
                <text:p>3.610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52355">
                <text:p>3.452355</text:p>
              </table:table-cell>
              <table:table-cell office:value-type="float" office:value="4.7702625">
                <text:p>4.7702625</text:p>
              </table:table-cell>
              <table:table-cell office:value-type="float" office:value="3.61053">
                <text:p>3.61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52505">
                <text:p>3.452505</text:p>
              </table:table-cell>
              <table:table-cell office:value-type="float" office:value="4.7713125">
                <text:p>4.7713125</text:p>
              </table:table-cell>
              <table:table-cell office:value-type="float" office:value="3.61083">
                <text:p>3.61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52655">
                <text:p>3.452655</text:p>
              </table:table-cell>
              <table:table-cell office:value-type="float" office:value="4.7731125">
                <text:p>4.7731125</text:p>
              </table:table-cell>
              <table:table-cell office:value-type="float" office:value="3.60903">
                <text:p>3.609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52655">
                <text:p>3.452655</text:p>
              </table:table-cell>
              <table:table-cell office:value-type="float" office:value="4.7704125">
                <text:p>4.7704125</text:p>
              </table:table-cell>
              <table:table-cell office:value-type="float" office:value="3.60873">
                <text:p>3.608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51755">
                <text:p>3.451755</text:p>
              </table:table-cell>
              <table:table-cell office:value-type="float" office:value="4.7732625">
                <text:p>4.7732625</text:p>
              </table:table-cell>
              <table:table-cell office:value-type="float" office:value="3.61023">
                <text:p>3.610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54005">
                <text:p>3.454005</text:p>
              </table:table-cell>
              <table:table-cell office:value-type="float" office:value="4.7717625">
                <text:p>4.7717625</text:p>
              </table:table-cell>
              <table:table-cell office:value-type="float" office:value="3.60933">
                <text:p>3.609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53255">
                <text:p>3.453255</text:p>
              </table:table-cell>
              <table:table-cell office:value-type="float" office:value="4.7738625">
                <text:p>4.7738625</text:p>
              </table:table-cell>
              <table:table-cell office:value-type="float" office:value="3.61083">
                <text:p>3.610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52955">
                <text:p>3.452955</text:p>
              </table:table-cell>
              <table:table-cell office:value-type="float" office:value="4.7728125">
                <text:p>4.7728125</text:p>
              </table:table-cell>
              <table:table-cell office:value-type="float" office:value="3.61128">
                <text:p>3.61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454155">
                <text:p>3.454155</text:p>
              </table:table-cell>
              <table:table-cell office:value-type="float" office:value="4.7725125">
                <text:p>4.7725125</text:p>
              </table:table-cell>
              <table:table-cell office:value-type="float" office:value="3.60933">
                <text:p>3.60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52205">
                <text:p>3.452205</text:p>
              </table:table-cell>
              <table:table-cell office:value-type="float" office:value="4.7726625">
                <text:p>4.7726625</text:p>
              </table:table-cell>
              <table:table-cell office:value-type="float" office:value="3.61053">
                <text:p>3.61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455205">
                <text:p>3.455205</text:p>
              </table:table-cell>
              <table:table-cell office:value-type="float" office:value="4.7708625">
                <text:p>4.7708625</text:p>
              </table:table-cell>
              <table:table-cell office:value-type="float" office:value="3.61098">
                <text:p>3.610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51755">
                <text:p>3.451755</text:p>
              </table:table-cell>
              <table:table-cell office:value-type="float" office:value="4.7735625">
                <text:p>4.7735625</text:p>
              </table:table-cell>
              <table:table-cell office:value-type="float" office:value="3.61068">
                <text:p>3.610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53705">
                <text:p>3.453705</text:p>
              </table:table-cell>
              <table:table-cell office:value-type="float" office:value="4.7729625">
                <text:p>4.7729625</text:p>
              </table:table-cell>
              <table:table-cell office:value-type="float" office:value="3.61068">
                <text:p>3.610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54605">
                <text:p>3.454605</text:p>
              </table:table-cell>
              <table:table-cell office:value-type="float" office:value="4.7713125">
                <text:p>4.7713125</text:p>
              </table:table-cell>
              <table:table-cell office:value-type="float" office:value="3.61008">
                <text:p>3.61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52355">
                <text:p>3.452355</text:p>
              </table:table-cell>
              <table:table-cell office:value-type="float" office:value="4.7729625">
                <text:p>4.7729625</text:p>
              </table:table-cell>
              <table:table-cell office:value-type="float" office:value="3.61023">
                <text:p>3.61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52055">
                <text:p>3.452055</text:p>
              </table:table-cell>
              <table:table-cell office:value-type="float" office:value="4.7752125">
                <text:p>4.7752125</text:p>
              </table:table-cell>
              <table:table-cell office:value-type="float" office:value="3.61023">
                <text:p>3.610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52505">
                <text:p>3.452505</text:p>
              </table:table-cell>
              <table:table-cell office:value-type="float" office:value="4.7698125">
                <text:p>4.7698125</text:p>
              </table:table-cell>
              <table:table-cell office:value-type="float" office:value="3.60888">
                <text:p>3.608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51155">
                <text:p>3.451155</text:p>
              </table:table-cell>
              <table:table-cell office:value-type="float" office:value="4.7726625">
                <text:p>4.7726625</text:p>
              </table:table-cell>
              <table:table-cell office:value-type="float" office:value="3.61098">
                <text:p>3.61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52955">
                <text:p>3.452955</text:p>
              </table:table-cell>
              <table:table-cell office:value-type="float" office:value="4.7725125">
                <text:p>4.7725125</text:p>
              </table:table-cell>
              <table:table-cell office:value-type="float" office:value="3.61173">
                <text:p>3.611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453105">
                <text:p>3.453105</text:p>
              </table:table-cell>
              <table:table-cell office:value-type="float" office:value="4.7740125">
                <text:p>4.7740125</text:p>
              </table:table-cell>
              <table:table-cell office:value-type="float" office:value="3.60963">
                <text:p>3.60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51755">
                <text:p>3.451755</text:p>
              </table:table-cell>
              <table:table-cell office:value-type="float" office:value="0.2021625">
                <text:p>0.2021625</text:p>
              </table:table-cell>
              <table:table-cell office:value-type="float" office:value="0.06783">
                <text:p>0.06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3355">
                <text:p>0.053355</text:p>
              </table:table-cell>
              <table:table-cell office:value-type="float" office:value="0.0811125">
                <text:p>0.0811125</text:p>
              </table:table-cell>
              <table:table-cell office:value-type="float" office:value="0.05718">
                <text:p>0.057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155">
                <text:p>0.052155</text:p>
              </table:table-cell>
              <table:table-cell office:value-type="float" office:value="0.0814125">
                <text:p>0.0814125</text:p>
              </table:table-cell>
              <table:table-cell office:value-type="float" office:value="0.05688">
                <text:p>0.056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155">
                <text:p>0.052155</text:p>
              </table:table-cell>
              <table:table-cell office:value-type="float" office:value="0.0817125">
                <text:p>0.0817125</text:p>
              </table:table-cell>
              <table:table-cell office:value-type="float" office:value="0.05763">
                <text:p>0.057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2905">
                <text:p>0.052905</text:p>
              </table:table-cell>
              <table:table-cell office:value-type="float" office:value="0.0820125">
                <text:p>0.0820125</text:p>
              </table:table-cell>
              <table:table-cell office:value-type="float" office:value="0.05598">
                <text:p>0.055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05">
                <text:p>0.053505</text:p>
              </table:table-cell>
              <table:table-cell office:value-type="float" office:value="0.0827625">
                <text:p>0.0827625</text:p>
              </table:table-cell>
              <table:table-cell office:value-type="float" office:value="0.05658">
                <text:p>0.056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2455">
                <text:p>0.052455</text:p>
              </table:table-cell>
              <table:table-cell office:value-type="float" office:value="0.0811125">
                <text:p>0.0811125</text:p>
              </table:table-cell>
              <table:table-cell office:value-type="float" office:value="0.05673">
                <text:p>0.056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2005">
                <text:p>0.052005</text:p>
              </table:table-cell>
              <table:table-cell office:value-type="float" office:value="0.0809625">
                <text:p>0.0809625</text:p>
              </table:table-cell>
              <table:table-cell office:value-type="float" office:value="0.05688">
                <text:p>0.056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0655">
                <text:p>0.050655</text:p>
              </table:table-cell>
              <table:table-cell office:value-type="float" office:value="0.0809625">
                <text:p>0.0809625</text:p>
              </table:table-cell>
              <table:table-cell office:value-type="float" office:value="0.05733">
                <text:p>0.057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2155">
                <text:p>0.052155</text:p>
              </table:table-cell>
              <table:table-cell office:value-type="float" office:value="0.0808125">
                <text:p>0.0808125</text:p>
              </table:table-cell>
              <table:table-cell office:value-type="float" office:value="0.05643">
                <text:p>0.056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0805">
                <text:p>0.050805</text:p>
              </table:table-cell>
              <table:table-cell office:value-type="float" office:value="0.0808125">
                <text:p>0.0808125</text:p>
              </table:table-cell>
              <table:table-cell office:value-type="float" office:value="0.05628">
                <text:p>0.056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1705">
                <text:p>0.051705</text:p>
              </table:table-cell>
              <table:table-cell office:value-type="float" office:value="0.0820125">
                <text:p>0.0820125</text:p>
              </table:table-cell>
              <table:table-cell office:value-type="float" office:value="0.05628">
                <text:p>0.056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1255">
                <text:p>0.051255</text:p>
              </table:table-cell>
              <table:table-cell office:value-type="float" office:value="0.0800625">
                <text:p>0.0800625</text:p>
              </table:table-cell>
              <table:table-cell office:value-type="float" office:value="0.05658">
                <text:p>0.05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2155">
                <text:p>0.052155</text:p>
              </table:table-cell>
              <table:table-cell office:value-type="float" office:value="0.0814125">
                <text:p>0.0814125</text:p>
              </table:table-cell>
              <table:table-cell office:value-type="float" office:value="0.05613">
                <text:p>0.056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2305">
                <text:p>0.052305</text:p>
              </table:table-cell>
              <table:table-cell office:value-type="float" office:value="0.0803625">
                <text:p>0.0803625</text:p>
              </table:table-cell>
              <table:table-cell office:value-type="float" office:value="0.05658">
                <text:p>0.05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0805">
                <text:p>0.050805</text:p>
              </table:table-cell>
              <table:table-cell office:value-type="float" office:value="0.0805125">
                <text:p>0.0805125</text:p>
              </table:table-cell>
              <table:table-cell office:value-type="float" office:value="0.05628">
                <text:p>0.056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0805">
                <text:p>0.050805</text:p>
              </table:table-cell>
              <table:table-cell office:value-type="float" office:value="0.0809625">
                <text:p>0.0809625</text:p>
              </table:table-cell>
              <table:table-cell office:value-type="float" office:value="0.05688">
                <text:p>0.056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2005">
                <text:p>0.052005</text:p>
              </table:table-cell>
              <table:table-cell office:value-type="float" office:value="0.0799125">
                <text:p>0.0799125</text:p>
              </table:table-cell>
              <table:table-cell office:value-type="float" office:value="0.05613">
                <text:p>0.056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1555">
                <text:p>0.051555</text:p>
              </table:table-cell>
              <table:table-cell office:value-type="float" office:value="0.0808125">
                <text:p>0.0808125</text:p>
              </table:table-cell>
              <table:table-cell office:value-type="float" office:value="0.05598">
                <text:p>0.055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1105">
                <text:p>0.051105</text:p>
              </table:table-cell>
              <table:table-cell office:value-type="float" office:value="0.0808125">
                <text:p>0.0808125</text:p>
              </table:table-cell>
              <table:table-cell office:value-type="float" office:value="0.05673">
                <text:p>0.05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1705">
                <text:p>0.051705</text:p>
              </table:table-cell>
              <table:table-cell office:value-type="float" office:value="0.0823125">
                <text:p>0.0823125</text:p>
              </table:table-cell>
              <table:table-cell office:value-type="float" office:value="0.05658">
                <text:p>0.056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1855">
                <text:p>0.051855</text:p>
              </table:table-cell>
              <table:table-cell office:value-type="float" office:value="0.0806625">
                <text:p>0.0806625</text:p>
              </table:table-cell>
              <table:table-cell office:value-type="float" office:value="0.05538">
                <text:p>0.055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2755">
                <text:p>0.052755</text:p>
              </table:table-cell>
              <table:table-cell office:value-type="float" office:value="0.0820125">
                <text:p>0.0820125</text:p>
              </table:table-cell>
              <table:table-cell office:value-type="float" office:value="0.05583">
                <text:p>0.05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2455">
                <text:p>0.052455</text:p>
              </table:table-cell>
              <table:table-cell office:value-type="float" office:value="0.0811125">
                <text:p>0.0811125</text:p>
              </table:table-cell>
              <table:table-cell office:value-type="float" office:value="0.05673">
                <text:p>0.05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2155">
                <text:p>0.052155</text:p>
              </table:table-cell>
              <table:table-cell office:value-type="float" office:value="0.0814125">
                <text:p>0.0814125</text:p>
              </table:table-cell>
              <table:table-cell office:value-type="float" office:value="0.05568">
                <text:p>0.055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1705">
                <text:p>0.051705</text:p>
              </table:table-cell>
              <table:table-cell office:value-type="float" office:value="0.0805125">
                <text:p>0.0805125</text:p>
              </table:table-cell>
              <table:table-cell office:value-type="float" office:value="0.05658">
                <text:p>0.056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1105">
                <text:p>0.051105</text:p>
              </table:table-cell>
              <table:table-cell office:value-type="float" office:value="0.0808125">
                <text:p>0.0808125</text:p>
              </table:table-cell>
              <table:table-cell office:value-type="float" office:value="0.05658">
                <text:p>0.056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1555">
                <text:p>0.051555</text:p>
              </table:table-cell>
              <table:table-cell office:value-type="float" office:value="0.0812625">
                <text:p>0.0812625</text:p>
              </table:table-cell>
              <table:table-cell office:value-type="float" office:value="0.05613">
                <text:p>0.056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1255">
                <text:p>0.051255</text:p>
              </table:table-cell>
              <table:table-cell office:value-type="float" office:value="0.0808125">
                <text:p>0.0808125</text:p>
              </table:table-cell>
              <table:table-cell office:value-type="float" office:value="0.05718">
                <text:p>0.057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1555">
                <text:p>0.051555</text:p>
              </table:table-cell>
              <table:table-cell office:value-type="float" office:value="0.0811125">
                <text:p>0.0811125</text:p>
              </table:table-cell>
              <table:table-cell office:value-type="float" office:value="0.05718">
                <text:p>0.057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1855">
                <text:p>0.051855</text:p>
              </table:table-cell>
              <table:table-cell office:value-type="float" office:value="0.0808125">
                <text:p>0.0808125</text:p>
              </table:table-cell>
              <table:table-cell office:value-type="float" office:value="0.05628">
                <text:p>0.056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2755">
                <text:p>0.052755</text:p>
              </table:table-cell>
              <table:table-cell office:value-type="float" office:value="0.0808125">
                <text:p>0.0808125</text:p>
              </table:table-cell>
              <table:table-cell office:value-type="float" office:value="0.05658">
                <text:p>0.05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0205">
                <text:p>0.050205</text:p>
              </table:table-cell>
              <table:table-cell office:value-type="float" office:value="0.0812625">
                <text:p>0.0812625</text:p>
              </table:table-cell>
              <table:table-cell office:value-type="float" office:value="-3.35352">
                <text:p>-3.353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285345">
                <text:p>-3.285345</text:p>
              </table:table-cell>
              <table:table-cell office:value-type="float" office:value="-4.5082875">
                <text:p>-4.5082875</text:p>
              </table:table-cell>
              <table:table-cell office:value-type="float" office:value="-3.50397">
                <text:p>-3.503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.284295">
                <text:p>-3.284295</text:p>
              </table:table-cell>
              <table:table-cell office:value-type="float" office:value="-4.5063375">
                <text:p>-4.5063375</text:p>
              </table:table-cell>
              <table:table-cell office:value-type="float" office:value="-3.50712">
                <text:p>-3.507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283995">
                <text:p>-3.283995</text:p>
              </table:table-cell>
              <table:table-cell office:value-type="float" office:value="-4.5099375">
                <text:p>-4.5099375</text:p>
              </table:table-cell>
              <table:table-cell office:value-type="float" office:value="-3.50517">
                <text:p>-3.50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283395">
                <text:p>-3.283395</text:p>
              </table:table-cell>
              <table:table-cell office:value-type="float" office:value="-4.5096375">
                <text:p>-4.5096375</text:p>
              </table:table-cell>
              <table:table-cell office:value-type="float" office:value="-3.50352">
                <text:p>-3.503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287445">
                <text:p>-3.287445</text:p>
              </table:table-cell>
              <table:table-cell office:value-type="float" office:value="-4.5100875">
                <text:p>-4.5100875</text:p>
              </table:table-cell>
              <table:table-cell office:value-type="float" office:value="-3.50577">
                <text:p>-3.505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286995">
                <text:p>-3.286995</text:p>
              </table:table-cell>
              <table:table-cell office:value-type="float" office:value="-4.5103875">
                <text:p>-4.5103875</text:p>
              </table:table-cell>
              <table:table-cell office:value-type="float" office:value="-3.50502">
                <text:p>-3.505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285045">
                <text:p>-3.285045</text:p>
              </table:table-cell>
              <table:table-cell office:value-type="float" office:value="-4.5067875">
                <text:p>-4.5067875</text:p>
              </table:table-cell>
              <table:table-cell office:value-type="float" office:value="-3.50442">
                <text:p>-3.504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284745">
                <text:p>-3.284745</text:p>
              </table:table-cell>
              <table:table-cell office:value-type="float" office:value="-4.5096375">
                <text:p>-4.5096375</text:p>
              </table:table-cell>
              <table:table-cell office:value-type="float" office:value="-3.50442">
                <text:p>-3.504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.286695">
                <text:p>-3.286695</text:p>
              </table:table-cell>
              <table:table-cell office:value-type="float" office:value="-4.5090375">
                <text:p>-4.5090375</text:p>
              </table:table-cell>
              <table:table-cell office:value-type="float" office:value="-3.50607">
                <text:p>-3.506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286845">
                <text:p>-3.286845</text:p>
              </table:table-cell>
              <table:table-cell office:value-type="float" office:value="-4.5070875">
                <text:p>-4.5070875</text:p>
              </table:table-cell>
              <table:table-cell office:value-type="float" office:value="-3.50472">
                <text:p>-3.50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.285345">
                <text:p>-3.285345</text:p>
              </table:table-cell>
              <table:table-cell office:value-type="float" office:value="-4.5091875">
                <text:p>-4.5091875</text:p>
              </table:table-cell>
              <table:table-cell office:value-type="float" office:value="-3.50487">
                <text:p>-3.504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285645">
                <text:p>-3.285645</text:p>
              </table:table-cell>
              <table:table-cell office:value-type="float" office:value="-4.5076875">
                <text:p>-4.5076875</text:p>
              </table:table-cell>
              <table:table-cell office:value-type="float" office:value="-3.50472">
                <text:p>-3.504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285045">
                <text:p>-3.285045</text:p>
              </table:table-cell>
              <table:table-cell office:value-type="float" office:value="-4.5078375">
                <text:p>-4.5078375</text:p>
              </table:table-cell>
              <table:table-cell office:value-type="float" office:value="-3.50517">
                <text:p>-3.505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285945">
                <text:p>-3.285945</text:p>
              </table:table-cell>
              <table:table-cell office:value-type="float" office:value="-4.5100875">
                <text:p>-4.5100875</text:p>
              </table:table-cell>
              <table:table-cell office:value-type="float" office:value="-3.50577">
                <text:p>-3.505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285195">
                <text:p>-3.285195</text:p>
              </table:table-cell>
              <table:table-cell office:value-type="float" office:value="-4.5084375">
                <text:p>-4.5084375</text:p>
              </table:table-cell>
              <table:table-cell office:value-type="float" office:value="-3.50472">
                <text:p>-3.504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.285795">
                <text:p>-3.285795</text:p>
              </table:table-cell>
              <table:table-cell office:value-type="float" office:value="-4.5099375">
                <text:p>-4.5099375</text:p>
              </table:table-cell>
              <table:table-cell office:value-type="float" office:value="-3.50637">
                <text:p>-3.506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285495">
                <text:p>-3.285495</text:p>
              </table:table-cell>
              <table:table-cell office:value-type="float" office:value="-4.5063375">
                <text:p>-4.5063375</text:p>
              </table:table-cell>
              <table:table-cell office:value-type="float" office:value="-3.50427">
                <text:p>-3.504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282795">
                <text:p>-3.282795</text:p>
              </table:table-cell>
              <table:table-cell office:value-type="float" office:value="-4.5063375">
                <text:p>-4.5063375</text:p>
              </table:table-cell>
              <table:table-cell office:value-type="float" office:value="-3.50457">
                <text:p>-3.504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282045">
                <text:p>-3.282045</text:p>
              </table:table-cell>
              <table:table-cell office:value-type="float" office:value="-4.5064875">
                <text:p>-4.5064875</text:p>
              </table:table-cell>
              <table:table-cell office:value-type="float" office:value="-3.50472">
                <text:p>-3.50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283095">
                <text:p>-3.283095</text:p>
              </table:table-cell>
              <table:table-cell office:value-type="float" office:value="-4.5048375">
                <text:p>-4.5048375</text:p>
              </table:table-cell>
              <table:table-cell office:value-type="float" office:value="-3.50217">
                <text:p>-3.50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282045">
                <text:p>-3.282045</text:p>
              </table:table-cell>
              <table:table-cell office:value-type="float" office:value="-4.5066375">
                <text:p>-4.5066375</text:p>
              </table:table-cell>
              <table:table-cell office:value-type="float" office:value="-3.50337">
                <text:p>-3.503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.281745">
                <text:p>-3.281745</text:p>
              </table:table-cell>
              <table:table-cell office:value-type="float" office:value="-4.5055875">
                <text:p>-4.5055875</text:p>
              </table:table-cell>
              <table:table-cell office:value-type="float" office:value="-3.50247">
                <text:p>-3.502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.281745">
                <text:p>-3.281745</text:p>
              </table:table-cell>
              <table:table-cell office:value-type="float" office:value="-4.5063375">
                <text:p>-4.5063375</text:p>
              </table:table-cell>
              <table:table-cell office:value-type="float" office:value="-3.50322">
                <text:p>-3.503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84295">
                <text:p>-3.284295</text:p>
              </table:table-cell>
              <table:table-cell office:value-type="float" office:value="-4.5055875">
                <text:p>-4.5055875</text:p>
              </table:table-cell>
              <table:table-cell office:value-type="float" office:value="-3.50337">
                <text:p>-3.50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.282645">
                <text:p>-3.282645</text:p>
              </table:table-cell>
              <table:table-cell office:value-type="float" office:value="-4.5063375">
                <text:p>-4.5063375</text:p>
              </table:table-cell>
              <table:table-cell office:value-type="float" office:value="-3.50262">
                <text:p>-3.502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282195">
                <text:p>-3.282195</text:p>
              </table:table-cell>
              <table:table-cell office:value-type="float" office:value="-4.5045375">
                <text:p>-4.5045375</text:p>
              </table:table-cell>
              <table:table-cell office:value-type="float" office:value="-3.50232">
                <text:p>-3.502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283395">
                <text:p>-3.283395</text:p>
              </table:table-cell>
              <table:table-cell office:value-type="float" office:value="-4.5054375">
                <text:p>-4.5054375</text:p>
              </table:table-cell>
              <table:table-cell office:value-type="float" office:value="-3.50307">
                <text:p>-3.503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280395">
                <text:p>-3.280395</text:p>
              </table:table-cell>
              <table:table-cell office:value-type="float" office:value="-4.5069375">
                <text:p>-4.5069375</text:p>
              </table:table-cell>
              <table:table-cell office:value-type="float" office:value="-3.50292">
                <text:p>-3.50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283395">
                <text:p>-3.283395</text:p>
              </table:table-cell>
              <table:table-cell office:value-type="float" office:value="-4.5052875">
                <text:p>-4.5052875</text:p>
              </table:table-cell>
              <table:table-cell office:value-type="float" office:value="-3.50157">
                <text:p>-3.50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280845">
                <text:p>-3.280845</text:p>
              </table:table-cell>
              <table:table-cell office:value-type="float" office:value="-4.5046875">
                <text:p>-4.5046875</text:p>
              </table:table-cell>
              <table:table-cell office:value-type="float" office:value="-3.50262">
                <text:p>-3.502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281295">
                <text:p>-3.281295</text:p>
              </table:table-cell>
              <table:table-cell office:value-type="float" office:value="-4.5052875">
                <text:p>-4.5052875</text:p>
              </table:table-cell>
              <table:table-cell office:value-type="float" office:value="-3.50202">
                <text:p>-3.502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283695">
                <text:p>-3.283695</text:p>
              </table:table-cell>
              <table:table-cell office:value-type="float" office:value="-4.5066375">
                <text:p>-4.5066375</text:p>
              </table:table-cell>
              <table:table-cell office:value-type="float" office:value="-3.50142">
                <text:p>-3.50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282795">
                <text:p>-3.282795</text:p>
              </table:table-cell>
              <table:table-cell office:value-type="float" office:value="-4.5037875">
                <text:p>-4.5037875</text:p>
              </table:table-cell>
              <table:table-cell office:value-type="float" office:value="-3.50232">
                <text:p>-3.502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283095">
                <text:p>-3.283095</text:p>
              </table:table-cell>
              <table:table-cell office:value-type="float" office:value="-4.5049875">
                <text:p>-4.5049875</text:p>
              </table:table-cell>
              <table:table-cell office:value-type="float" office:value="-3.50382">
                <text:p>-3.503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284445">
                <text:p>-3.284445</text:p>
              </table:table-cell>
              <table:table-cell office:value-type="float" office:value="-2.7423375">
                <text:p>-2.7423375</text:p>
              </table:table-cell>
              <table:table-cell office:value-type="float" office:value="0.01518">
                <text:p>0.015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4545">
                <text:p>-0.004545</text:p>
              </table:table-cell>
              <table:table-cell office:value-type="float" office:value="0.0142125">
                <text:p>0.0142125</text:p>
              </table:table-cell>
              <table:table-cell office:value-type="float" office:value="0.01443">
                <text:p>0.014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589500000000001">
                <text:p>-0.00589500000000001</text:p>
              </table:table-cell>
              <table:table-cell office:value-type="float" office:value="0.0146625">
                <text:p>0.0146625</text:p>
              </table:table-cell>
              <table:table-cell office:value-type="float" office:value="0.01458">
                <text:p>0.014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469500000000001">
                <text:p>-0.00469500000000001</text:p>
              </table:table-cell>
              <table:table-cell office:value-type="float" office:value="0.0133125">
                <text:p>0.0133125</text:p>
              </table:table-cell>
              <table:table-cell office:value-type="float" office:value="0.01368">
                <text:p>0.013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5295">
                <text:p>-0.005295</text:p>
              </table:table-cell>
              <table:table-cell office:value-type="float" office:value="0.0131625">
                <text:p>0.0131625</text:p>
              </table:table-cell>
              <table:table-cell office:value-type="float" office:value="0.01473">
                <text:p>0.014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364500000000001">
                <text:p>-0.00364500000000001</text:p>
              </table:table-cell>
              <table:table-cell office:value-type="float" office:value="0.0140625">
                <text:p>0.0140625</text:p>
              </table:table-cell>
              <table:table-cell office:value-type="float" office:value="0.01398">
                <text:p>0.01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394500000000001">
                <text:p>-0.00394500000000001</text:p>
              </table:table-cell>
              <table:table-cell office:value-type="float" office:value="0.0134625">
                <text:p>0.0134625</text:p>
              </table:table-cell>
              <table:table-cell office:value-type="float" office:value="0.01458">
                <text:p>0.014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4245">
                <text:p>-0.004245</text:p>
              </table:table-cell>
              <table:table-cell office:value-type="float" office:value="0.0137625">
                <text:p>0.0137625</text:p>
              </table:table-cell>
              <table:table-cell office:value-type="float" office:value="0.01413">
                <text:p>0.01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4245">
                <text:p>-0.004245</text:p>
              </table:table-cell>
              <table:table-cell office:value-type="float" office:value="0.0131625">
                <text:p>0.0131625</text:p>
              </table:table-cell>
              <table:table-cell office:value-type="float" office:value="0.01503">
                <text:p>0.015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409500000000001">
                <text:p>-0.00409500000000001</text:p>
              </table:table-cell>
              <table:table-cell office:value-type="float" office:value="0.0149625">
                <text:p>0.0149625</text:p>
              </table:table-cell>
              <table:table-cell office:value-type="float" office:value="0.01503">
                <text:p>0.015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484500000000001">
                <text:p>-0.00484500000000001</text:p>
              </table:table-cell>
              <table:table-cell office:value-type="float" office:value="0.0151125">
                <text:p>0.0151125</text:p>
              </table:table-cell>
              <table:table-cell office:value-type="float" office:value="0.01578">
                <text:p>0.01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394500000000001">
                <text:p>-0.00394500000000001</text:p>
              </table:table-cell>
              <table:table-cell office:value-type="float" office:value="0.0140625">
                <text:p>0.0140625</text:p>
              </table:table-cell>
              <table:table-cell office:value-type="float" office:value="0.01533">
                <text:p>0.015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89500000000001">
                <text:p>-0.00289500000000001</text:p>
              </table:table-cell>
              <table:table-cell office:value-type="float" office:value="0.0145125">
                <text:p>0.0145125</text:p>
              </table:table-cell>
              <table:table-cell office:value-type="float" office:value="0.01518">
                <text:p>0.015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334500000000001">
                <text:p>-0.00334500000000001</text:p>
              </table:table-cell>
              <table:table-cell office:value-type="float" office:value="0.0148125">
                <text:p>0.0148125</text:p>
              </table:table-cell>
              <table:table-cell office:value-type="float" office:value="0.01518">
                <text:p>0.015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394500000000001">
                <text:p>-0.00394500000000001</text:p>
              </table:table-cell>
              <table:table-cell office:value-type="float" office:value="0.0155625">
                <text:p>0.0155625</text:p>
              </table:table-cell>
              <table:table-cell office:value-type="float" office:value="0.01458">
                <text:p>0.014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469500000000001">
                <text:p>-0.00469500000000001</text:p>
              </table:table-cell>
              <table:table-cell office:value-type="float" office:value="0.0148125">
                <text:p>0.0148125</text:p>
              </table:table-cell>
              <table:table-cell office:value-type="float" office:value="0.01458">
                <text:p>0.014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44500000000001">
                <text:p>-0.00244500000000001</text:p>
              </table:table-cell>
              <table:table-cell office:value-type="float" office:value="0.0154125">
                <text:p>0.0154125</text:p>
              </table:table-cell>
              <table:table-cell office:value-type="float" office:value="0.01533">
                <text:p>0.015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334500000000001">
                <text:p>-0.00334500000000001</text:p>
              </table:table-cell>
              <table:table-cell office:value-type="float" office:value="0.0158625">
                <text:p>0.0158625</text:p>
              </table:table-cell>
              <table:table-cell office:value-type="float" office:value="0.01593">
                <text:p>0.015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3045">
                <text:p>-0.003045</text:p>
              </table:table-cell>
              <table:table-cell office:value-type="float" office:value="0.0149625">
                <text:p>0.0149625</text:p>
              </table:table-cell>
              <table:table-cell office:value-type="float" office:value="0.01698">
                <text:p>0.016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1995">
                <text:p>-0.001995</text:p>
              </table:table-cell>
              <table:table-cell office:value-type="float" office:value="0.0175125">
                <text:p>0.0175125</text:p>
              </table:table-cell>
              <table:table-cell office:value-type="float" office:value="0.01548">
                <text:p>0.015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745">
                <text:p>-0.002745</text:p>
              </table:table-cell>
              <table:table-cell office:value-type="float" office:value="0.0173625">
                <text:p>0.0173625</text:p>
              </table:table-cell>
              <table:table-cell office:value-type="float" office:value="0.01593">
                <text:p>0.015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319500000000001">
                <text:p>-0.00319500000000001</text:p>
              </table:table-cell>
              <table:table-cell office:value-type="float" office:value="0.0154125">
                <text:p>0.0154125</text:p>
              </table:table-cell>
              <table:table-cell office:value-type="float" office:value="0.01563">
                <text:p>0.015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319500000000001">
                <text:p>-0.00319500000000001</text:p>
              </table:table-cell>
              <table:table-cell office:value-type="float" office:value="0.0167625">
                <text:p>0.0167625</text:p>
              </table:table-cell>
              <table:table-cell office:value-type="float" office:value="0.01713">
                <text:p>0.017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409500000000001">
                <text:p>-0.00409500000000001</text:p>
              </table:table-cell>
              <table:table-cell office:value-type="float" office:value="0.0175125">
                <text:p>0.0175125</text:p>
              </table:table-cell>
              <table:table-cell office:value-type="float" office:value="0.01608">
                <text:p>0.016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109500000000001">
                <text:p>-0.00109500000000001</text:p>
              </table:table-cell>
              <table:table-cell office:value-type="float" office:value="0.0176625">
                <text:p>0.0176625</text:p>
              </table:table-cell>
              <table:table-cell office:value-type="float" office:value="0.01593">
                <text:p>0.015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2295">
                <text:p>-0.002295</text:p>
              </table:table-cell>
              <table:table-cell office:value-type="float" office:value="0.0173625">
                <text:p>0.0173625</text:p>
              </table:table-cell>
              <table:table-cell office:value-type="float" office:value="0.01683">
                <text:p>0.016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59500000000001">
                <text:p>-0.00259500000000001</text:p>
              </table:table-cell>
              <table:table-cell office:value-type="float" office:value="0.0157125">
                <text:p>0.0157125</text:p>
              </table:table-cell>
              <table:table-cell office:value-type="float" office:value="0.01638">
                <text:p>0.016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1545">
                <text:p>-0.001545</text:p>
              </table:table-cell>
              <table:table-cell office:value-type="float" office:value="0.0163125">
                <text:p>0.0163125</text:p>
              </table:table-cell>
              <table:table-cell office:value-type="float" office:value="0.01608">
                <text:p>0.016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214500000000001">
                <text:p>-0.00214500000000001</text:p>
              </table:table-cell>
              <table:table-cell office:value-type="float" office:value="0.0167625">
                <text:p>0.0167625</text:p>
              </table:table-cell>
              <table:table-cell office:value-type="float" office:value="0.01668">
                <text:p>0.016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109500000000001">
                <text:p>-0.00109500000000001</text:p>
              </table:table-cell>
              <table:table-cell office:value-type="float" office:value="0.0161625">
                <text:p>0.0161625</text:p>
              </table:table-cell>
              <table:table-cell office:value-type="float" office:value="0.01623">
                <text:p>0.016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44500000000001">
                <text:p>-0.00244500000000001</text:p>
              </table:table-cell>
              <table:table-cell office:value-type="float" office:value="0.0172125">
                <text:p>0.0172125</text:p>
              </table:table-cell>
              <table:table-cell office:value-type="float" office:value="0.01698">
                <text:p>0.01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139500000000001">
                <text:p>-0.00139500000000001</text:p>
              </table:table-cell>
              <table:table-cell office:value-type="float" office:value="0.0184125">
                <text:p>0.0184125</text:p>
              </table:table-cell>
              <table:table-cell office:value-type="float" office:value="0.01743">
                <text:p>0.017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1545">
                <text:p>-0.001545</text:p>
              </table:table-cell>
              <table:table-cell office:value-type="float" office:value="0.0188625">
                <text:p>0.0188625</text:p>
              </table:table-cell>
              <table:table-cell office:value-type="float" office:value="0.01818">
                <text:p>0.01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154cm" svg:y="3.705cm" style:legend-expansion="high" chart:style-name="ch2"/>
        <chart:plot-area chart:style-name="ch3" table:cell-range-address="coil_table_2_7.Y1:coil_table_2_7.Y202 coil_table_2_7.AB1:coil_table_2_7.AB202 coil_table_2_7.AE1:coil_table_2_7.AE202" chart:data-source-has-labels="row" svg:x="0.319cm" svg:y="0.18cm" svg:width="10.516cm" svg:height="8.645cm">
          <chart:coordinate-region svg:x="1.152cm" svg:y="0.379cm" svg:width="9.68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il_table_2_7.Y2:coil_table_2_7.Y202" chart:label-cell-address="coil_table_2_7.Y1:coil_table_2_7.Y1" chart:class="chart:line">
            <chart:data-point chart:repeated="201"/>
          </chart:series>
          <chart:series chart:style-name="ch7" chart:values-cell-range-address="coil_table_2_7.AB2:coil_table_2_7.AB202" chart:label-cell-address="coil_table_2_7.AB1:coil_table_2_7.AB1" chart:class="chart:line">
            <chart:data-point chart:repeated="201"/>
          </chart:series>
          <chart:series chart:style-name="ch8" chart:values-cell-range-address="coil_table_2_7.AE2:coil_table_2_7.AE202" chart:label-cell-address="coil_table_2_7.AE1:coil_table_2_7.AE1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0_X [mT]</text:p>
                <draw:g>
                  <svg:desc>coil_table_2_7.Y1:coil_table_2_7.Y1</svg:desc>
                </draw:g>
              </table:table-cell>
              <table:table-cell office:value-type="string">
                <text:p>mux2_sensor1_X [mT]</text:p>
                <draw:g>
                  <svg:desc>coil_table_2_7.AB1:coil_table_2_7.AB1</svg:desc>
                </draw:g>
              </table:table-cell>
              <table:table-cell office:value-type="string">
                <text:p>mux2_sensor2_X [mT]</text:p>
                <draw:g>
                  <svg:desc>coil_table_2_7.AE1:coil_table_2_7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412500000000023">
                <text:p>-0.000412500000000023</text:p>
                <draw:g>
                  <svg:desc>coil_table_2_7.Y2:coil_table_2_7.Y202</svg:desc>
                </draw:g>
              </table:table-cell>
              <table:table-cell office:value-type="float" office:value="-0.0000600000000000023">
                <text:p>-0.0000600000000000023</text:p>
                <draw:g>
                  <svg:desc>coil_table_2_7.AB2:coil_table_2_7.AB202</svg:desc>
                </draw:g>
              </table:table-cell>
              <table:table-cell office:value-type="float" office:value="-0.000300000000000011">
                <text:p>-0.000300000000000011</text:p>
                <draw:g>
                  <svg:desc>coil_table_2_7.AE2:coil_table_2_7.A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509999999999991">
                <text:p>-0.000509999999999991</text:p>
              </table:table-cell>
              <table:table-cell office:value-type="float" office:value="-0.00105000000000001">
                <text:p>-0.00105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11250000000004">
                <text:p>-0.00011250000000004</text:p>
              </table:table-cell>
              <table:table-cell office:value-type="float" office:value="-0.000210000000000008">
                <text:p>-0.000210000000000008</text:p>
              </table:table-cell>
              <table:table-cell office:value-type="float" office:value="-0.000750000000000014">
                <text:p>-0.00075000000000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412500000000023">
                <text:p>-0.000412500000000023</text:p>
              </table:table-cell>
              <table:table-cell office:value-type="float" office:value="-0.0000600000000000023">
                <text:p>-0.0000600000000000023</text:p>
              </table:table-cell>
              <table:table-cell office:value-type="float" office:value="-0.000750000000000014">
                <text:p>-0.00075000000000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210000000000008">
                <text:p>-0.000210000000000008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712500000000034">
                <text:p>-0.000712500000000034</text:p>
              </table:table-cell>
              <table:table-cell office:value-type="float" office:value="-0.0000600000000000023">
                <text:p>-0.0000600000000000023</text:p>
              </table:table-cell>
              <table:table-cell office:value-type="float" office:value="0.000149999999999991">
                <text:p>0.000149999999999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11250000000004">
                <text:p>-0.00011250000000004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-0.000300000000000011">
                <text:p>-0.00030000000000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562500000000028">
                <text:p>-0.000562500000000028</text:p>
              </table:table-cell>
              <table:table-cell office:value-type="float" office:value="0.0000900000000000034">
                <text:p>0.0000900000000000034</text:p>
              </table:table-cell>
              <table:table-cell office:value-type="float" office:value="-0.000600000000000009">
                <text:p>-0.000600000000000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86250000000004">
                <text:p>-0.00086250000000004</text:p>
              </table:table-cell>
              <table:table-cell office:value-type="float" office:value="-0.000360000000000014">
                <text:p>-0.000360000000000014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412500000000023">
                <text:p>-0.000412500000000023</text:p>
              </table:table-cell>
              <table:table-cell office:value-type="float" office:value="-0.000210000000000008">
                <text:p>-0.000210000000000008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11250000000004">
                <text:p>-0.00011250000000004</text:p>
              </table:table-cell>
              <table:table-cell office:value-type="float" office:value="0.000240000000000009">
                <text:p>0.000240000000000009</text:p>
              </table:table-cell>
              <table:table-cell office:value-type="float" office:value="-1.4210854715202E-017">
                <text:p>-1.4210854715202E-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210000000000008">
                <text:p>-0.000210000000000008</text:p>
              </table:table-cell>
              <table:table-cell office:value-type="float" office:value="-0.000600000000000009">
                <text:p>-0.00060000000000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11250000000004">
                <text:p>-0.00011250000000004</text:p>
              </table:table-cell>
              <table:table-cell office:value-type="float" office:value="0.0000900000000000034">
                <text:p>0.0000900000000000034</text:p>
              </table:table-cell>
              <table:table-cell office:value-type="float" office:value="-0.000750000000000014">
                <text:p>-0.000750000000000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712500000000034">
                <text:p>-0.000712500000000034</text:p>
              </table:table-cell>
              <table:table-cell office:value-type="float" office:value="-0.000509999999999991">
                <text:p>-0.000509999999999991</text:p>
              </table:table-cell>
              <table:table-cell office:value-type="float" office:value="-0.000300000000000011">
                <text:p>-0.000300000000000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412500000000023">
                <text:p>-0.000412500000000023</text:p>
              </table:table-cell>
              <table:table-cell office:value-type="float" office:value="-0.0000600000000000023">
                <text:p>-0.0000600000000000023</text:p>
              </table:table-cell>
              <table:table-cell office:value-type="float" office:value="-0.000750000000000014">
                <text:p>-0.000750000000000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11250000000004">
                <text:p>-0.00011250000000004</text:p>
              </table:table-cell>
              <table:table-cell office:value-type="float" office:value="-0.0000600000000000023">
                <text:p>-0.0000600000000000023</text:p>
              </table:table-cell>
              <table:table-cell office:value-type="float" office:value="-0.000600000000000009">
                <text:p>-0.000600000000000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712500000000034">
                <text:p>-0.000712500000000034</text:p>
              </table:table-cell>
              <table:table-cell office:value-type="float" office:value="-0.000360000000000014">
                <text:p>-0.000360000000000014</text:p>
              </table:table-cell>
              <table:table-cell office:value-type="float" office:value="-0.000450000000000003">
                <text:p>-0.00045000000000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412500000000023">
                <text:p>-0.000412500000000023</text:p>
              </table:table-cell>
              <table:table-cell office:value-type="float" office:value="-0.000360000000000014">
                <text:p>-0.000360000000000014</text:p>
              </table:table-cell>
              <table:table-cell office:value-type="float" office:value="-0.000450000000000003">
                <text:p>-0.000450000000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360000000000014">
                <text:p>-0.000360000000000014</text:p>
              </table:table-cell>
              <table:table-cell office:value-type="float" office:value="-0.000750000000000014">
                <text:p>-0.000750000000000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412500000000023">
                <text:p>-0.000412500000000023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-0.000600000000000009">
                <text:p>-0.0006000000000000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0600000000000023">
                <text:p>-0.0000600000000000023</text:p>
              </table:table-cell>
              <table:table-cell office:value-type="float" office:value="-0.00105000000000001">
                <text:p>-0.00105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11250000000004">
                <text:p>-0.00011250000000004</text:p>
              </table:table-cell>
              <table:table-cell office:value-type="float" office:value="-0.000210000000000008">
                <text:p>-0.000210000000000008</text:p>
              </table:table-cell>
              <table:table-cell office:value-type="float" office:value="-0.00135000000000001">
                <text:p>-0.00135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374999999999659">
                <text:p>0.0000374999999999659</text:p>
              </table:table-cell>
              <table:table-cell office:value-type="float" office:value="-0.000509999999999991">
                <text:p>-0.000509999999999991</text:p>
              </table:table-cell>
              <table:table-cell office:value-type="float" office:value="-0.000600000000000009">
                <text:p>-0.00060000000000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374999999999659">
                <text:p>0.0000374999999999659</text:p>
              </table:table-cell>
              <table:table-cell office:value-type="float" office:value="-0.000509999999999991">
                <text:p>-0.000509999999999991</text:p>
              </table:table-cell>
              <table:table-cell office:value-type="float" office:value="-0.000600000000000009">
                <text:p>-0.000600000000000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712500000000034">
                <text:p>-0.000712500000000034</text:p>
              </table:table-cell>
              <table:table-cell office:value-type="float" office:value="0.0000900000000000034">
                <text:p>0.0000900000000000034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412500000000023">
                <text:p>-0.000412500000000023</text:p>
              </table:table-cell>
              <table:table-cell office:value-type="float" office:value="-0.000810000000000002">
                <text:p>-0.000810000000000002</text:p>
              </table:table-cell>
              <table:table-cell office:value-type="float" office:value="-0.000450000000000003">
                <text:p>-0.00045000000000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11250000000004">
                <text:p>-0.00011250000000004</text:p>
              </table:table-cell>
              <table:table-cell office:value-type="float" office:value="-0.000360000000000014">
                <text:p>-0.000360000000000014</text:p>
              </table:table-cell>
              <table:table-cell office:value-type="float" office:value="-0.000750000000000014">
                <text:p>-0.000750000000000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712500000000034">
                <text:p>-0.000712500000000034</text:p>
              </table:table-cell>
              <table:table-cell office:value-type="float" office:value="0.0000900000000000034">
                <text:p>0.0000900000000000034</text:p>
              </table:table-cell>
              <table:table-cell office:value-type="float" office:value="-0.000600000000000009">
                <text:p>-0.000600000000000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562500000000028">
                <text:p>-0.000562500000000028</text:p>
              </table:table-cell>
              <table:table-cell office:value-type="float" office:value="-0.000810000000000002">
                <text:p>-0.000810000000000002</text:p>
              </table:table-cell>
              <table:table-cell office:value-type="float" office:value="-0.000150000000000006">
                <text:p>-0.00015000000000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360000000000014">
                <text:p>-0.000360000000000014</text:p>
              </table:table-cell>
              <table:table-cell office:value-type="float" office:value="-0.000600000000000009">
                <text:p>-0.000600000000000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86250000000004">
                <text:p>-0.00086250000000004</text:p>
              </table:table-cell>
              <table:table-cell office:value-type="float" office:value="-0.0000600000000000023">
                <text:p>-0.0000600000000000023</text:p>
              </table:table-cell>
              <table:table-cell office:value-type="float" office:value="-0.000450000000000003">
                <text:p>-0.00045000000000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210000000000008">
                <text:p>-0.000210000000000008</text:p>
              </table:table-cell>
              <table:table-cell office:value-type="float" office:value="-0.00105000000000001">
                <text:p>-0.00105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210000000000008">
                <text:p>-0.000210000000000008</text:p>
              </table:table-cell>
              <table:table-cell office:value-type="float" office:value="-0.000300000000000011">
                <text:p>-0.000300000000000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11250000000004">
                <text:p>-0.00011250000000004</text:p>
              </table:table-cell>
              <table:table-cell office:value-type="float" office:value="-0.0000600000000000023">
                <text:p>-0.0000600000000000023</text:p>
              </table:table-cell>
              <table:table-cell office:value-type="float" office:value="-0.000600000000000009">
                <text:p>-0.000600000000000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562500000000028">
                <text:p>-0.000562500000000028</text:p>
              </table:table-cell>
              <table:table-cell office:value-type="float" office:value="-0.000810000000000002">
                <text:p>-0.000810000000000002</text:p>
              </table:table-cell>
              <table:table-cell office:value-type="float" office:value="-0.00135000000000001">
                <text:p>-0.001350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360000000000014">
                <text:p>-0.000360000000000014</text:p>
              </table:table-cell>
              <table:table-cell office:value-type="float" office:value="-0.000450000000000003">
                <text:p>-0.0004500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11250000000004">
                <text:p>-0.00011250000000004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-0.00105000000000001">
                <text:p>-0.00105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86250000000004">
                <text:p>-0.00086250000000004</text:p>
              </table:table-cell>
              <table:table-cell office:value-type="float" office:value="-0.000509999999999991">
                <text:p>-0.000509999999999991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101250000000005">
                <text:p>-0.00101250000000005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86250000000004">
                <text:p>-0.00086250000000004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-0.000750000000000014">
                <text:p>-0.000750000000000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116250000000002">
                <text:p>-0.00116250000000002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101250000000005">
                <text:p>-0.00101250000000005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262500000000045">
                <text:p>-0.00026250000000004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-0.00135000000000001">
                <text:p>-0.001350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101250000000005">
                <text:p>-0.00101250000000005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-0.000750000000000014">
                <text:p>-0.000750000000000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562500000000028">
                <text:p>-0.000562500000000028</text:p>
              </table:table-cell>
              <table:table-cell office:value-type="float" office:value="-0.000360000000000014">
                <text:p>-0.000360000000000014</text:p>
              </table:table-cell>
              <table:table-cell office:value-type="float" office:value="-0.00150000000000001">
                <text:p>-0.00150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86250000000004">
                <text:p>-0.00086250000000004</text:p>
              </table:table-cell>
              <table:table-cell office:value-type="float" office:value="-0.000509999999999991">
                <text:p>-0.000509999999999991</text:p>
              </table:table-cell>
              <table:table-cell office:value-type="float" office:value="-0.00105000000000001">
                <text:p>-0.00105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37499999999977">
                <text:p>0.000337499999999977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712500000000034">
                <text:p>-0.000712500000000034</text:p>
              </table:table-cell>
              <table:table-cell office:value-type="float" office:value="-0.000360000000000014">
                <text:p>-0.000360000000000014</text:p>
              </table:table-cell>
              <table:table-cell office:value-type="float" office:value="-0.00105000000000001">
                <text:p>-0.00105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101250000000005">
                <text:p>-0.00101250000000005</text:p>
              </table:table-cell>
              <table:table-cell office:value-type="float" office:value="-0.000509999999999991">
                <text:p>-0.000509999999999991</text:p>
              </table:table-cell>
              <table:table-cell office:value-type="float" office:value="-0.000450000000000003">
                <text:p>-0.000450000000000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562500000000028">
                <text:p>-0.000562500000000028</text:p>
              </table:table-cell>
              <table:table-cell office:value-type="float" office:value="-0.04776">
                <text:p>-0.04776</text:p>
              </table:table-cell>
              <table:table-cell office:value-type="float" office:value="2.05695">
                <text:p>2.056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1004125">
                <text:p>-2.1004125</text:p>
              </table:table-cell>
              <table:table-cell office:value-type="float" office:value="-0.00156">
                <text:p>-0.00156</text:p>
              </table:table-cell>
              <table:table-cell office:value-type="float" office:value="2.1402">
                <text:p>2.1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0996625">
                <text:p>-2.0996625</text:p>
              </table:table-cell>
              <table:table-cell office:value-type="float" office:value="-0.00156">
                <text:p>-0.00156</text:p>
              </table:table-cell>
              <table:table-cell office:value-type="float" office:value="2.1393">
                <text:p>2.1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0993625">
                <text:p>-2.09936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393">
                <text:p>2.13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1001125">
                <text:p>-2.10011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4095">
                <text:p>2.14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1004125">
                <text:p>-2.10041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3975">
                <text:p>2.13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1005625">
                <text:p>-2.10056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3915">
                <text:p>2.13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0996625">
                <text:p>-2.0996625</text:p>
              </table:table-cell>
              <table:table-cell office:value-type="float" office:value="-0.000509999999999991">
                <text:p>-0.000509999999999991</text:p>
              </table:table-cell>
              <table:table-cell office:value-type="float" office:value="2.1393">
                <text:p>2.1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0998125">
                <text:p>-2.09981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4005">
                <text:p>2.14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1007125">
                <text:p>-2.10071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387">
                <text:p>2.13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0992125">
                <text:p>-2.0992125</text:p>
              </table:table-cell>
              <table:table-cell office:value-type="float" office:value="-0.000810000000000002">
                <text:p>-0.000810000000000002</text:p>
              </table:table-cell>
              <table:table-cell office:value-type="float" office:value="2.14005">
                <text:p>2.14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0993625">
                <text:p>-2.0993625</text:p>
              </table:table-cell>
              <table:table-cell office:value-type="float" office:value="-0.00125999999999999">
                <text:p>-0.00125999999999999</text:p>
              </table:table-cell>
              <table:table-cell office:value-type="float" office:value="2.13915">
                <text:p>2.139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0999625">
                <text:p>-2.09996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4005">
                <text:p>2.14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0999625">
                <text:p>-2.09996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005625">
                <text:p>-2.1005625</text:p>
              </table:table-cell>
              <table:table-cell office:value-type="float" office:value="-0.000810000000000002">
                <text:p>-0.000810000000000002</text:p>
              </table:table-cell>
              <table:table-cell office:value-type="float" office:value="2.14005">
                <text:p>2.14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1004125">
                <text:p>-2.10041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3945">
                <text:p>2.13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1008625">
                <text:p>-2.10086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396">
                <text:p>2.1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0996625">
                <text:p>-2.09966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399">
                <text:p>2.1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1008625">
                <text:p>-2.10086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4035">
                <text:p>2.14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1013125">
                <text:p>-2.10131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396">
                <text:p>2.1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1008625">
                <text:p>-2.10086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3975">
                <text:p>2.13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1004125">
                <text:p>-2.10041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4035">
                <text:p>2.140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1001125">
                <text:p>-2.10011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396">
                <text:p>2.13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1013125">
                <text:p>-2.1013125</text:p>
              </table:table-cell>
              <table:table-cell office:value-type="float" office:value="-0.00125999999999999">
                <text:p>-0.00125999999999999</text:p>
              </table:table-cell>
              <table:table-cell office:value-type="float" office:value="2.1408">
                <text:p>2.1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1010125">
                <text:p>-2.1010125</text:p>
              </table:table-cell>
              <table:table-cell office:value-type="float" office:value="-0.00186000000000001">
                <text:p>-0.00186000000000001</text:p>
              </table:table-cell>
              <table:table-cell office:value-type="float" office:value="2.1396">
                <text:p>2.1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1004125">
                <text:p>-2.10041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3975">
                <text:p>2.139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1011625">
                <text:p>-2.10116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408">
                <text:p>2.1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1008625">
                <text:p>-2.1008625</text:p>
              </table:table-cell>
              <table:table-cell office:value-type="float" office:value="-0.000509999999999991">
                <text:p>-0.000509999999999991</text:p>
              </table:table-cell>
              <table:table-cell office:value-type="float" office:value="2.1402">
                <text:p>2.14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1007125">
                <text:p>-2.1007125</text:p>
              </table:table-cell>
              <table:table-cell office:value-type="float" office:value="-0.000810000000000002">
                <text:p>-0.000810000000000002</text:p>
              </table:table-cell>
              <table:table-cell office:value-type="float" office:value="2.13945">
                <text:p>2.139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016125">
                <text:p>-2.10161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399">
                <text:p>2.1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008625">
                <text:p>-2.10086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4095">
                <text:p>2.140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1014625">
                <text:p>-2.10146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408">
                <text:p>2.14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1013125">
                <text:p>-2.1013125</text:p>
              </table:table-cell>
              <table:table-cell office:value-type="float" office:value="-0.00125999999999999">
                <text:p>-0.00125999999999999</text:p>
              </table:table-cell>
              <table:table-cell office:value-type="float" office:value="2.1399">
                <text:p>2.1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1010125">
                <text:p>-2.10101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4005">
                <text:p>2.14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1014625">
                <text:p>-2.10146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3945">
                <text:p>2.139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.1010125">
                <text:p>-2.1010125</text:p>
              </table:table-cell>
              <table:table-cell office:value-type="float" office:value="-0.00125999999999999">
                <text:p>-0.00125999999999999</text:p>
              </table:table-cell>
              <table:table-cell office:value-type="float" office:value="2.1399">
                <text:p>2.1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1002625">
                <text:p>-2.10026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4065">
                <text:p>2.14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1008625">
                <text:p>-2.10086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4035">
                <text:p>2.14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1010125">
                <text:p>-2.10101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408">
                <text:p>2.1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1004125">
                <text:p>-2.1004125</text:p>
              </table:table-cell>
              <table:table-cell office:value-type="float" office:value="-0.00156">
                <text:p>-0.00156</text:p>
              </table:table-cell>
              <table:table-cell office:value-type="float" office:value="2.14065">
                <text:p>2.14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1011625">
                <text:p>-2.10116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4005">
                <text:p>2.1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.1005625">
                <text:p>-2.1005625</text:p>
              </table:table-cell>
              <table:table-cell office:value-type="float" office:value="-0.000659999999999997">
                <text:p>-0.000659999999999997</text:p>
              </table:table-cell>
              <table:table-cell office:value-type="float" office:value="2.14035">
                <text:p>2.140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1004125">
                <text:p>-2.1004125</text:p>
              </table:table-cell>
              <table:table-cell office:value-type="float" office:value="-0.00141">
                <text:p>-0.00141</text:p>
              </table:table-cell>
              <table:table-cell office:value-type="float" office:value="2.14035">
                <text:p>2.14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1007125">
                <text:p>-2.10071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399">
                <text:p>2.1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1007125">
                <text:p>-2.10071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405">
                <text:p>2.1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1010125">
                <text:p>-2.1010125</text:p>
              </table:table-cell>
              <table:table-cell office:value-type="float" office:value="-0.00111000000000001">
                <text:p>-0.00111000000000001</text:p>
              </table:table-cell>
              <table:table-cell office:value-type="float" office:value="2.1405">
                <text:p>2.1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1002625">
                <text:p>-2.1002625</text:p>
              </table:table-cell>
              <table:table-cell office:value-type="float" office:value="-0.00125999999999999">
                <text:p>-0.00125999999999999</text:p>
              </table:table-cell>
              <table:table-cell office:value-type="float" office:value="2.14095">
                <text:p>2.140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1004125">
                <text:p>-2.1004125</text:p>
              </table:table-cell>
              <table:table-cell office:value-type="float" office:value="-0.00125999999999999">
                <text:p>-0.00125999999999999</text:p>
              </table:table-cell>
              <table:table-cell office:value-type="float" office:value="2.1399">
                <text:p>2.1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1005625">
                <text:p>-2.1005625</text:p>
              </table:table-cell>
              <table:table-cell office:value-type="float" office:value="-0.00125999999999999">
                <text:p>-0.00125999999999999</text:p>
              </table:table-cell>
              <table:table-cell office:value-type="float" office:value="2.1396">
                <text:p>2.1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1010125">
                <text:p>-2.1010125</text:p>
              </table:table-cell>
              <table:table-cell office:value-type="float" office:value="-0.000810000000000002">
                <text:p>-0.000810000000000002</text:p>
              </table:table-cell>
              <table:table-cell office:value-type="float" office:value="2.13975">
                <text:p>2.139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1011625">
                <text:p>-2.1011625</text:p>
              </table:table-cell>
              <table:table-cell office:value-type="float" office:value="-0.000960000000000008">
                <text:p>-0.000960000000000008</text:p>
              </table:table-cell>
              <table:table-cell office:value-type="float" office:value="2.14035">
                <text:p>2.140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1002625">
                <text:p>-2.1002625</text:p>
              </table:table-cell>
              <table:table-cell office:value-type="float" office:value="-0.000810000000000002">
                <text:p>-0.000810000000000002</text:p>
              </table:table-cell>
              <table:table-cell office:value-type="float" office:value="2.1405">
                <text:p>2.14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1004125">
                <text:p>-2.1004125</text:p>
              </table:table-cell>
              <table:table-cell office:value-type="float" office:value="-0.09051">
                <text:p>-0.09051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860625">
                <text:p>-0.0860625</text:p>
              </table:table-cell>
              <table:table-cell office:value-type="float" office:value="-0.00921000000000001">
                <text:p>-0.00921000000000001</text:p>
              </table:table-cell>
              <table:table-cell office:value-type="float" office:value="0.07875">
                <text:p>0.07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862125">
                <text:p>-0.0862125</text:p>
              </table:table-cell>
              <table:table-cell office:value-type="float" office:value="-0.00861000000000001">
                <text:p>-0.00861000000000001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854625">
                <text:p>-0.0854625</text:p>
              </table:table-cell>
              <table:table-cell office:value-type="float" office:value="-0.00831">
                <text:p>-0.00831</text:p>
              </table:table-cell>
              <table:table-cell office:value-type="float" office:value="0.07785">
                <text:p>0.077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854625">
                <text:p>-0.0854625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854625">
                <text:p>-0.0854625</text:p>
              </table:table-cell>
              <table:table-cell office:value-type="float" office:value="-0.00846000000000001">
                <text:p>-0.00846000000000001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857625000000001">
                <text:p>-0.0857625000000001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859125">
                <text:p>-0.0859125</text:p>
              </table:table-cell>
              <table:table-cell office:value-type="float" office:value="-0.00846000000000001">
                <text:p>-0.00846000000000001</text:p>
              </table:table-cell>
              <table:table-cell office:value-type="float" office:value="0.07845">
                <text:p>0.078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53125000000001">
                <text:p>-0.0853125000000001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860625">
                <text:p>-0.0860625</text:p>
              </table:table-cell>
              <table:table-cell office:value-type="float" office:value="-0.00861000000000001">
                <text:p>-0.00861000000000001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851625">
                <text:p>-0.0851625</text:p>
              </table:table-cell>
              <table:table-cell office:value-type="float" office:value="-0.00831">
                <text:p>-0.00831</text:p>
              </table:table-cell>
              <table:table-cell office:value-type="float" office:value="0.07845">
                <text:p>0.078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860625">
                <text:p>-0.0860625</text:p>
              </table:table-cell>
              <table:table-cell office:value-type="float" office:value="-0.00861000000000001">
                <text:p>-0.00861000000000001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853125000000001">
                <text:p>-0.0853125000000001</text:p>
              </table:table-cell>
              <table:table-cell office:value-type="float" office:value="-0.00936000000000001">
                <text:p>-0.00936000000000001</text:p>
              </table:table-cell>
              <table:table-cell office:value-type="float" office:value="0.07785">
                <text:p>0.077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857625000000001">
                <text:p>-0.0857625000000001</text:p>
              </table:table-cell>
              <table:table-cell office:value-type="float" office:value="-0.00861000000000001">
                <text:p>-0.00861000000000001</text:p>
              </table:table-cell>
              <table:table-cell office:value-type="float" office:value="0.07845">
                <text:p>0.078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859125">
                <text:p>-0.0859125</text:p>
              </table:table-cell>
              <table:table-cell office:value-type="float" office:value="-0.00906">
                <text:p>-0.00906</text:p>
              </table:table-cell>
              <table:table-cell office:value-type="float" office:value="0.07875">
                <text:p>0.07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856125">
                <text:p>-0.0856125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860625">
                <text:p>-0.0860625</text:p>
              </table:table-cell>
              <table:table-cell office:value-type="float" office:value="-0.00891">
                <text:p>-0.00891</text:p>
              </table:table-cell>
              <table:table-cell office:value-type="float" office:value="0.07815">
                <text:p>0.078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860625">
                <text:p>-0.0860625</text:p>
              </table:table-cell>
              <table:table-cell office:value-type="float" office:value="-0.00861000000000001">
                <text:p>-0.00861000000000001</text:p>
              </table:table-cell>
              <table:table-cell office:value-type="float" office:value="0.07905">
                <text:p>0.07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863625">
                <text:p>-0.0863625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859125">
                <text:p>-0.0859125</text:p>
              </table:table-cell>
              <table:table-cell office:value-type="float" office:value="-0.00906">
                <text:p>-0.00906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56125">
                <text:p>-0.0856125</text:p>
              </table:table-cell>
              <table:table-cell office:value-type="float" office:value="-0.00891">
                <text:p>-0.00891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857625000000001">
                <text:p>-0.0857625000000001</text:p>
              </table:table-cell>
              <table:table-cell office:value-type="float" office:value="-0.00831">
                <text:p>-0.00831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854625">
                <text:p>-0.0854625</text:p>
              </table:table-cell>
              <table:table-cell office:value-type="float" office:value="-0.00891">
                <text:p>-0.00891</text:p>
              </table:table-cell>
              <table:table-cell office:value-type="float" office:value="0.07785">
                <text:p>0.077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56125">
                <text:p>-0.0856125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0.07785">
                <text:p>0.077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850125">
                <text:p>-0.0850125</text:p>
              </table:table-cell>
              <table:table-cell office:value-type="float" office:value="-0.00906">
                <text:p>-0.00906</text:p>
              </table:table-cell>
              <table:table-cell office:value-type="float" office:value="0.07815">
                <text:p>0.07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853125000000001">
                <text:p>-0.0853125000000001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0.07845">
                <text:p>0.078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856125">
                <text:p>-0.0856125</text:p>
              </table:table-cell>
              <table:table-cell office:value-type="float" office:value="-0.00846000000000001">
                <text:p>-0.00846000000000001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854625">
                <text:p>-0.0854625</text:p>
              </table:table-cell>
              <table:table-cell office:value-type="float" office:value="-0.00891">
                <text:p>-0.00891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857625000000001">
                <text:p>-0.0857625000000001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0.07785">
                <text:p>0.077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853125000000001">
                <text:p>-0.0853125000000001</text:p>
              </table:table-cell>
              <table:table-cell office:value-type="float" office:value="-0.00891">
                <text:p>-0.00891</text:p>
              </table:table-cell>
              <table:table-cell office:value-type="float" office:value="0.07785">
                <text:p>0.077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862125">
                <text:p>-0.0862125</text:p>
              </table:table-cell>
              <table:table-cell office:value-type="float" office:value="-0.00861000000000001">
                <text:p>-0.00861000000000001</text:p>
              </table:table-cell>
              <table:table-cell office:value-type="float" office:value="0.07845">
                <text:p>0.078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853125000000001">
                <text:p>-0.0853125000000001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854625">
                <text:p>-0.0854625</text:p>
              </table:table-cell>
              <table:table-cell office:value-type="float" office:value="-0.00875999999999999">
                <text:p>-0.00875999999999999</text:p>
              </table:table-cell>
              <table:table-cell office:value-type="float" office:value="1.3641">
                <text:p>1.36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0093625">
                <text:p>-2.0093625</text:p>
              </table:table-cell>
              <table:table-cell office:value-type="float" office:value="-0.28791">
                <text:p>-0.28791</text:p>
              </table:table-cell>
              <table:table-cell office:value-type="float" office:value="1.9221">
                <text:p>1.9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9990125">
                <text:p>-1.9990125</text:p>
              </table:table-cell>
              <table:table-cell office:value-type="float" office:value="-0.28626">
                <text:p>-0.28626</text:p>
              </table:table-cell>
              <table:table-cell office:value-type="float" office:value="1.92375">
                <text:p>1.92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9991625">
                <text:p>-1.9991625</text:p>
              </table:table-cell>
              <table:table-cell office:value-type="float" office:value="-0.28641">
                <text:p>-0.28641</text:p>
              </table:table-cell>
              <table:table-cell office:value-type="float" office:value="1.923">
                <text:p>1.9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9990125">
                <text:p>-1.9990125</text:p>
              </table:table-cell>
              <table:table-cell office:value-type="float" office:value="-0.28626">
                <text:p>-0.28626</text:p>
              </table:table-cell>
              <table:table-cell office:value-type="float" office:value="1.9227">
                <text:p>1.92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9991625">
                <text:p>-1.9991625</text:p>
              </table:table-cell>
              <table:table-cell office:value-type="float" office:value="-0.28656">
                <text:p>-0.28656</text:p>
              </table:table-cell>
              <table:table-cell office:value-type="float" office:value="1.923">
                <text:p>1.9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9988625">
                <text:p>-1.9988625</text:p>
              </table:table-cell>
              <table:table-cell office:value-type="float" office:value="-0.28641">
                <text:p>-0.28641</text:p>
              </table:table-cell>
              <table:table-cell office:value-type="float" office:value="1.92345">
                <text:p>1.92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9993125">
                <text:p>-1.9993125</text:p>
              </table:table-cell>
              <table:table-cell office:value-type="float" office:value="-0.28656">
                <text:p>-0.28656</text:p>
              </table:table-cell>
              <table:table-cell office:value-type="float" office:value="1.92225">
                <text:p>1.922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9993125">
                <text:p>-1.9993125</text:p>
              </table:table-cell>
              <table:table-cell office:value-type="float" office:value="-0.28641">
                <text:p>-0.28641</text:p>
              </table:table-cell>
              <table:table-cell office:value-type="float" office:value="1.9236">
                <text:p>1.92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9996125">
                <text:p>-1.9996125</text:p>
              </table:table-cell>
              <table:table-cell office:value-type="float" office:value="-0.28641">
                <text:p>-0.28641</text:p>
              </table:table-cell>
              <table:table-cell office:value-type="float" office:value="1.9236">
                <text:p>1.92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9994625">
                <text:p>-1.9994625</text:p>
              </table:table-cell>
              <table:table-cell office:value-type="float" office:value="-0.28671">
                <text:p>-0.28671</text:p>
              </table:table-cell>
              <table:table-cell office:value-type="float" office:value="1.92285">
                <text:p>1.922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0000625">
                <text:p>-2.0000625</text:p>
              </table:table-cell>
              <table:table-cell office:value-type="float" office:value="-0.28701">
                <text:p>-0.28701</text:p>
              </table:table-cell>
              <table:table-cell office:value-type="float" office:value="1.92285">
                <text:p>1.922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0000625">
                <text:p>-2.0000625</text:p>
              </table:table-cell>
              <table:table-cell office:value-type="float" office:value="-0.28671">
                <text:p>-0.28671</text:p>
              </table:table-cell>
              <table:table-cell office:value-type="float" office:value="1.92315">
                <text:p>1.923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9996125">
                <text:p>-1.9996125</text:p>
              </table:table-cell>
              <table:table-cell office:value-type="float" office:value="-0.28671">
                <text:p>-0.28671</text:p>
              </table:table-cell>
              <table:table-cell office:value-type="float" office:value="1.92315">
                <text:p>1.923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9990125">
                <text:p>-1.9990125</text:p>
              </table:table-cell>
              <table:table-cell office:value-type="float" office:value="-0.28686">
                <text:p>-0.28686</text:p>
              </table:table-cell>
              <table:table-cell office:value-type="float" office:value="1.92285">
                <text:p>1.922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9993125">
                <text:p>-1.9993125</text:p>
              </table:table-cell>
              <table:table-cell office:value-type="float" office:value="-0.28626">
                <text:p>-0.28626</text:p>
              </table:table-cell>
              <table:table-cell office:value-type="float" office:value="1.92285">
                <text:p>1.922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9991625">
                <text:p>-1.9991625</text:p>
              </table:table-cell>
              <table:table-cell office:value-type="float" office:value="-0.28656">
                <text:p>-0.28656</text:p>
              </table:table-cell>
              <table:table-cell office:value-type="float" office:value="1.92315">
                <text:p>1.923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9991625">
                <text:p>-1.9991625</text:p>
              </table:table-cell>
              <table:table-cell office:value-type="float" office:value="-0.28671">
                <text:p>-0.28671</text:p>
              </table:table-cell>
              <table:table-cell office:value-type="float" office:value="1.9215">
                <text:p>1.92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9982625">
                <text:p>-1.9982625</text:p>
              </table:table-cell>
              <table:table-cell office:value-type="float" office:value="-0.28686">
                <text:p>-0.28686</text:p>
              </table:table-cell>
              <table:table-cell office:value-type="float" office:value="1.92165">
                <text:p>1.921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9990125">
                <text:p>-1.9990125</text:p>
              </table:table-cell>
              <table:table-cell office:value-type="float" office:value="-0.28686">
                <text:p>-0.28686</text:p>
              </table:table-cell>
              <table:table-cell office:value-type="float" office:value="1.9221">
                <text:p>1.9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9978125">
                <text:p>-1.9978125</text:p>
              </table:table-cell>
              <table:table-cell office:value-type="float" office:value="-0.28686">
                <text:p>-0.28686</text:p>
              </table:table-cell>
              <table:table-cell office:value-type="float" office:value="1.92165">
                <text:p>1.921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9984125">
                <text:p>-1.9984125</text:p>
              </table:table-cell>
              <table:table-cell office:value-type="float" office:value="-0.28701">
                <text:p>-0.28701</text:p>
              </table:table-cell>
              <table:table-cell office:value-type="float" office:value="1.9215">
                <text:p>1.92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9982625">
                <text:p>-1.9982625</text:p>
              </table:table-cell>
              <table:table-cell office:value-type="float" office:value="-0.28671">
                <text:p>-0.28671</text:p>
              </table:table-cell>
              <table:table-cell office:value-type="float" office:value="1.9212">
                <text:p>1.92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9982625">
                <text:p>-1.9982625</text:p>
              </table:table-cell>
              <table:table-cell office:value-type="float" office:value="-0.28671">
                <text:p>-0.28671</text:p>
              </table:table-cell>
              <table:table-cell office:value-type="float" office:value="1.92135">
                <text:p>1.921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9991625">
                <text:p>-1.9991625</text:p>
              </table:table-cell>
              <table:table-cell office:value-type="float" office:value="-0.28656">
                <text:p>-0.28656</text:p>
              </table:table-cell>
              <table:table-cell office:value-type="float" office:value="1.9212">
                <text:p>1.92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9979625">
                <text:p>-1.9979625</text:p>
              </table:table-cell>
              <table:table-cell office:value-type="float" office:value="-0.28701">
                <text:p>-0.28701</text:p>
              </table:table-cell>
              <table:table-cell office:value-type="float" office:value="1.92105">
                <text:p>1.92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9981125">
                <text:p>-1.9981125</text:p>
              </table:table-cell>
              <table:table-cell office:value-type="float" office:value="-0.28671">
                <text:p>-0.28671</text:p>
              </table:table-cell>
              <table:table-cell office:value-type="float" office:value="1.9218">
                <text:p>1.92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9984125">
                <text:p>-1.9984125</text:p>
              </table:table-cell>
              <table:table-cell office:value-type="float" office:value="-0.28701">
                <text:p>-0.28701</text:p>
              </table:table-cell>
              <table:table-cell office:value-type="float" office:value="1.9209">
                <text:p>1.92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9984125">
                <text:p>-1.9984125</text:p>
              </table:table-cell>
              <table:table-cell office:value-type="float" office:value="-0.28626">
                <text:p>-0.28626</text:p>
              </table:table-cell>
              <table:table-cell office:value-type="float" office:value="1.9209">
                <text:p>1.92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9982625">
                <text:p>-1.9982625</text:p>
              </table:table-cell>
              <table:table-cell office:value-type="float" office:value="-0.28701">
                <text:p>-0.28701</text:p>
              </table:table-cell>
              <table:table-cell office:value-type="float" office:value="1.9212">
                <text:p>1.92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9979625">
                <text:p>-1.9979625</text:p>
              </table:table-cell>
              <table:table-cell office:value-type="float" office:value="-0.28656">
                <text:p>-0.28656</text:p>
              </table:table-cell>
              <table:table-cell office:value-type="float" office:value="1.92165">
                <text:p>1.921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9982625">
                <text:p>-1.9982625</text:p>
              </table:table-cell>
              <table:table-cell office:value-type="float" office:value="-0.28731">
                <text:p>-0.28731</text:p>
              </table:table-cell>
              <table:table-cell office:value-type="float" office:value="1.92105">
                <text:p>1.92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9978125">
                <text:p>-1.9978125</text:p>
              </table:table-cell>
              <table:table-cell office:value-type="float" office:value="-0.28686">
                <text:p>-0.28686</text:p>
              </table:table-cell>
              <table:table-cell office:value-type="float" office:value="1.92135">
                <text:p>1.921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9981125">
                <text:p>-1.9981125</text:p>
              </table:table-cell>
              <table:table-cell office:value-type="float" office:value="-0.28701">
                <text:p>-0.28701</text:p>
              </table:table-cell>
              <table:table-cell office:value-type="float" office:value="1.9206">
                <text:p>1.9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9981125">
                <text:p>-1.9981125</text:p>
              </table:table-cell>
              <table:table-cell office:value-type="float" office:value="-0.28656">
                <text:p>-0.28656</text:p>
              </table:table-cell>
              <table:table-cell office:value-type="float" office:value="1.9212">
                <text:p>1.92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9981125">
                <text:p>-1.9981125</text:p>
              </table:table-cell>
              <table:table-cell office:value-type="float" office:value="-0.28671">
                <text:p>-0.28671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970125">
                <text:p>-0.0970125</text:p>
              </table:table-cell>
              <table:table-cell office:value-type="float" office:value="-0.01356">
                <text:p>-0.01356</text:p>
              </table:table-cell>
              <table:table-cell office:value-type="float" office:value="0.09315">
                <text:p>0.093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971625">
                <text:p>-0.0971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33">
                <text:p>0.0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979125">
                <text:p>-0.09791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315">
                <text:p>0.093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973125000000001">
                <text:p>-0.0973125000000001</text:p>
              </table:table-cell>
              <table:table-cell office:value-type="float" office:value="-0.01326">
                <text:p>-0.01326</text:p>
              </table:table-cell>
              <table:table-cell office:value-type="float" office:value="0.09285">
                <text:p>0.092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976125">
                <text:p>-0.0976125</text:p>
              </table:table-cell>
              <table:table-cell office:value-type="float" office:value="-0.01296">
                <text:p>-0.01296</text:p>
              </table:table-cell>
              <table:table-cell office:value-type="float" office:value="0.09315">
                <text:p>0.093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974625">
                <text:p>-0.0974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315">
                <text:p>0.093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977625">
                <text:p>-0.0977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285">
                <text:p>0.092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973125000000001">
                <text:p>-0.0973125000000001</text:p>
              </table:table-cell>
              <table:table-cell office:value-type="float" office:value="-0.01311">
                <text:p>-0.01311</text:p>
              </table:table-cell>
              <table:table-cell office:value-type="float" office:value="0.09255">
                <text:p>0.092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983625">
                <text:p>-0.0983625</text:p>
              </table:table-cell>
              <table:table-cell office:value-type="float" office:value="-0.01356">
                <text:p>-0.01356</text:p>
              </table:table-cell>
              <table:table-cell office:value-type="float" office:value="0.09225">
                <text:p>0.092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974625">
                <text:p>-0.0974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345">
                <text:p>0.093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974625">
                <text:p>-0.0974625</text:p>
              </table:table-cell>
              <table:table-cell office:value-type="float" office:value="-0.01296">
                <text:p>-0.01296</text:p>
              </table:table-cell>
              <table:table-cell office:value-type="float" office:value="0.09225">
                <text:p>0.09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979125">
                <text:p>-0.0979125</text:p>
              </table:table-cell>
              <table:table-cell office:value-type="float" office:value="-0.01281">
                <text:p>-0.01281</text:p>
              </table:table-cell>
              <table:table-cell office:value-type="float" office:value="0.09315">
                <text:p>0.093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976125">
                <text:p>-0.0976125</text:p>
              </table:table-cell>
              <table:table-cell office:value-type="float" office:value="-0.01281">
                <text:p>-0.01281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85125">
                <text:p>-0.0985125</text:p>
              </table:table-cell>
              <table:table-cell office:value-type="float" office:value="-0.01326">
                <text:p>-0.01326</text:p>
              </table:table-cell>
              <table:table-cell office:value-type="float" office:value="0.09285">
                <text:p>0.092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974625">
                <text:p>-0.0974625</text:p>
              </table:table-cell>
              <table:table-cell office:value-type="float" office:value="-0.01281">
                <text:p>-0.01281</text:p>
              </table:table-cell>
              <table:table-cell office:value-type="float" office:value="0.09285">
                <text:p>0.092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977625">
                <text:p>-0.0977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977625">
                <text:p>-0.0977625</text:p>
              </table:table-cell>
              <table:table-cell office:value-type="float" office:value="-0.01296">
                <text:p>-0.01296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973125000000001">
                <text:p>-0.0973125000000001</text:p>
              </table:table-cell>
              <table:table-cell office:value-type="float" office:value="-0.01266">
                <text:p>-0.01266</text:p>
              </table:table-cell>
              <table:table-cell office:value-type="float" office:value="0.09225">
                <text:p>0.092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977625">
                <text:p>-0.0977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255">
                <text:p>0.092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971625">
                <text:p>-0.0971625</text:p>
              </table:table-cell>
              <table:table-cell office:value-type="float" office:value="-0.01296">
                <text:p>-0.01296</text:p>
              </table:table-cell>
              <table:table-cell office:value-type="float" office:value="0.09255">
                <text:p>0.092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979125">
                <text:p>-0.09791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974625">
                <text:p>-0.0974625</text:p>
              </table:table-cell>
              <table:table-cell office:value-type="float" office:value="-0.01296">
                <text:p>-0.01296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977625">
                <text:p>-0.0977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315">
                <text:p>0.093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977625">
                <text:p>-0.0977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971625">
                <text:p>-0.0971625</text:p>
              </table:table-cell>
              <table:table-cell office:value-type="float" office:value="-0.01296">
                <text:p>-0.01296</text:p>
              </table:table-cell>
              <table:table-cell office:value-type="float" office:value="0.09255">
                <text:p>0.092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970125">
                <text:p>-0.0970125</text:p>
              </table:table-cell>
              <table:table-cell office:value-type="float" office:value="-0.01281">
                <text:p>-0.01281</text:p>
              </table:table-cell>
              <table:table-cell office:value-type="float" office:value="0.09195">
                <text:p>0.091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979125">
                <text:p>-0.0979125</text:p>
              </table:table-cell>
              <table:table-cell office:value-type="float" office:value="-0.01341">
                <text:p>-0.01341</text:p>
              </table:table-cell>
              <table:table-cell office:value-type="float" office:value="0.09165">
                <text:p>0.091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968625">
                <text:p>-0.0968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225">
                <text:p>0.09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976125">
                <text:p>-0.0976125</text:p>
              </table:table-cell>
              <table:table-cell office:value-type="float" office:value="-0.01266">
                <text:p>-0.01266</text:p>
              </table:table-cell>
              <table:table-cell office:value-type="float" office:value="0.09285">
                <text:p>0.09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971625">
                <text:p>-0.0971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165">
                <text:p>0.091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971625">
                <text:p>-0.0971625</text:p>
              </table:table-cell>
              <table:table-cell office:value-type="float" office:value="-0.01311">
                <text:p>-0.01311</text:p>
              </table:table-cell>
              <table:table-cell office:value-type="float" office:value="0.09165">
                <text:p>0.091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977625">
                <text:p>-0.0977625</text:p>
              </table:table-cell>
              <table:table-cell office:value-type="float" office:value="-0.01326">
                <text:p>-0.01326</text:p>
              </table:table-cell>
              <table:table-cell office:value-type="float" office:value="0.0924">
                <text:p>0.09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181cm" svg:y="3.705cm" style:legend-expansion="high" chart:style-name="ch2"/>
        <chart:plot-area chart:style-name="ch3" table:cell-range-address="coil_table_2_7.AA1:coil_table_2_7.AA202 coil_table_2_7.AD1:coil_table_2_7.AD202 coil_table_2_7.AG1:coil_table_2_7.AG202" chart:data-source-has-labels="row" svg:x="0.319cm" svg:y="0.18cm" svg:width="10.543cm" svg:height="8.645cm">
          <chart:coordinate-region svg:x="1.152cm" svg:y="0.379cm" svg:width="9.7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il_table_2_7.AA2:coil_table_2_7.AA202" chart:label-cell-address="coil_table_2_7.AA1:coil_table_2_7.AA1" chart:class="chart:line">
            <chart:data-point chart:repeated="201"/>
          </chart:series>
          <chart:series chart:style-name="ch7" chart:values-cell-range-address="coil_table_2_7.AD2:coil_table_2_7.AD202" chart:label-cell-address="coil_table_2_7.AD1:coil_table_2_7.AD1" chart:class="chart:line">
            <chart:data-point chart:repeated="201"/>
          </chart:series>
          <chart:series chart:style-name="ch8" chart:values-cell-range-address="coil_table_2_7.AG2:coil_table_2_7.AG202" chart:label-cell-address="coil_table_2_7.AG1:coil_table_2_7.AG1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0_Z [mT]</text:p>
                <draw:g>
                  <svg:desc>coil_table_2_7.AA1:coil_table_2_7.AA1</svg:desc>
                </draw:g>
              </table:table-cell>
              <table:table-cell office:value-type="string">
                <text:p>mux2_sensor1_Z [mT]</text:p>
                <draw:g>
                  <svg:desc>coil_table_2_7.AD1:coil_table_2_7.AD1</svg:desc>
                </draw:g>
              </table:table-cell>
              <table:table-cell office:value-type="string">
                <text:p>mux2_sensor2_Z [mT]</text:p>
                <draw:g>
                  <svg:desc>coil_table_2_7.AG1:coil_table_2_7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53300000000002">
                <text:p>-0.00253300000000002</text:p>
                <draw:g>
                  <svg:desc>coil_table_2_7.AA2:coil_table_2_7.AA202</svg:desc>
                </draw:g>
              </table:table-cell>
              <table:table-cell office:value-type="float" office:value="-0.00171000000000004">
                <text:p>-0.00171000000000004</text:p>
                <draw:g>
                  <svg:desc>coil_table_2_7.AD2:coil_table_2_7.AD202</svg:desc>
                </draw:g>
              </table:table-cell>
              <table:table-cell office:value-type="float" office:value="-0.00262150000000003">
                <text:p>-0.00262150000000003</text:p>
                <draw:g>
                  <svg:desc>coil_table_2_7.AG2:coil_table_2_7.AG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77300000000001">
                <text:p>-0.00277300000000001</text:p>
              </table:table-cell>
              <table:table-cell office:value-type="float" office:value="-0.00122000000000003">
                <text:p>-0.00122000000000003</text:p>
              </table:table-cell>
              <table:table-cell office:value-type="float" office:value="-0.000931500000000028">
                <text:p>-0.000931500000000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04300000000001">
                <text:p>-0.00204300000000001</text:p>
              </table:table-cell>
              <table:table-cell office:value-type="float" office:value="-0.00122000000000003">
                <text:p>-0.00122000000000003</text:p>
              </table:table-cell>
              <table:table-cell office:value-type="float" office:value="-0.000931500000000028">
                <text:p>-0.00093150000000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28300000000002">
                <text:p>-0.00228300000000002</text:p>
              </table:table-cell>
              <table:table-cell office:value-type="float" office:value="-0.000740000000000037">
                <text:p>-0.000740000000000037</text:p>
              </table:table-cell>
              <table:table-cell office:value-type="float" office:value="-0.00117150000000004">
                <text:p>-0.0011715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80300000000001">
                <text:p>-0.00180300000000001</text:p>
              </table:table-cell>
              <table:table-cell office:value-type="float" office:value="-0.000740000000000037">
                <text:p>-0.000740000000000037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32300000000001">
                <text:p>-0.00132300000000001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-0.000931500000000028">
                <text:p>-0.000931500000000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156300000000002">
                <text:p>-0.00156300000000002</text:p>
              </table:table-cell>
              <table:table-cell office:value-type="float" office:value="-0.000740000000000037">
                <text:p>-0.000740000000000037</text:p>
              </table:table-cell>
              <table:table-cell office:value-type="float" office:value="0.0000384999999999991">
                <text:p>0.0000384999999999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07300000000001">
                <text:p>-0.00107300000000001</text:p>
              </table:table-cell>
              <table:table-cell office:value-type="float" office:value="-0.00122000000000003">
                <text:p>-0.00122000000000003</text:p>
              </table:table-cell>
              <table:table-cell office:value-type="float" office:value="-0.00117150000000004">
                <text:p>-0.00117150000000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107300000000001">
                <text:p>-0.00107300000000001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-0.000931500000000028">
                <text:p>-0.000931500000000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32300000000001">
                <text:p>-0.00132300000000001</text:p>
              </table:table-cell>
              <table:table-cell office:value-type="float" office:value="-0.00171000000000004">
                <text:p>-0.00171000000000004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180300000000001">
                <text:p>-0.00180300000000001</text:p>
              </table:table-cell>
              <table:table-cell office:value-type="float" office:value="-0.00122000000000003">
                <text:p>-0.00122000000000003</text:p>
              </table:table-cell>
              <table:table-cell office:value-type="float" office:value="-0.00045150000000001">
                <text:p>-0.0004515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132300000000001">
                <text:p>-0.00132300000000001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-0.00045150000000001">
                <text:p>-0.0004515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156300000000002">
                <text:p>-0.00156300000000002</text:p>
              </table:table-cell>
              <table:table-cell office:value-type="float" office:value="-0.000740000000000037">
                <text:p>-0.000740000000000037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32300000000001">
                <text:p>-0.00132300000000001</text:p>
              </table:table-cell>
              <table:table-cell office:value-type="float" office:value="-0.000740000000000037">
                <text:p>-0.000740000000000037</text:p>
              </table:table-cell>
              <table:table-cell office:value-type="float" office:value="-0.000931500000000028">
                <text:p>-0.000931500000000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833000000000013">
                <text:p>-0.000833000000000013</text:p>
              </table:table-cell>
              <table:table-cell office:value-type="float" office:value="-0.000500000000000028">
                <text:p>-0.000500000000000028</text:p>
              </table:table-cell>
              <table:table-cell office:value-type="float" office:value="-0.00045150000000001">
                <text:p>-0.0004515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833000000000013">
                <text:p>-0.000833000000000013</text:p>
              </table:table-cell>
              <table:table-cell office:value-type="float" office:value="-0.00122000000000003">
                <text:p>-0.00122000000000003</text:p>
              </table:table-cell>
              <table:table-cell office:value-type="float" office:value="-0.00045150000000001">
                <text:p>-0.0004515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56300000000002">
                <text:p>-0.00156300000000002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-0.000931500000000028">
                <text:p>-0.000931500000000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28300000000002">
                <text:p>-0.00228300000000002</text:p>
              </table:table-cell>
              <table:table-cell office:value-type="float" office:value="-0.00195000000000002">
                <text:p>-0.00195000000000002</text:p>
              </table:table-cell>
              <table:table-cell office:value-type="float" office:value="-0.00117150000000004">
                <text:p>-0.00117150000000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28300000000002">
                <text:p>-0.00228300000000002</text:p>
              </table:table-cell>
              <table:table-cell office:value-type="float" office:value="-0.00146000000000004">
                <text:p>-0.00146000000000004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156300000000002">
                <text:p>-0.00156300000000002</text:p>
              </table:table-cell>
              <table:table-cell office:value-type="float" office:value="-0.00146000000000004">
                <text:p>-0.00146000000000004</text:p>
              </table:table-cell>
              <table:table-cell office:value-type="float" office:value="-0.00117150000000004">
                <text:p>-0.00117150000000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80300000000001">
                <text:p>-0.00180300000000001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0.0000384999999999991">
                <text:p>0.0000384999999999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07300000000001">
                <text:p>-0.00107300000000001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0.000278499999999951">
                <text:p>0.0002784999999999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80300000000001">
                <text:p>-0.00180300000000001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0.0000384999999999991">
                <text:p>0.0000384999999999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132300000000001">
                <text:p>-0.00132300000000001</text:p>
              </table:table-cell>
              <table:table-cell office:value-type="float" office:value="-0.000740000000000037">
                <text:p>-0.000740000000000037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156300000000002">
                <text:p>-0.00156300000000002</text:p>
              </table:table-cell>
              <table:table-cell office:value-type="float" office:value="-0.000250000000000028">
                <text:p>-0.000250000000000028</text:p>
              </table:table-cell>
              <table:table-cell office:value-type="float" office:value="0.00075849999999997">
                <text:p>0.0007584999999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180300000000001">
                <text:p>-0.00180300000000001</text:p>
              </table:table-cell>
              <table:table-cell office:value-type="float" office:value="-0.00122000000000003">
                <text:p>-0.00122000000000003</text:p>
              </table:table-cell>
              <table:table-cell office:value-type="float" office:value="-0.0019015">
                <text:p>-0.0019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204300000000001">
                <text:p>-0.00204300000000001</text:p>
              </table:table-cell>
              <table:table-cell office:value-type="float" office:value="-0.00146000000000004">
                <text:p>-0.00146000000000004</text:p>
              </table:table-cell>
              <table:table-cell office:value-type="float" office:value="-0.000931500000000028">
                <text:p>-0.000931500000000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180300000000001">
                <text:p>-0.00180300000000001</text:p>
              </table:table-cell>
              <table:table-cell office:value-type="float" office:value="-0.00171000000000004">
                <text:p>-0.00171000000000004</text:p>
              </table:table-cell>
              <table:table-cell office:value-type="float" office:value="0.0000384999999999991">
                <text:p>0.0000384999999999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32300000000001">
                <text:p>-0.00132300000000001</text:p>
              </table:table-cell>
              <table:table-cell office:value-type="float" office:value="-0.000250000000000028">
                <text:p>-0.000250000000000028</text:p>
              </table:table-cell>
              <table:table-cell office:value-type="float" office:value="0.00051849999999996">
                <text:p>0.00051849999999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80300000000001">
                <text:p>-0.00180300000000001</text:p>
              </table:table-cell>
              <table:table-cell office:value-type="float" office:value="-0.000500000000000028">
                <text:p>-0.000500000000000028</text:p>
              </table:table-cell>
              <table:table-cell office:value-type="float" office:value="-0.00045150000000001">
                <text:p>-0.0004515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32300000000001">
                <text:p>-0.00132300000000001</text:p>
              </table:table-cell>
              <table:table-cell office:value-type="float" office:value="-0.000500000000000028">
                <text:p>-0.000500000000000028</text:p>
              </table:table-cell>
              <table:table-cell office:value-type="float" office:value="-0.00020150000000001">
                <text:p>-0.0002015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833000000000013">
                <text:p>-0.000833000000000013</text:p>
              </table:table-cell>
              <table:table-cell office:value-type="float" office:value="-0.000250000000000028">
                <text:p>-0.000250000000000028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132300000000001">
                <text:p>-0.00132300000000001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-0.00045150000000001">
                <text:p>-0.0004515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156300000000002">
                <text:p>-0.00156300000000002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-0.00020150000000001">
                <text:p>-0.0002015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04300000000001">
                <text:p>-0.00204300000000001</text:p>
              </table:table-cell>
              <table:table-cell office:value-type="float" office:value="-0.00219000000000003">
                <text:p>-0.00219000000000003</text:p>
              </table:table-cell>
              <table:table-cell office:value-type="float" office:value="-0.00141150000000005">
                <text:p>-0.001411500000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228300000000002">
                <text:p>-0.00228300000000002</text:p>
              </table:table-cell>
              <table:table-cell office:value-type="float" office:value="-0.00171000000000004">
                <text:p>-0.00171000000000004</text:p>
              </table:table-cell>
              <table:table-cell office:value-type="float" office:value="-0.0019015">
                <text:p>-0.0019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01300000000001">
                <text:p>-0.00301300000000001</text:p>
              </table:table-cell>
              <table:table-cell office:value-type="float" office:value="-0.00243000000000004">
                <text:p>-0.00243000000000004</text:p>
              </table:table-cell>
              <table:table-cell office:value-type="float" office:value="-0.00166150000000005">
                <text:p>-0.00166150000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180300000000001">
                <text:p>-0.00180300000000001</text:p>
              </table:table-cell>
              <table:table-cell office:value-type="float" office:value="-0.00219000000000003">
                <text:p>-0.00219000000000003</text:p>
              </table:table-cell>
              <table:table-cell office:value-type="float" office:value="-0.00141150000000005">
                <text:p>-0.00141150000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253300000000002">
                <text:p>-0.00253300000000002</text:p>
              </table:table-cell>
              <table:table-cell office:value-type="float" office:value="-0.00219000000000003">
                <text:p>-0.00219000000000003</text:p>
              </table:table-cell>
              <table:table-cell office:value-type="float" office:value="-0.00166150000000005">
                <text:p>-0.0016615000000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228300000000002">
                <text:p>-0.00228300000000002</text:p>
              </table:table-cell>
              <table:table-cell office:value-type="float" office:value="-0.000740000000000037">
                <text:p>-0.000740000000000037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204300000000001">
                <text:p>-0.00204300000000001</text:p>
              </table:table-cell>
              <table:table-cell office:value-type="float" office:value="-0.00146000000000004">
                <text:p>-0.00146000000000004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204300000000001">
                <text:p>-0.00204300000000001</text:p>
              </table:table-cell>
              <table:table-cell office:value-type="float" office:value="-0.00146000000000004">
                <text:p>-0.00146000000000004</text:p>
              </table:table-cell>
              <table:table-cell office:value-type="float" office:value="-0.000931500000000028">
                <text:p>-0.000931500000000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253300000000002">
                <text:p>-0.00253300000000002</text:p>
              </table:table-cell>
              <table:table-cell office:value-type="float" office:value="-0.00195000000000002">
                <text:p>-0.00195000000000002</text:p>
              </table:table-cell>
              <table:table-cell office:value-type="float" office:value="-0.00166150000000005">
                <text:p>-0.00166150000000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156300000000002">
                <text:p>-0.00156300000000002</text:p>
              </table:table-cell>
              <table:table-cell office:value-type="float" office:value="-0.000980000000000018">
                <text:p>-0.000980000000000018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180300000000001">
                <text:p>-0.00180300000000001</text:p>
              </table:table-cell>
              <table:table-cell office:value-type="float" office:value="-0.00146000000000004">
                <text:p>-0.00146000000000004</text:p>
              </table:table-cell>
              <table:table-cell office:value-type="float" office:value="-0.000931500000000028">
                <text:p>-0.000931500000000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156300000000002">
                <text:p>-0.00156300000000002</text:p>
              </table:table-cell>
              <table:table-cell office:value-type="float" office:value="-0.00195000000000002">
                <text:p>-0.00195000000000002</text:p>
              </table:table-cell>
              <table:table-cell office:value-type="float" office:value="-0.000691500000000019">
                <text:p>-0.0006915000000000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228300000000002">
                <text:p>-0.00228300000000002</text:p>
              </table:table-cell>
              <table:table-cell office:value-type="float" office:value="-0.00243000000000004">
                <text:p>-0.00243000000000004</text:p>
              </table:table-cell>
              <table:table-cell office:value-type="float" office:value="-0.0019015">
                <text:p>-0.0019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277300000000001">
                <text:p>-0.00277300000000001</text:p>
              </table:table-cell>
              <table:table-cell office:value-type="float" office:value="-0.00171000000000004">
                <text:p>-0.00171000000000004</text:p>
              </table:table-cell>
              <table:table-cell office:value-type="float" office:value="-0.00141150000000005">
                <text:p>-0.00141150000000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228300000000002">
                <text:p>-0.00228300000000002</text:p>
              </table:table-cell>
              <table:table-cell office:value-type="float" office:value="-0.00171000000000004">
                <text:p>-0.00171000000000004</text:p>
              </table:table-cell>
              <table:table-cell office:value-type="float" office:value="-0.00141150000000005">
                <text:p>-0.00141150000000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301300000000001">
                <text:p>-0.00301300000000001</text:p>
              </table:table-cell>
              <table:table-cell office:value-type="float" office:value="1.83314">
                <text:p>1.83314</text:p>
              </table:table-cell>
              <table:table-cell office:value-type="float" office:value="0.7422485">
                <text:p>0.74224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8037">
                <text:p>0.608037</text:p>
              </table:table-cell>
              <table:table-cell office:value-type="float" office:value="1.80749">
                <text:p>1.80749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7797">
                <text:p>0.607797</text:p>
              </table:table-cell>
              <table:table-cell office:value-type="float" office:value="1.80724">
                <text:p>1.80724</text:p>
              </table:table-cell>
              <table:table-cell office:value-type="float" office:value="0.6940885">
                <text:p>0.69408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7307">
                <text:p>0.607307</text:p>
              </table:table-cell>
              <table:table-cell office:value-type="float" office:value="1.80652">
                <text:p>1.80652</text:p>
              </table:table-cell>
              <table:table-cell office:value-type="float" office:value="0.6926385">
                <text:p>0.6926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7067">
                <text:p>0.607067</text:p>
              </table:table-cell>
              <table:table-cell office:value-type="float" office:value="1.80724">
                <text:p>1.80724</text:p>
              </table:table-cell>
              <table:table-cell office:value-type="float" office:value="0.6940885">
                <text:p>0.6940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07557">
                <text:p>0.607557</text:p>
              </table:table-cell>
              <table:table-cell office:value-type="float" office:value="1.80676">
                <text:p>1.80676</text:p>
              </table:table-cell>
              <table:table-cell office:value-type="float" office:value="0.6938485">
                <text:p>0.6938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7797">
                <text:p>0.607797</text:p>
              </table:table-cell>
              <table:table-cell office:value-type="float" office:value="1.807">
                <text:p>1.807</text:p>
              </table:table-cell>
              <table:table-cell office:value-type="float" office:value="0.6936085">
                <text:p>0.69360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9247">
                <text:p>0.609247</text:p>
              </table:table-cell>
              <table:table-cell office:value-type="float" office:value="1.80797">
                <text:p>1.80797</text:p>
              </table:table-cell>
              <table:table-cell office:value-type="float" office:value="0.6945785">
                <text:p>0.6945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8517">
                <text:p>0.608517</text:p>
              </table:table-cell>
              <table:table-cell office:value-type="float" office:value="1.80918">
                <text:p>1.80918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8517">
                <text:p>0.608517</text:p>
              </table:table-cell>
              <table:table-cell office:value-type="float" office:value="1.80894">
                <text:p>1.80894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8767">
                <text:p>0.608767</text:p>
              </table:table-cell>
              <table:table-cell office:value-type="float" office:value="1.80749">
                <text:p>1.80749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08767">
                <text:p>0.608767</text:p>
              </table:table-cell>
              <table:table-cell office:value-type="float" office:value="1.80749">
                <text:p>1.80749</text:p>
              </table:table-cell>
              <table:table-cell office:value-type="float" office:value="0.6948185">
                <text:p>0.6948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8767">
                <text:p>0.608767</text:p>
              </table:table-cell>
              <table:table-cell office:value-type="float" office:value="1.80894">
                <text:p>1.80894</text:p>
              </table:table-cell>
              <table:table-cell office:value-type="float" office:value="0.6952985">
                <text:p>0.69529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8517">
                <text:p>0.608517</text:p>
              </table:table-cell>
              <table:table-cell office:value-type="float" office:value="1.80797">
                <text:p>1.80797</text:p>
              </table:table-cell>
              <table:table-cell office:value-type="float" office:value="0.6945785">
                <text:p>0.6945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08517">
                <text:p>0.608517</text:p>
              </table:table-cell>
              <table:table-cell office:value-type="float" office:value="1.80773">
                <text:p>1.80773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07797">
                <text:p>0.607797</text:p>
              </table:table-cell>
              <table:table-cell office:value-type="float" office:value="1.80724">
                <text:p>1.80724</text:p>
              </table:table-cell>
              <table:table-cell office:value-type="float" office:value="0.6928785">
                <text:p>0.69287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8037">
                <text:p>0.608037</text:p>
              </table:table-cell>
              <table:table-cell office:value-type="float" office:value="1.80652">
                <text:p>1.80652</text:p>
              </table:table-cell>
              <table:table-cell office:value-type="float" office:value="0.6938485">
                <text:p>0.6938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6827">
                <text:p>0.606827</text:p>
              </table:table-cell>
              <table:table-cell office:value-type="float" office:value="1.80628">
                <text:p>1.80628</text:p>
              </table:table-cell>
              <table:table-cell office:value-type="float" office:value="0.6938485">
                <text:p>0.69384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07067">
                <text:p>0.607067</text:p>
              </table:table-cell>
              <table:table-cell office:value-type="float" office:value="1.80531">
                <text:p>1.80531</text:p>
              </table:table-cell>
              <table:table-cell office:value-type="float" office:value="0.6931285">
                <text:p>0.6931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07307">
                <text:p>0.607307</text:p>
              </table:table-cell>
              <table:table-cell office:value-type="float" office:value="1.807">
                <text:p>1.807</text:p>
              </table:table-cell>
              <table:table-cell office:value-type="float" office:value="0.6923985">
                <text:p>0.69239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07067">
                <text:p>0.607067</text:p>
              </table:table-cell>
              <table:table-cell office:value-type="float" office:value="1.80555">
                <text:p>1.80555</text:p>
              </table:table-cell>
              <table:table-cell office:value-type="float" office:value="0.6921585">
                <text:p>0.69215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05377">
                <text:p>0.605377</text:p>
              </table:table-cell>
              <table:table-cell office:value-type="float" office:value="1.80555">
                <text:p>1.80555</text:p>
              </table:table-cell>
              <table:table-cell office:value-type="float" office:value="0.6940885">
                <text:p>0.69408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06827">
                <text:p>0.606827</text:p>
              </table:table-cell>
              <table:table-cell office:value-type="float" office:value="1.80676">
                <text:p>1.80676</text:p>
              </table:table-cell>
              <table:table-cell office:value-type="float" office:value="0.6928785">
                <text:p>0.6928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06587">
                <text:p>0.606587</text:p>
              </table:table-cell>
              <table:table-cell office:value-type="float" office:value="1.807">
                <text:p>1.807</text:p>
              </table:table-cell>
              <table:table-cell office:value-type="float" office:value="0.6931285">
                <text:p>0.6931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7067">
                <text:p>0.607067</text:p>
              </table:table-cell>
              <table:table-cell office:value-type="float" office:value="1.80628">
                <text:p>1.80628</text:p>
              </table:table-cell>
              <table:table-cell office:value-type="float" office:value="0.6926385">
                <text:p>0.6926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5857">
                <text:p>0.605857</text:p>
              </table:table-cell>
              <table:table-cell office:value-type="float" office:value="1.80676">
                <text:p>1.80676</text:p>
              </table:table-cell>
              <table:table-cell office:value-type="float" office:value="0.6923985">
                <text:p>0.69239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08037">
                <text:p>0.608037</text:p>
              </table:table-cell>
              <table:table-cell office:value-type="float" office:value="1.80821">
                <text:p>1.80821</text:p>
              </table:table-cell>
              <table:table-cell office:value-type="float" office:value="0.6931285">
                <text:p>0.69312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08277">
                <text:p>0.608277</text:p>
              </table:table-cell>
              <table:table-cell office:value-type="float" office:value="1.80894">
                <text:p>1.80894</text:p>
              </table:table-cell>
              <table:table-cell office:value-type="float" office:value="0.6933685">
                <text:p>0.6933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7067">
                <text:p>0.607067</text:p>
              </table:table-cell>
              <table:table-cell office:value-type="float" office:value="1.80603">
                <text:p>1.80603</text:p>
              </table:table-cell>
              <table:table-cell office:value-type="float" office:value="0.6938485">
                <text:p>0.6938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6587">
                <text:p>0.606587</text:p>
              </table:table-cell>
              <table:table-cell office:value-type="float" office:value="1.80749">
                <text:p>1.80749</text:p>
              </table:table-cell>
              <table:table-cell office:value-type="float" office:value="0.6931285">
                <text:p>0.6931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7307">
                <text:p>0.607307</text:p>
              </table:table-cell>
              <table:table-cell office:value-type="float" office:value="1.80797">
                <text:p>1.80797</text:p>
              </table:table-cell>
              <table:table-cell office:value-type="float" office:value="0.6938485">
                <text:p>0.6938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7307">
                <text:p>0.607307</text:p>
              </table:table-cell>
              <table:table-cell office:value-type="float" office:value="1.80773">
                <text:p>1.80773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7557">
                <text:p>0.607557</text:p>
              </table:table-cell>
              <table:table-cell office:value-type="float" office:value="1.807">
                <text:p>1.807</text:p>
              </table:table-cell>
              <table:table-cell office:value-type="float" office:value="0.6936085">
                <text:p>0.69360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7067">
                <text:p>0.607067</text:p>
              </table:table-cell>
              <table:table-cell office:value-type="float" office:value="1.80652">
                <text:p>1.80652</text:p>
              </table:table-cell>
              <table:table-cell office:value-type="float" office:value="0.6931285">
                <text:p>0.6931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7067">
                <text:p>0.607067</text:p>
              </table:table-cell>
              <table:table-cell office:value-type="float" office:value="1.80652">
                <text:p>1.80652</text:p>
              </table:table-cell>
              <table:table-cell office:value-type="float" office:value="0.6931285">
                <text:p>0.6931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06587">
                <text:p>0.606587</text:p>
              </table:table-cell>
              <table:table-cell office:value-type="float" office:value="1.80555">
                <text:p>1.80555</text:p>
              </table:table-cell>
              <table:table-cell office:value-type="float" office:value="0.6928785">
                <text:p>0.69287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06587">
                <text:p>0.606587</text:p>
              </table:table-cell>
              <table:table-cell office:value-type="float" office:value="1.80724">
                <text:p>1.80724</text:p>
              </table:table-cell>
              <table:table-cell office:value-type="float" office:value="0.6928785">
                <text:p>0.69287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07067">
                <text:p>0.607067</text:p>
              </table:table-cell>
              <table:table-cell office:value-type="float" office:value="1.80773">
                <text:p>1.80773</text:p>
              </table:table-cell>
              <table:table-cell office:value-type="float" office:value="0.6940885">
                <text:p>0.6940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08277">
                <text:p>0.608277</text:p>
              </table:table-cell>
              <table:table-cell office:value-type="float" office:value="1.80749">
                <text:p>1.80749</text:p>
              </table:table-cell>
              <table:table-cell office:value-type="float" office:value="0.6938485">
                <text:p>0.69384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7797">
                <text:p>0.607797</text:p>
              </table:table-cell>
              <table:table-cell office:value-type="float" office:value="1.80797">
                <text:p>1.80797</text:p>
              </table:table-cell>
              <table:table-cell office:value-type="float" office:value="0.6931285">
                <text:p>0.69312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07797">
                <text:p>0.607797</text:p>
              </table:table-cell>
              <table:table-cell office:value-type="float" office:value="1.80724">
                <text:p>1.80724</text:p>
              </table:table-cell>
              <table:table-cell office:value-type="float" office:value="0.6936085">
                <text:p>0.6936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07797">
                <text:p>0.607797</text:p>
              </table:table-cell>
              <table:table-cell office:value-type="float" office:value="1.80724">
                <text:p>1.80724</text:p>
              </table:table-cell>
              <table:table-cell office:value-type="float" office:value="0.6938485">
                <text:p>0.6938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08037">
                <text:p>0.608037</text:p>
              </table:table-cell>
              <table:table-cell office:value-type="float" office:value="1.80797">
                <text:p>1.80797</text:p>
              </table:table-cell>
              <table:table-cell office:value-type="float" office:value="0.6931285">
                <text:p>0.6931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07797">
                <text:p>0.607797</text:p>
              </table:table-cell>
              <table:table-cell office:value-type="float" office:value="1.8087">
                <text:p>1.8087</text:p>
              </table:table-cell>
              <table:table-cell office:value-type="float" office:value="0.6938485">
                <text:p>0.69384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07797">
                <text:p>0.607797</text:p>
              </table:table-cell>
              <table:table-cell office:value-type="float" office:value="1.80676">
                <text:p>1.80676</text:p>
              </table:table-cell>
              <table:table-cell office:value-type="float" office:value="0.6928785">
                <text:p>0.6928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7557">
                <text:p>0.607557</text:p>
              </table:table-cell>
              <table:table-cell office:value-type="float" office:value="1.80724">
                <text:p>1.80724</text:p>
              </table:table-cell>
              <table:table-cell office:value-type="float" office:value="0.6936085">
                <text:p>0.6936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6827">
                <text:p>0.606827</text:p>
              </table:table-cell>
              <table:table-cell office:value-type="float" office:value="1.80773">
                <text:p>1.80773</text:p>
              </table:table-cell>
              <table:table-cell office:value-type="float" office:value="0.6928785">
                <text:p>0.6928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07067">
                <text:p>0.607067</text:p>
              </table:table-cell>
              <table:table-cell office:value-type="float" office:value="1.80845">
                <text:p>1.80845</text:p>
              </table:table-cell>
              <table:table-cell office:value-type="float" office:value="0.6921585">
                <text:p>0.6921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07307">
                <text:p>0.607307</text:p>
              </table:table-cell>
              <table:table-cell office:value-type="float" office:value="1.807">
                <text:p>1.807</text:p>
              </table:table-cell>
              <table:table-cell office:value-type="float" office:value="0.6928785">
                <text:p>0.69287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7307">
                <text:p>0.607307</text:p>
              </table:table-cell>
              <table:table-cell office:value-type="float" office:value="1.80749">
                <text:p>1.80749</text:p>
              </table:table-cell>
              <table:table-cell office:value-type="float" office:value="0.6928785">
                <text:p>0.69287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7307">
                <text:p>0.607307</text:p>
              </table:table-cell>
              <table:table-cell office:value-type="float" office:value="1.807">
                <text:p>1.807</text:p>
              </table:table-cell>
              <table:table-cell office:value-type="float" office:value="0.6933685">
                <text:p>0.69336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07307">
                <text:p>0.607307</text:p>
              </table:table-cell>
              <table:table-cell office:value-type="float" office:value="1.80749">
                <text:p>1.80749</text:p>
              </table:table-cell>
              <table:table-cell office:value-type="float" office:value="0.6931285">
                <text:p>0.69312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0717">
                <text:p>0.360717</text:p>
              </table:table-cell>
              <table:table-cell office:value-type="float" office:value="-0.02131">
                <text:p>-0.02131</text:p>
              </table:table-cell>
              <table:table-cell office:value-type="float" office:value="-0.0909515">
                <text:p>-0.0909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99573">
                <text:p>-0.099573</text:p>
              </table:table-cell>
              <table:table-cell office:value-type="float" office:value="-0.03486">
                <text:p>-0.03486</text:p>
              </table:table-cell>
              <table:table-cell office:value-type="float" office:value="-0.0924115">
                <text:p>-0.0924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00053">
                <text:p>-0.100053</text:p>
              </table:table-cell>
              <table:table-cell office:value-type="float" office:value="-0.0351">
                <text:p>-0.0351</text:p>
              </table:table-cell>
              <table:table-cell office:value-type="float" office:value="-0.0924115">
                <text:p>-0.09241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99813">
                <text:p>-0.099813</text:p>
              </table:table-cell>
              <table:table-cell office:value-type="float" office:value="-0.0351">
                <text:p>-0.0351</text:p>
              </table:table-cell>
              <table:table-cell office:value-type="float" office:value="-0.0928915">
                <text:p>-0.09289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00293">
                <text:p>-0.100293</text:p>
              </table:table-cell>
              <table:table-cell office:value-type="float" office:value="-0.03583">
                <text:p>-0.03583</text:p>
              </table:table-cell>
              <table:table-cell office:value-type="float" office:value="-0.0926515">
                <text:p>-0.0926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00293">
                <text:p>-0.100293</text:p>
              </table:table-cell>
              <table:table-cell office:value-type="float" office:value="-0.0351">
                <text:p>-0.0351</text:p>
              </table:table-cell>
              <table:table-cell office:value-type="float" office:value="-0.0924115">
                <text:p>-0.0924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99813">
                <text:p>-0.099813</text:p>
              </table:table-cell>
              <table:table-cell office:value-type="float" office:value="-0.03486">
                <text:p>-0.03486</text:p>
              </table:table-cell>
              <table:table-cell office:value-type="float" office:value="-0.0924115">
                <text:p>-0.0924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99573">
                <text:p>-0.099573</text:p>
              </table:table-cell>
              <table:table-cell office:value-type="float" office:value="-0.03486">
                <text:p>-0.03486</text:p>
              </table:table-cell>
              <table:table-cell office:value-type="float" office:value="-0.0926515">
                <text:p>-0.0926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99083">
                <text:p>-0.099083</text:p>
              </table:table-cell>
              <table:table-cell office:value-type="float" office:value="-0.0351">
                <text:p>-0.0351</text:p>
              </table:table-cell>
              <table:table-cell office:value-type="float" office:value="-0.0916815">
                <text:p>-0.0916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98843">
                <text:p>-0.098843</text:p>
              </table:table-cell>
              <table:table-cell office:value-type="float" office:value="-0.03534">
                <text:p>-0.03534</text:p>
              </table:table-cell>
              <table:table-cell office:value-type="float" office:value="-0.0919215">
                <text:p>-0.09192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99083">
                <text:p>-0.099083</text:p>
              </table:table-cell>
              <table:table-cell office:value-type="float" office:value="-0.03438">
                <text:p>-0.03438</text:p>
              </table:table-cell>
              <table:table-cell office:value-type="float" office:value="-0.0912015">
                <text:p>-0.0912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98843">
                <text:p>-0.098843</text:p>
              </table:table-cell>
              <table:table-cell office:value-type="float" office:value="-0.03534">
                <text:p>-0.03534</text:p>
              </table:table-cell>
              <table:table-cell office:value-type="float" office:value="-0.0919215">
                <text:p>-0.09192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98603">
                <text:p>-0.098603</text:p>
              </table:table-cell>
              <table:table-cell office:value-type="float" office:value="-0.03534">
                <text:p>-0.03534</text:p>
              </table:table-cell>
              <table:table-cell office:value-type="float" office:value="-0.0921615">
                <text:p>-0.09216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98603">
                <text:p>-0.098603</text:p>
              </table:table-cell>
              <table:table-cell office:value-type="float" office:value="-0.03534">
                <text:p>-0.03534</text:p>
              </table:table-cell>
              <table:table-cell office:value-type="float" office:value="-0.0921615">
                <text:p>-0.09216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9083">
                <text:p>-0.099083</text:p>
              </table:table-cell>
              <table:table-cell office:value-type="float" office:value="-0.0351">
                <text:p>-0.0351</text:p>
              </table:table-cell>
              <table:table-cell office:value-type="float" office:value="-0.0914415">
                <text:p>-0.09144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98843">
                <text:p>-0.098843</text:p>
              </table:table-cell>
              <table:table-cell office:value-type="float" office:value="-0.03486">
                <text:p>-0.03486</text:p>
              </table:table-cell>
              <table:table-cell office:value-type="float" office:value="-0.0914415">
                <text:p>-0.09144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98843">
                <text:p>-0.098843</text:p>
              </table:table-cell>
              <table:table-cell office:value-type="float" office:value="-0.03413">
                <text:p>-0.03413</text:p>
              </table:table-cell>
              <table:table-cell office:value-type="float" office:value="-0.0912015">
                <text:p>-0.0912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99083">
                <text:p>-0.099083</text:p>
              </table:table-cell>
              <table:table-cell office:value-type="float" office:value="-0.03486">
                <text:p>-0.03486</text:p>
              </table:table-cell>
              <table:table-cell office:value-type="float" office:value="-0.0912015">
                <text:p>-0.0912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8603">
                <text:p>-0.098603</text:p>
              </table:table-cell>
              <table:table-cell office:value-type="float" office:value="-0.03438">
                <text:p>-0.03438</text:p>
              </table:table-cell>
              <table:table-cell office:value-type="float" office:value="-0.0909515">
                <text:p>-0.09095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8603">
                <text:p>-0.098603</text:p>
              </table:table-cell>
              <table:table-cell office:value-type="float" office:value="-0.03438">
                <text:p>-0.03438</text:p>
              </table:table-cell>
              <table:table-cell office:value-type="float" office:value="-0.0919215">
                <text:p>-0.09192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98603">
                <text:p>-0.098603</text:p>
              </table:table-cell>
              <table:table-cell office:value-type="float" office:value="-0.03486">
                <text:p>-0.03486</text:p>
              </table:table-cell>
              <table:table-cell office:value-type="float" office:value="-0.0919215">
                <text:p>-0.09192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98363">
                <text:p>-0.098363</text:p>
              </table:table-cell>
              <table:table-cell office:value-type="float" office:value="-0.0351">
                <text:p>-0.0351</text:p>
              </table:table-cell>
              <table:table-cell office:value-type="float" office:value="-0.0914415">
                <text:p>-0.0914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98363">
                <text:p>-0.098363</text:p>
              </table:table-cell>
              <table:table-cell office:value-type="float" office:value="-0.03462">
                <text:p>-0.03462</text:p>
              </table:table-cell>
              <table:table-cell office:value-type="float" office:value="-0.0916815">
                <text:p>-0.0916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98603">
                <text:p>-0.098603</text:p>
              </table:table-cell>
              <table:table-cell office:value-type="float" office:value="-0.03438">
                <text:p>-0.03438</text:p>
              </table:table-cell>
              <table:table-cell office:value-type="float" office:value="-0.0916815">
                <text:p>-0.09168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99573">
                <text:p>-0.099573</text:p>
              </table:table-cell>
              <table:table-cell office:value-type="float" office:value="-0.0351">
                <text:p>-0.0351</text:p>
              </table:table-cell>
              <table:table-cell office:value-type="float" office:value="-0.0919215">
                <text:p>-0.09192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603">
                <text:p>-0.098603</text:p>
              </table:table-cell>
              <table:table-cell office:value-type="float" office:value="-0.03583">
                <text:p>-0.03583</text:p>
              </table:table-cell>
              <table:table-cell office:value-type="float" office:value="-0.0921615">
                <text:p>-0.09216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99813">
                <text:p>-0.099813</text:p>
              </table:table-cell>
              <table:table-cell office:value-type="float" office:value="-0.03583">
                <text:p>-0.03583</text:p>
              </table:table-cell>
              <table:table-cell office:value-type="float" office:value="-0.0926515">
                <text:p>-0.0926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99333">
                <text:p>-0.099333</text:p>
              </table:table-cell>
              <table:table-cell office:value-type="float" office:value="-0.0351">
                <text:p>-0.0351</text:p>
              </table:table-cell>
              <table:table-cell office:value-type="float" office:value="-0.0931315">
                <text:p>-0.0931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00293">
                <text:p>-0.100293</text:p>
              </table:table-cell>
              <table:table-cell office:value-type="float" office:value="-0.03583">
                <text:p>-0.03583</text:p>
              </table:table-cell>
              <table:table-cell office:value-type="float" office:value="-0.0921615">
                <text:p>-0.0921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99573">
                <text:p>-0.099573</text:p>
              </table:table-cell>
              <table:table-cell office:value-type="float" office:value="-0.03559">
                <text:p>-0.03559</text:p>
              </table:table-cell>
              <table:table-cell office:value-type="float" office:value="-0.0928915">
                <text:p>-0.09289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00543">
                <text:p>-0.100543</text:p>
              </table:table-cell>
              <table:table-cell office:value-type="float" office:value="-0.03559">
                <text:p>-0.03559</text:p>
              </table:table-cell>
              <table:table-cell office:value-type="float" office:value="-0.0924115">
                <text:p>-0.0924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00293">
                <text:p>-0.100293</text:p>
              </table:table-cell>
              <table:table-cell office:value-type="float" office:value="-0.03655">
                <text:p>-0.03655</text:p>
              </table:table-cell>
              <table:table-cell office:value-type="float" office:value="-0.0931315">
                <text:p>-0.0931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99573">
                <text:p>-0.099573</text:p>
              </table:table-cell>
              <table:table-cell office:value-type="float" office:value="-0.03559">
                <text:p>-0.03559</text:p>
              </table:table-cell>
              <table:table-cell office:value-type="float" office:value="0.8117085">
                <text:p>0.8117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4717">
                <text:p>0.564717</text:p>
              </table:table-cell>
              <table:table-cell office:value-type="float" office:value="1.75013">
                <text:p>1.75013</text:p>
              </table:table-cell>
              <table:table-cell office:value-type="float" office:value="0.6962685">
                <text:p>0.69626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4477">
                <text:p>0.564477</text:p>
              </table:table-cell>
              <table:table-cell office:value-type="float" office:value="1.74844">
                <text:p>1.74844</text:p>
              </table:table-cell>
              <table:table-cell office:value-type="float" office:value="0.6962685">
                <text:p>0.69626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4477">
                <text:p>0.564477</text:p>
              </table:table-cell>
              <table:table-cell office:value-type="float" office:value="1.74916">
                <text:p>1.74916</text:p>
              </table:table-cell>
              <table:table-cell office:value-type="float" office:value="0.6955485">
                <text:p>0.69554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4957">
                <text:p>0.564957</text:p>
              </table:table-cell>
              <table:table-cell office:value-type="float" office:value="1.74892">
                <text:p>1.74892</text:p>
              </table:table-cell>
              <table:table-cell office:value-type="float" office:value="0.6957885">
                <text:p>0.69578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4717">
                <text:p>0.564717</text:p>
              </table:table-cell>
              <table:table-cell office:value-type="float" office:value="1.74868">
                <text:p>1.74868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4477">
                <text:p>0.564477</text:p>
              </table:table-cell>
              <table:table-cell office:value-type="float" office:value="1.75013">
                <text:p>1.75013</text:p>
              </table:table-cell>
              <table:table-cell office:value-type="float" office:value="0.6957885">
                <text:p>0.69578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4717">
                <text:p>0.564717</text:p>
              </table:table-cell>
              <table:table-cell office:value-type="float" office:value="1.74941">
                <text:p>1.74941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3747">
                <text:p>0.563747</text:p>
              </table:table-cell>
              <table:table-cell office:value-type="float" office:value="1.75013">
                <text:p>1.75013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63997">
                <text:p>0.563997</text:p>
              </table:table-cell>
              <table:table-cell office:value-type="float" office:value="1.74892">
                <text:p>1.74892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63267">
                <text:p>0.563267</text:p>
              </table:table-cell>
              <table:table-cell office:value-type="float" office:value="1.74844">
                <text:p>1.74844</text:p>
              </table:table-cell>
              <table:table-cell office:value-type="float" office:value="0.6940885">
                <text:p>0.6940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3507">
                <text:p>0.563507</text:p>
              </table:table-cell>
              <table:table-cell office:value-type="float" office:value="1.74771">
                <text:p>1.74771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3997">
                <text:p>0.563997</text:p>
              </table:table-cell>
              <table:table-cell office:value-type="float" office:value="1.74795">
                <text:p>1.74795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3267">
                <text:p>0.563267</text:p>
              </table:table-cell>
              <table:table-cell office:value-type="float" office:value="1.74868">
                <text:p>1.74868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63027">
                <text:p>0.563027</text:p>
              </table:table-cell>
              <table:table-cell office:value-type="float" office:value="1.7482">
                <text:p>1.7482</text:p>
              </table:table-cell>
              <table:table-cell office:value-type="float" office:value="0.6948185">
                <text:p>0.69481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63267">
                <text:p>0.563267</text:p>
              </table:table-cell>
              <table:table-cell office:value-type="float" office:value="1.74844">
                <text:p>1.74844</text:p>
              </table:table-cell>
              <table:table-cell office:value-type="float" office:value="0.6948185">
                <text:p>0.69481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3027">
                <text:p>0.563027</text:p>
              </table:table-cell>
              <table:table-cell office:value-type="float" office:value="1.74771">
                <text:p>1.74771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3747">
                <text:p>0.563747</text:p>
              </table:table-cell>
              <table:table-cell office:value-type="float" office:value="1.74699">
                <text:p>1.74699</text:p>
              </table:table-cell>
              <table:table-cell office:value-type="float" office:value="0.6945785">
                <text:p>0.69457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4477">
                <text:p>0.564477</text:p>
              </table:table-cell>
              <table:table-cell office:value-type="float" office:value="1.74795">
                <text:p>1.74795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63997">
                <text:p>0.563997</text:p>
              </table:table-cell>
              <table:table-cell office:value-type="float" office:value="1.74941">
                <text:p>1.74941</text:p>
              </table:table-cell>
              <table:table-cell office:value-type="float" office:value="0.6952985">
                <text:p>0.69529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63997">
                <text:p>0.563997</text:p>
              </table:table-cell>
              <table:table-cell office:value-type="float" office:value="1.74892">
                <text:p>1.74892</text:p>
              </table:table-cell>
              <table:table-cell office:value-type="float" office:value="0.6948185">
                <text:p>0.6948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4237">
                <text:p>0.564237</text:p>
              </table:table-cell>
              <table:table-cell office:value-type="float" office:value="1.74771">
                <text:p>1.74771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64237">
                <text:p>0.564237</text:p>
              </table:table-cell>
              <table:table-cell office:value-type="float" office:value="1.7482">
                <text:p>1.7482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4237">
                <text:p>0.564237</text:p>
              </table:table-cell>
              <table:table-cell office:value-type="float" office:value="1.74771">
                <text:p>1.74771</text:p>
              </table:table-cell>
              <table:table-cell office:value-type="float" office:value="0.6940885">
                <text:p>0.69408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3507">
                <text:p>0.563507</text:p>
              </table:table-cell>
              <table:table-cell office:value-type="float" office:value="1.74771">
                <text:p>1.74771</text:p>
              </table:table-cell>
              <table:table-cell office:value-type="float" office:value="0.6943385">
                <text:p>0.69433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63747">
                <text:p>0.563747</text:p>
              </table:table-cell>
              <table:table-cell office:value-type="float" office:value="1.74747">
                <text:p>1.74747</text:p>
              </table:table-cell>
              <table:table-cell office:value-type="float" office:value="0.6948185">
                <text:p>0.6948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3997">
                <text:p>0.563997</text:p>
              </table:table-cell>
              <table:table-cell office:value-type="float" office:value="1.74795">
                <text:p>1.74795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4477">
                <text:p>0.564477</text:p>
              </table:table-cell>
              <table:table-cell office:value-type="float" office:value="1.74723">
                <text:p>1.74723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64477">
                <text:p>0.564477</text:p>
              </table:table-cell>
              <table:table-cell office:value-type="float" office:value="1.74747">
                <text:p>1.74747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3997">
                <text:p>0.563997</text:p>
              </table:table-cell>
              <table:table-cell office:value-type="float" office:value="1.74747">
                <text:p>1.74747</text:p>
              </table:table-cell>
              <table:table-cell office:value-type="float" office:value="0.6950585">
                <text:p>0.6950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63997">
                <text:p>0.563997</text:p>
              </table:table-cell>
              <table:table-cell office:value-type="float" office:value="1.74699">
                <text:p>1.74699</text:p>
              </table:table-cell>
              <table:table-cell office:value-type="float" office:value="0.6957885">
                <text:p>0.69578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64477">
                <text:p>0.564477</text:p>
              </table:table-cell>
              <table:table-cell office:value-type="float" office:value="1.74844">
                <text:p>1.74844</text:p>
              </table:table-cell>
              <table:table-cell office:value-type="float" office:value="0.6957885">
                <text:p>0.69578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5207">
                <text:p>0.565207</text:p>
              </table:table-cell>
              <table:table-cell office:value-type="float" office:value="1.74916">
                <text:p>1.74916</text:p>
              </table:table-cell>
              <table:table-cell office:value-type="float" office:value="0.6965085">
                <text:p>0.6965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5207">
                <text:p>0.565207</text:p>
              </table:table-cell>
              <table:table-cell office:value-type="float" office:value="1.74941">
                <text:p>1.74941</text:p>
              </table:table-cell>
              <table:table-cell office:value-type="float" office:value="0.6957885">
                <text:p>0.69578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66417">
                <text:p>0.566417</text:p>
              </table:table-cell>
              <table:table-cell office:value-type="float" office:value="1.74965">
                <text:p>1.74965</text:p>
              </table:table-cell>
              <table:table-cell office:value-type="float" office:value="0.6967585">
                <text:p>0.69675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65207">
                <text:p>0.565207</text:p>
              </table:table-cell>
              <table:table-cell office:value-type="float" office:value="0.1009">
                <text:p>0.1009</text:p>
              </table:table-cell>
              <table:table-cell office:value-type="float" office:value="-0.0987015">
                <text:p>-0.0987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04893">
                <text:p>-0.104893</text:p>
              </table:table-cell>
              <table:table-cell office:value-type="float" office:value="-0.03607">
                <text:p>-0.03607</text:p>
              </table:table-cell>
              <table:table-cell office:value-type="float" office:value="-0.1040215">
                <text:p>-0.10402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05133">
                <text:p>-0.105133</text:p>
              </table:table-cell>
              <table:table-cell office:value-type="float" office:value="-0.03655">
                <text:p>-0.03655</text:p>
              </table:table-cell>
              <table:table-cell office:value-type="float" office:value="-0.1047515">
                <text:p>-0.10475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05133">
                <text:p>-0.105133</text:p>
              </table:table-cell>
              <table:table-cell office:value-type="float" office:value="-0.0368">
                <text:p>-0.0368</text:p>
              </table:table-cell>
              <table:table-cell office:value-type="float" office:value="-0.1049915">
                <text:p>-0.10499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05623">
                <text:p>-0.105623</text:p>
              </table:table-cell>
              <table:table-cell office:value-type="float" office:value="-0.03704">
                <text:p>-0.03704</text:p>
              </table:table-cell>
              <table:table-cell office:value-type="float" office:value="-0.1047515">
                <text:p>-0.10475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05383">
                <text:p>-0.105383</text:p>
              </table:table-cell>
              <table:table-cell office:value-type="float" office:value="-0.03704">
                <text:p>-0.03704</text:p>
              </table:table-cell>
              <table:table-cell office:value-type="float" office:value="-0.1040215">
                <text:p>-0.1040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05383">
                <text:p>-0.105383</text:p>
              </table:table-cell>
              <table:table-cell office:value-type="float" office:value="-0.03655">
                <text:p>-0.03655</text:p>
              </table:table-cell>
              <table:table-cell office:value-type="float" office:value="-0.1037815">
                <text:p>-0.10378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05863">
                <text:p>-0.105863</text:p>
              </table:table-cell>
              <table:table-cell office:value-type="float" office:value="-0.0368">
                <text:p>-0.0368</text:p>
              </table:table-cell>
              <table:table-cell office:value-type="float" office:value="-0.1049915">
                <text:p>-0.10499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05863">
                <text:p>-0.105863</text:p>
              </table:table-cell>
              <table:table-cell office:value-type="float" office:value="-0.03728">
                <text:p>-0.03728</text:p>
              </table:table-cell>
              <table:table-cell office:value-type="float" office:value="-0.1042615">
                <text:p>-0.10426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05383">
                <text:p>-0.105383</text:p>
              </table:table-cell>
              <table:table-cell office:value-type="float" office:value="-0.0368">
                <text:p>-0.0368</text:p>
              </table:table-cell>
              <table:table-cell office:value-type="float" office:value="-0.1040215">
                <text:p>-0.10402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05133">
                <text:p>-0.105133</text:p>
              </table:table-cell>
              <table:table-cell office:value-type="float" office:value="-0.03583">
                <text:p>-0.03583</text:p>
              </table:table-cell>
              <table:table-cell office:value-type="float" office:value="-0.1040215">
                <text:p>-0.10402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04893">
                <text:p>-0.104893</text:p>
              </table:table-cell>
              <table:table-cell office:value-type="float" office:value="-0.03655">
                <text:p>-0.03655</text:p>
              </table:table-cell>
              <table:table-cell office:value-type="float" office:value="-0.1040215">
                <text:p>-0.10402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05383">
                <text:p>-0.105383</text:p>
              </table:table-cell>
              <table:table-cell office:value-type="float" office:value="-0.0368">
                <text:p>-0.0368</text:p>
              </table:table-cell>
              <table:table-cell office:value-type="float" office:value="-0.1049915">
                <text:p>-0.10499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05133">
                <text:p>-0.105133</text:p>
              </table:table-cell>
              <table:table-cell office:value-type="float" office:value="-0.0368">
                <text:p>-0.0368</text:p>
              </table:table-cell>
              <table:table-cell office:value-type="float" office:value="-0.1049915">
                <text:p>-0.10499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05623">
                <text:p>-0.105623</text:p>
              </table:table-cell>
              <table:table-cell office:value-type="float" office:value="-0.03728">
                <text:p>-0.03728</text:p>
              </table:table-cell>
              <table:table-cell office:value-type="float" office:value="-0.1045115">
                <text:p>-0.10451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06103">
                <text:p>-0.106103</text:p>
              </table:table-cell>
              <table:table-cell office:value-type="float" office:value="-0.03728">
                <text:p>-0.03728</text:p>
              </table:table-cell>
              <table:table-cell office:value-type="float" office:value="-0.1052315">
                <text:p>-0.10523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06593">
                <text:p>-0.106593</text:p>
              </table:table-cell>
              <table:table-cell office:value-type="float" office:value="-0.03752">
                <text:p>-0.03752</text:p>
              </table:table-cell>
              <table:table-cell office:value-type="float" office:value="-0.1047515">
                <text:p>-0.10475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05623">
                <text:p>-0.105623</text:p>
              </table:table-cell>
              <table:table-cell office:value-type="float" office:value="-0.03752">
                <text:p>-0.03752</text:p>
              </table:table-cell>
              <table:table-cell office:value-type="float" office:value="-0.1047515">
                <text:p>-0.1047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05863">
                <text:p>-0.105863</text:p>
              </table:table-cell>
              <table:table-cell office:value-type="float" office:value="-0.03776">
                <text:p>-0.03776</text:p>
              </table:table-cell>
              <table:table-cell office:value-type="float" office:value="-0.1049915">
                <text:p>-0.10499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05863">
                <text:p>-0.105863</text:p>
              </table:table-cell>
              <table:table-cell office:value-type="float" office:value="-0.03752">
                <text:p>-0.03752</text:p>
              </table:table-cell>
              <table:table-cell office:value-type="float" office:value="-0.1047515">
                <text:p>-0.10475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05863">
                <text:p>-0.105863</text:p>
              </table:table-cell>
              <table:table-cell office:value-type="float" office:value="-0.03825">
                <text:p>-0.03825</text:p>
              </table:table-cell>
              <table:table-cell office:value-type="float" office:value="-0.1059615">
                <text:p>-0.10596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07313">
                <text:p>-0.107313</text:p>
              </table:table-cell>
              <table:table-cell office:value-type="float" office:value="-0.03825">
                <text:p>-0.03825</text:p>
              </table:table-cell>
              <table:table-cell office:value-type="float" office:value="-0.1057215">
                <text:p>-0.10572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07073">
                <text:p>-0.107073</text:p>
              </table:table-cell>
              <table:table-cell office:value-type="float" office:value="-0.03825">
                <text:p>-0.03825</text:p>
              </table:table-cell>
              <table:table-cell office:value-type="float" office:value="-0.1064415">
                <text:p>-0.1064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07803">
                <text:p>-0.107803</text:p>
              </table:table-cell>
              <table:table-cell office:value-type="float" office:value="-0.03897">
                <text:p>-0.03897</text:p>
              </table:table-cell>
              <table:table-cell office:value-type="float" office:value="-0.1062015">
                <text:p>-0.10620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06833">
                <text:p>-0.106833</text:p>
              </table:table-cell>
              <table:table-cell office:value-type="float" office:value="-0.03897">
                <text:p>-0.03897</text:p>
              </table:table-cell>
              <table:table-cell office:value-type="float" office:value="-0.1071715">
                <text:p>-0.10717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08043">
                <text:p>-0.108043</text:p>
              </table:table-cell>
              <table:table-cell office:value-type="float" office:value="-0.03922">
                <text:p>-0.03922</text:p>
              </table:table-cell>
              <table:table-cell office:value-type="float" office:value="-0.1062015">
                <text:p>-0.10620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08043">
                <text:p>-0.108043</text:p>
              </table:table-cell>
              <table:table-cell office:value-type="float" office:value="-0.0397">
                <text:p>-0.0397</text:p>
              </table:table-cell>
              <table:table-cell office:value-type="float" office:value="-0.1074115">
                <text:p>-0.1074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07553">
                <text:p>-0.107553</text:p>
              </table:table-cell>
              <table:table-cell office:value-type="float" office:value="-0.03922">
                <text:p>-0.03922</text:p>
              </table:table-cell>
              <table:table-cell office:value-type="float" office:value="-0.1062015">
                <text:p>-0.10620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06593">
                <text:p>-0.106593</text:p>
              </table:table-cell>
              <table:table-cell office:value-type="float" office:value="-0.03849">
                <text:p>-0.03849</text:p>
              </table:table-cell>
              <table:table-cell office:value-type="float" office:value="-0.1071715">
                <text:p>-0.10717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07313">
                <text:p>-0.107313</text:p>
              </table:table-cell>
              <table:table-cell office:value-type="float" office:value="-0.03801">
                <text:p>-0.03801</text:p>
              </table:table-cell>
              <table:table-cell office:value-type="float" office:value="-0.1054715">
                <text:p>-0.10547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105623">
                <text:p>-0.105623</text:p>
              </table:table-cell>
              <table:table-cell office:value-type="float" office:value="-0.03752">
                <text:p>-0.03752</text:p>
              </table:table-cell>
              <table:table-cell office:value-type="float" office:value="-0.1042615">
                <text:p>-0.10426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06343">
                <text:p>-0.106343</text:p>
              </table:table-cell>
              <table:table-cell office:value-type="float" office:value="-0.03728">
                <text:p>-0.03728</text:p>
              </table:table-cell>
              <table:table-cell office:value-type="float" office:value="-0.1042615">
                <text:p>-0.10426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04653">
                <text:p>-0.104653</text:p>
              </table:table-cell>
              <table:table-cell office:value-type="float" office:value="-0.03655">
                <text:p>-0.03655</text:p>
              </table:table-cell>
              <table:table-cell office:value-type="float" office:value="-0.1045115">
                <text:p>-0.1045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